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st Fitness of initial population: 4.8322407326751904E-4</text:p>
      <text:p text:style-name="P1">Total fitness of initial population: 0.017344047537711536</text:p>
      <text:p text:style-name="P1">--------------------------------------------------------------</text:p>
      <text:p text:style-name="P1">| X <text:s/>X <text:s/>X <text:s/>X <text:s/>X <text:s/>X <text:s/>X <text:s/>X <text:s/>X <text:s/>X <text:s/>X <text:s/>X <text:s/>. <text:s/>X <text:s/>. <text:s/>X <text:s/>X <text:s/>. <text:s/>. <text:s/>97|</text:p>
      <text:p text:style-name="P1">| X <text:s/>X <text:s/>. <text:s/>. <text:s/>. <text:s/>. <text:s/>. <text:s/>X <text:s/>. <text:s/>. <text:s/>X <text:s/>X <text:s/>. <text:s/>X <text:s/>73 X <text:s/>X <text:s/>95 96 X |</text:p>
      <text:p text:style-name="P1">| X <text:s/>X <text:s/>. <text:s/>. <text:s/>. <text:s/>. <text:s/>. <text:s/>X <text:s/>. <text:s/>. <text:s/>X <text:s/>X <text:s/>. <text:s/>72 74 76 X <text:s/>94 . <text:s/>X |</text:p>
      <text:p text:style-name="P1">| X <text:s/>X <text:s/>. <text:s/>. <text:s/>X <text:s/>X <text:s/>X <text:s/>X <text:s/>. <text:s/>. <text:s/>X <text:s/>X <text:s/>71 X <text:s/>X <text:s/>77 X <text:s/>90 93 X |</text:p>
      <text:p text:style-name="P1">| X <text:s/>X <text:s/>. <text:s/>. <text:s/>. <text:s/>57 . <text:s/>62 . <text:s/>68 69 70 . <text:s/>X <text:s/>X <text:s/>80 82 85 91 X |</text:p>
      <text:p text:style-name="P1">| X <text:s/>X <text:s/>46 47 52 56 61 65 66 67 X <text:s/>X <text:s/>X <text:s/>X <text:s/>X <text:s/>X <text:s/>86 . <text:s/>. <text:s/>X |</text:p>
      <text:p text:style-name="P1">| X <text:s/>X <text:s/>43 48 54 55 X <text:s/>X <text:s/>X <text:s/>. <text:s/>X <text:s/>X <text:s/>X <text:s/>X <text:s/>. <text:s/>. <text:s/>. <text:s/>. <text:s/>. <text:s/>X |</text:p>
      <text:p text:style-name="P1">| X <text:s/>X <text:s/>44 42 . <text:s/>. <text:s/>X <text:s/>X <text:s/>X <text:s/>. <text:s/>. <text:s/>. <text:s/>. <text:s/>X <text:s/>. <text:s/>X <text:s/>X <text:s/>. <text:s/>. <text:s/>X |</text:p>
      <text:p text:style-name="P1">| X <text:s/>X <text:s/>. <text:s/>X <text:s/>41 . <text:s/>X <text:s/>X <text:s/>X <text:s/>. <text:s/>. <text:s/>. <text:s/>. <text:s/>. <text:s/>X <text:s/>. <text:s/>. <text:s/>. <text:s/>. <text:s/>X |</text:p>
      <text:p text:style-name="P1">| X <text:s/>X <text:s/>. <text:s/>. <text:s/>40 X <text:s/>X <text:s/>X <text:s/>. <text:s/>. <text:s/>. <text:s/>. <text:s/>. <text:s/>. <text:s/>. <text:s/>. <text:s/>. <text:s/>. <text:s/>X <text:s/>X |</text:p>
      <text:p text:style-name="P1">| X <text:s/>. <text:s/>. <text:s/>. <text:s/>39 . <text:s/>X <text:s/>. <text:s/>X <text:s/>. <text:s/>. <text:s/>X <text:s/>X <text:s/>. <text:s/>X <text:s/>X <text:s/>. <text:s/>. <text:s/>X <text:s/>X |</text:p>
      <text:p text:style-name="P1">| . <text:s/>. <text:s/>26 36 29 30 . <text:s/>X <text:s/>X <text:s/>. <text:s/>. <text:s/>. <text:s/>X <text:s/>. <text:s/>X <text:s/>X <text:s/>. <text:s/>. <text:s/>X <text:s/>X |</text:p>
      <text:p text:style-name="P1">| . <text:s/>23 . <text:s/>25 28 31 X <text:s/>X <text:s/>X <text:s/>. <text:s/>. <text:s/>. <text:s/>X <text:s/>. <text:s/>X <text:s/>. <text:s/>X <text:s/>. <text:s/>. <text:s/>. |</text:p>
      <text:p text:style-name="P1">| 21 20 19 . <text:s/>. <text:s/>. <text:s/>. <text:s/>. <text:s/>. <text:s/>. <text:s/>X <text:s/>. <text:s/>X <text:s/>. <text:s/>. <text:s/>. <text:s/>. <text:s/>. <text:s/>. <text:s/>X |</text:p>
      <text:p text:style-name="P1">| 14 . <text:s/>18 X <text:s/>X <text:s/>X <text:s/>X <text:s/>X <text:s/>X <text:s/>. <text:s/>. <text:s/>. <text:s/>X <text:s/>X <text:s/>X <text:s/>. <text:s/>. <text:s/>. <text:s/>X <text:s/>. |</text:p>
      <text:p text:style-name="P1">| 11 10 X <text:s/>X <text:s/>X <text:s/>X <text:s/>X <text:s/>X <text:s/>X <text:s/>. <text:s/>. <text:s/>. <text:s/>X <text:s/>X <text:s/>X <text:s/>. <text:s/>X <text:s/>. <text:s/>. <text:s/>. |</text:p>
      <text:p text:style-name="P1">| X <text:s/>. <text:s/>9 <text:s/>8 <text:s/>. <text:s/>. <text:s/>. <text:s/>. <text:s/>X <text:s/>. <text:s/>. <text:s/>. <text:s/>X <text:s/>X <text:s/>X <text:s/>. <text:s/>. <text:s/>X <text:s/>. <text:s/>. |</text:p>
      <text:p text:style-name="P1">| X <text:s/>. <text:s/>6 <text:s/>7 <text:s/>. <text:s/>. <text:s/>. <text:s/>. <text:s/>. <text:s/>. <text:s/>. <text:s/>. <text:s/>. <text:s/>. <text:s/>. <text:s/>. <text:s/>. <text:s/>. <text:s/>. <text:s/>X |</text:p>
      <text:p text:style-name="P1">| X <text:s/>. <text:s/>5 <text:s/>X <text:s/>X <text:s/>. <text:s/>X <text:s/>X <text:s/>X <text:s/>X <text:s/>. <text:s/>X <text:s/>. <text:s/>X <text:s/>X <text:s/>. <text:s/>. <text:s/>X <text:s/>. <text:s/>. |</text:p>
      <text:p text:style-name="P1">| 0 <text:s/>1 <text:s/>2 <text:s/>3 <text:s/>. <text:s/>. <text:s/>X <text:s/>X <text:s/>X <text:s/>X <text:s/>. <text:s/>X <text:s/>. <text:s/>X <text:s/>X <text:s/>X <text:s/>. <text:s/>. <text:s/>. <text:s/>X |</text:p>
      <text:p text:style-name="P1">--------------------------------------------------------------</text:p>
      <text:p text:style-name="P1">Best fitness of #1 th population: 5.359305196896774E-4</text:p>
      <text:p text:style-name="P1">Total fitness of #1 th population: 0.028013949291347755</text:p>
      <text:p text:style-name="P1"># of visited cells in #1th population: 102</text:p>
      <text:p text:style-name="P1">--------------------------------------------------------------</text:p>
      <text:p text:style-name="P1">| X <text:s/>X <text:s/>X <text:s/>X <text:s/>X <text:s/>X <text:s/>X <text:s/>X <text:s/>X <text:s/>X <text:s/>X <text:s/>X <text:s/>. <text:s/>X <text:s/>. <text:s/>X <text:s/>X <text:s/>. <text:s/>. 101|</text:p>
      <text:p text:style-name="P1">| X <text:s/>X <text:s/>. <text:s/>. <text:s/>. <text:s/>. <text:s/>. <text:s/>X <text:s/>. <text:s/>. <text:s/>X <text:s/>X <text:s/>. <text:s/>X <text:s/>. <text:s/>X <text:s/>X <text:s/>. 100 X |</text:p>
      <text:p text:style-name="P1">| X <text:s/>X <text:s/>. <text:s/>. <text:s/>. <text:s/>. <text:s/>. <text:s/>X <text:s/>. <text:s/>. <text:s/>X <text:s/>X <text:s/>. <text:s/>. <text:s/>. <text:s/>. <text:s/>X <text:s/>. <text:s/>99 X |</text:p>
      <text:p text:style-name="P1">| X <text:s/>X <text:s/>. <text:s/>. <text:s/>X <text:s/>X <text:s/>X <text:s/>X <text:s/>. <text:s/>. <text:s/>X <text:s/>X <text:s/>. <text:s/>X <text:s/>X <text:s/>. <text:s/>X <text:s/>. <text:s/>98 X |</text:p>
      <text:p text:style-name="P1">| X <text:s/>X <text:s/>. <text:s/>. <text:s/>. <text:s/>. <text:s/>. <text:s/>. <text:s/>. <text:s/>. <text:s/>. <text:s/>. <text:s/>. <text:s/>X <text:s/>X <text:s/>. <text:s/>. <text:s/>90 . <text:s/>X |</text:p>
      <text:p text:style-name="P1">| X <text:s/>X <text:s/>. <text:s/>. <text:s/>. <text:s/>. <text:s/>. <text:s/>. <text:s/>. <text:s/>. <text:s/>X <text:s/>X <text:s/>X <text:s/>X <text:s/>X <text:s/>X <text:s/>89 93 91 X |</text:p>
      <text:p text:style-name="P1">| X <text:s/>X <text:s/>. <text:s/>. <text:s/>. <text:s/>. <text:s/>X <text:s/>X <text:s/>X <text:s/>. <text:s/>X <text:s/>X <text:s/>X <text:s/>X <text:s/>85 86 . <text:s/>. <text:s/>94 X |</text:p>
      <text:p text:style-name="P1">| X <text:s/>X <text:s/>. <text:s/>. <text:s/>. <text:s/>. <text:s/>X <text:s/>X <text:s/>X <text:s/>54 . <text:s/>64 . <text:s/>X <text:s/>75 X <text:s/>X <text:s/>. <text:s/>. <text:s/>X |</text:p>
      <text:p text:style-name="P1">| X <text:s/>X <text:s/>. <text:s/>X <text:s/>. <text:s/>. <text:s/>X <text:s/>X <text:s/>X <text:s/>53 57 63 67 74 X <text:s/>76 . <text:s/>. <text:s/>. <text:s/>X |</text:p>
      <text:p text:style-name="P1">| X <text:s/>X <text:s/>. <text:s/>. <text:s/>. <text:s/>X <text:s/>X <text:s/>X <text:s/>52 . <text:s/>56 68 71 72 77 78 79 . <text:s/>X <text:s/>X |</text:p>
      <text:p text:style-name="P1">| X <text:s/>. <text:s/>. <text:s/>. <text:s/>38 37 X <text:s/>51 X <text:s/>. <text:s/>. <text:s/>X <text:s/>X <text:s/>. <text:s/>X <text:s/>X <text:s/>80 81 X <text:s/>X |</text:p>
      <text:p text:style-name="P1">| . <text:s/>. <text:s/>. <text:s/>. <text:s/>33 34 48 X <text:s/>X <text:s/>. <text:s/>. <text:s/>. <text:s/>X <text:s/>. <text:s/>X <text:s/>X <text:s/>. <text:s/>. <text:s/>X <text:s/>X |</text:p>
      <text:p text:style-name="P1">| . <text:s/>. <text:s/>. <text:s/>44 32 42 X <text:s/>X <text:s/>X <text:s/>. <text:s/>. <text:s/>. <text:s/>X <text:s/>. <text:s/>X <text:s/>. <text:s/>X <text:s/>. <text:s/>. <text:s/>. |</text:p>
      <text:p text:style-name="P1">| . <text:s/>26 29 30 31 46 . <text:s/>. <text:s/>. <text:s/>. <text:s/>X <text:s/>. <text:s/>X <text:s/>. <text:s/>. <text:s/>. <text:s/>. <text:s/>. <text:s/>. <text:s/>X |</text:p>
      <text:p text:style-name="P1">| . <text:s/>28 25 X <text:s/>X <text:s/>X <text:s/>X <text:s/>X <text:s/>X <text:s/>. <text:s/>. <text:s/>. <text:s/>X <text:s/>X <text:s/>X <text:s/>. <text:s/>. <text:s/>. <text:s/>X <text:s/>. |</text:p>
      <text:p text:style-name="P1">| 23 24 X <text:s/>X <text:s/>X <text:s/>X <text:s/>X <text:s/>X <text:s/>X <text:s/>. <text:s/>. <text:s/>. <text:s/>X <text:s/>X <text:s/>X <text:s/>. <text:s/>X <text:s/>. <text:s/>. <text:s/>. |</text:p>
      <text:p text:style-name="P1">| X <text:s/>12 13 . <text:s/>. <text:s/>. <text:s/>. <text:s/>. <text:s/>X <text:s/>. <text:s/>. <text:s/>. <text:s/>X <text:s/>X <text:s/>X <text:s/>. <text:s/>. <text:s/>X <text:s/>. <text:s/>. |</text:p>
      <text:p text:style-name="P1">| X <text:s/>2 <text:s/>10 . <text:s/>. <text:s/>. <text:s/>. <text:s/>. <text:s/>. <text:s/>. <text:s/>. <text:s/>. <text:s/>. <text:s/>. <text:s/>. <text:s/>. <text:s/>. <text:s/>. <text:s/>. <text:s/>X |</text:p>
      <text:p text:style-name="P1">| X <text:s/>1 <text:s/>3 <text:s/>X <text:s/>X <text:s/>. <text:s/>X <text:s/>X <text:s/>X <text:s/>X <text:s/>. <text:s/>X <text:s/>. <text:s/>X <text:s/>X <text:s/>. <text:s/>. <text:s/>X <text:s/>. <text:s/>. |</text:p>
      <text:p text:style-name="P1">| 0 <text:s/>. <text:s/>4 <text:s/>6 <text:s/>7 <text:s/>. <text:s/>X <text:s/>X <text:s/>X <text:s/>X <text:s/>. <text:s/>X <text:s/>. <text:s/>X <text:s/>X <text:s/>X <text:s/>. <text:s/>. <text:s/>. <text:s/>X |</text:p>
      <text:p text:style-name="P1">--------------------------------------------------------------</text:p>
      <text:p text:style-name="P1">Best fitness of #2 th population: 6.702711021632457E-4</text:p>
      <text:p text:style-name="P1">Total fitness of #2 th population: 0.0468033948076462</text:p>
      <text:p text:style-name="P1"># of visited cells in #2th population: 84</text:p>
      <text:p text:style-name="P1">--------------------------------------------------------------</text:p>
      <text:p text:style-name="P1">| X <text:s/>X <text:s/>X <text:s/>X <text:s/>X <text:s/>X <text:s/>X <text:s/>X <text:s/>X <text:s/>X <text:s/>X <text:s/>X <text:s/>. <text:s/>X <text:s/>. <text:s/>X <text:s/>X <text:s/>. <text:s/>. <text:s/>83|</text:p>
      <text:p text:style-name="P1">| X <text:s/>X <text:s/>. <text:s/>. <text:s/>. <text:s/>. <text:s/>. <text:s/>X <text:s/>. <text:s/>. <text:s/>X <text:s/>X <text:s/>. <text:s/>X <text:s/>. <text:s/>X <text:s/>X <text:s/>. <text:s/>82 X |</text:p>
      <text:p text:style-name="P1">| X <text:s/>X <text:s/>. <text:s/>. <text:s/>. <text:s/>. <text:s/>. <text:s/>X <text:s/>. <text:s/>. <text:s/>X <text:s/>X <text:s/>. <text:s/>. <text:s/>. <text:s/>. <text:s/>X <text:s/>. <text:s/>81 X |</text:p>
      <text:p text:style-name="P1">| X <text:s/>X <text:s/>. <text:s/>. <text:s/>X <text:s/>X <text:s/>X <text:s/>X <text:s/>. <text:s/>. <text:s/>X <text:s/>X <text:s/>. <text:s/>X <text:s/>X <text:s/>. <text:s/>X <text:s/>80 . <text:s/>X |</text:p>
      <text:p text:style-name="P1">| X <text:s/>X <text:s/>. <text:s/>. <text:s/>. <text:s/>. <text:s/>. <text:s/>. <text:s/>. <text:s/>. <text:s/>. <text:s/>. <text:s/>. <text:s/>X <text:s/>X <text:s/>. <text:s/>. <text:s/>. <text:s/>79 X |</text:p>
      <text:p text:style-name="P1"><text:soft-page-break/>| X <text:s/>X <text:s/>. <text:s/>. <text:s/>. <text:s/>. <text:s/>. <text:s/>. <text:s/>41 40 X <text:s/>X <text:s/>X <text:s/>X <text:s/>X <text:s/>X <text:s/>. <text:s/>78 . <text:s/>X |</text:p>
      <text:p text:style-name="P1">| X <text:s/>X <text:s/>. <text:s/>. <text:s/>. <text:s/>. <text:s/>X <text:s/>X <text:s/>X <text:s/>39 X <text:s/>X <text:s/>X <text:s/>X <text:s/>. <text:s/>. <text:s/>. <text:s/>. <text:s/>77 X |</text:p>
      <text:p text:style-name="P1">| X <text:s/>X <text:s/>. <text:s/>. <text:s/>. <text:s/>. <text:s/>X <text:s/>X <text:s/>X <text:s/>22 23 25 26 X <text:s/>66 X <text:s/>X <text:s/>76 . <text:s/>X |</text:p>
      <text:p text:style-name="P1">| X <text:s/>X <text:s/>. <text:s/>X <text:s/>. <text:s/>. <text:s/>X <text:s/>X <text:s/>X <text:s/>21 28 24 49 51 X <text:s/>67 71 70 75 X |</text:p>
      <text:p text:style-name="P1">| X <text:s/>X <text:s/>14 . <text:s/>. <text:s/>X <text:s/>X <text:s/>X <text:s/>20 35 32 33 62 63 64 68 69 . <text:s/>X <text:s/>X |</text:p>
      <text:p text:style-name="P1">| X <text:s/>. <text:s/>13 9 <text:s/>. <text:s/>. <text:s/>X <text:s/>19 X <text:s/>. <text:s/>. <text:s/>X <text:s/>X <text:s/>. <text:s/>X <text:s/>X <text:s/>. <text:s/>. <text:s/>X <text:s/>X |</text:p>
      <text:p text:style-name="P1">| . <text:s/>12 8 <text:s/>. <text:s/>16 . <text:s/>18 X <text:s/>X <text:s/>. <text:s/>. <text:s/>. <text:s/>X <text:s/>. <text:s/>X <text:s/>X <text:s/>. <text:s/>. <text:s/>X <text:s/>X |</text:p>
      <text:p text:style-name="P1">| . <text:s/>7 <text:s/>11 . <text:s/>. <text:s/>17 X <text:s/>X <text:s/>X <text:s/>. <text:s/>. <text:s/>. <text:s/>X <text:s/>. <text:s/>X <text:s/>. <text:s/>X <text:s/>. <text:s/>. <text:s/>. |</text:p>
      <text:p text:style-name="P1">| 6 <text:s/>. <text:s/>. <text:s/>. <text:s/>. <text:s/>. <text:s/>. <text:s/>. <text:s/>. <text:s/>. <text:s/>X <text:s/>. <text:s/>X <text:s/>. <text:s/>. <text:s/>. <text:s/>. <text:s/>. <text:s/>. <text:s/>X |</text:p>
      <text:p text:style-name="P1">| . <text:s/>5 <text:s/>. <text:s/>X <text:s/>X <text:s/>X <text:s/>X <text:s/>X <text:s/>X <text:s/>. <text:s/>. <text:s/>. <text:s/>X <text:s/>X <text:s/>X <text:s/>. <text:s/>. <text:s/>. <text:s/>X <text:s/>. |</text:p>
      <text:p text:style-name="P1">| . <text:s/>4 <text:s/>X <text:s/>X <text:s/>X <text:s/>X <text:s/>X <text:s/>X <text:s/>X <text:s/>. <text:s/>. <text:s/>. <text:s/>X <text:s/>X <text:s/>X <text:s/>. <text:s/>X <text:s/>. <text:s/>. <text:s/>. |</text:p>
      <text:p text:style-name="P1">| X <text:s/>3 <text:s/>. <text:s/>. <text:s/>. <text:s/>. <text:s/>. <text:s/>. <text:s/>X <text:s/>. <text:s/>. <text:s/>. <text:s/>X <text:s/>X <text:s/>X <text:s/>. <text:s/>. <text:s/>X <text:s/>. <text:s/>. |</text:p>
      <text:p text:style-name="P1">| X <text:s/>2 <text:s/>. <text:s/>. <text:s/>. <text:s/>. <text:s/>. <text:s/>. <text:s/>. <text:s/>. <text:s/>. <text:s/>. <text:s/>. <text:s/>. <text:s/>. <text:s/>. <text:s/>. <text:s/>. <text:s/>. <text:s/>X |</text:p>
      <text:p text:style-name="P1">| X <text:s/>1 <text:s/>. <text:s/>X <text:s/>X <text:s/>. <text:s/>X <text:s/>X <text:s/>X <text:s/>X <text:s/>. <text:s/>X <text:s/>. <text:s/>X <text:s/>X <text:s/>. <text:s/>. <text:s/>X <text:s/>. <text:s/>. |</text:p>
      <text:p text:style-name="P1">| 0 <text:s/>. <text:s/>. <text:s/>. <text:s/>. <text:s/>. <text:s/>X <text:s/>X <text:s/>X <text:s/>X <text:s/>. <text:s/>X <text:s/>. <text:s/>X <text:s/>X <text:s/>X <text:s/>. <text:s/>. <text:s/>. <text:s/>X |</text:p>
      <text:p text:style-name="P1">--------------------------------------------------------------</text:p>
      <text:p text:style-name="P1">Best fitness of #3 th population: 0.0010027688936545592</text:p>
      <text:p text:style-name="P1">Total fitness of #3 th population: 0.07166407903916475</text:p>
      <text:p text:style-name="P1"># of visited cells in #3th population: 59</text:p>
      <text:p text:style-name="P1">--------------------------------------------------------------</text:p>
      <text:p text:style-name="P1">| X <text:s/>X <text:s/>X <text:s/>X <text:s/>X <text:s/>X <text:s/>X <text:s/>X <text:s/>X <text:s/>X <text:s/>X <text:s/>X <text:s/>. <text:s/>X <text:s/>. <text:s/>X <text:s/>X <text:s/>. <text:s/>. <text:s/>58|</text:p>
      <text:p text:style-name="P1">| X <text:s/>X <text:s/>. <text:s/>. <text:s/>. <text:s/>. <text:s/>. <text:s/>X <text:s/>. <text:s/>. <text:s/>X <text:s/>X <text:s/>. <text:s/>X <text:s/>. <text:s/>X <text:s/>X <text:s/>53 52 X |</text:p>
      <text:p text:style-name="P1">| X <text:s/>X <text:s/>. <text:s/>. <text:s/>. <text:s/>. <text:s/>. <text:s/>X <text:s/>. <text:s/>. <text:s/>X <text:s/>X <text:s/>. <text:s/>. <text:s/>. <text:s/>. <text:s/>X <text:s/>51 . <text:s/>X |</text:p>
      <text:p text:style-name="P1">| X <text:s/>X <text:s/>. <text:s/>. <text:s/>X <text:s/>X <text:s/>X <text:s/>X <text:s/>. <text:s/>. <text:s/>X <text:s/>X <text:s/>. <text:s/>X <text:s/>X <text:s/>. <text:s/>X <text:s/>. <text:s/>50 X |</text:p>
      <text:p text:style-name="P1">| X <text:s/>X <text:s/>. <text:s/>. <text:s/>. <text:s/>. <text:s/>. <text:s/>. <text:s/>. <text:s/>. <text:s/>. <text:s/>. <text:s/>. <text:s/>X <text:s/>X <text:s/>. <text:s/>. <text:s/>48 49 X |</text:p>
      <text:p text:style-name="P1">| X <text:s/>X <text:s/>. <text:s/>. <text:s/>. <text:s/>. <text:s/>. <text:s/>. <text:s/>. <text:s/>. <text:s/>X <text:s/>X <text:s/>X <text:s/>X <text:s/>X <text:s/>X <text:s/>44 45 . <text:s/>X |</text:p>
      <text:p text:style-name="P1">| X <text:s/>X <text:s/>. <text:s/>. <text:s/>. <text:s/>. <text:s/>X <text:s/>X <text:s/>X <text:s/>. <text:s/>X <text:s/>X <text:s/>X <text:s/>X <text:s/>42 43 . <text:s/>46 . <text:s/>X |</text:p>
      <text:p text:style-name="P1">| X <text:s/>X <text:s/>. <text:s/>. <text:s/>. <text:s/>. <text:s/>X <text:s/>X <text:s/>X <text:s/>. <text:s/>. <text:s/>. <text:s/>37 X <text:s/>41 X <text:s/>X <text:s/>. <text:s/>. <text:s/>X |</text:p>
      <text:p text:style-name="P1">| X <text:s/>X <text:s/>. <text:s/>X <text:s/>. <text:s/>. <text:s/>X <text:s/>X <text:s/>X <text:s/>. <text:s/>. <text:s/>34 38 40 X <text:s/>. <text:s/>. <text:s/>. <text:s/>. <text:s/>X |</text:p>
      <text:p text:style-name="P1">| X <text:s/>X <text:s/>. <text:s/>. <text:s/>. <text:s/>X <text:s/>X <text:s/>X <text:s/>. <text:s/>. <text:s/>33 35 . <text:s/>. <text:s/>. <text:s/>. <text:s/>. <text:s/>. <text:s/>X <text:s/>X |</text:p>
      <text:p text:style-name="P1">| X <text:s/>. <text:s/>. <text:s/>. <text:s/>. <text:s/>. <text:s/>X <text:s/>. <text:s/>X <text:s/>. <text:s/>32 X <text:s/>X <text:s/>. <text:s/>X <text:s/>X <text:s/>. <text:s/>. <text:s/>X <text:s/>X |</text:p>
      <text:p text:style-name="P1">| . <text:s/>. <text:s/>. <text:s/>. <text:s/>. <text:s/>. <text:s/>. <text:s/>X <text:s/>X <text:s/>. <text:s/>31 . <text:s/>X <text:s/>. <text:s/>X <text:s/>X <text:s/>. <text:s/>. <text:s/>X <text:s/>X |</text:p>
      <text:p text:style-name="P1">| . <text:s/>. <text:s/>. <text:s/>. <text:s/>. <text:s/>. <text:s/>X <text:s/>X <text:s/>X <text:s/>30 . <text:s/>. <text:s/>X <text:s/>. <text:s/>X <text:s/>. <text:s/>X <text:s/>. <text:s/>. <text:s/>. |</text:p>
      <text:p text:style-name="P1">| . <text:s/>. <text:s/>. <text:s/>. <text:s/>. <text:s/>. <text:s/>. <text:s/>. <text:s/>28 29 X <text:s/>. <text:s/>X <text:s/>. <text:s/>. <text:s/>. <text:s/>. <text:s/>. <text:s/>. <text:s/>X |</text:p>
      <text:p text:style-name="P1">| . <text:s/>. <text:s/>. <text:s/>X <text:s/>X <text:s/>X <text:s/>X <text:s/>X <text:s/>X <text:s/>27 . <text:s/>. <text:s/>X <text:s/>X <text:s/>X <text:s/>. <text:s/>. <text:s/>. <text:s/>X <text:s/>. |</text:p>
      <text:p text:style-name="P1">| . <text:s/>. <text:s/>X <text:s/>X <text:s/>X <text:s/>X <text:s/>X <text:s/>X <text:s/>X <text:s/>26 25 24 X <text:s/>X <text:s/>X <text:s/>. <text:s/>X <text:s/>. <text:s/>. <text:s/>. |</text:p>
      <text:p text:style-name="P1">| X <text:s/>. <text:s/>. <text:s/>3 <text:s/>4 <text:s/>. <text:s/>. <text:s/>16 X <text:s/>22 23 . <text:s/>X <text:s/>X <text:s/>X <text:s/>. <text:s/>. <text:s/>X <text:s/>. <text:s/>. |</text:p>
      <text:p text:style-name="P1">| X <text:s/>. <text:s/>2 <text:s/>. <text:s/>6 <text:s/>7 <text:s/>13 14 17 21 . <text:s/>. <text:s/>. <text:s/>. <text:s/>. <text:s/>. <text:s/>. <text:s/>. <text:s/>. <text:s/>X |</text:p>
      <text:p text:style-name="P1">| X <text:s/>1 <text:s/>. <text:s/>X <text:s/>X <text:s/>12 X <text:s/>X <text:s/>X <text:s/>X <text:s/>. <text:s/>X <text:s/>. <text:s/>X <text:s/>X <text:s/>. <text:s/>. <text:s/>X <text:s/>. <text:s/>. |</text:p>
      <text:p text:style-name="P1">| 0 <text:s/>. <text:s/>. <text:s/>. <text:s/>. <text:s/>. <text:s/>X <text:s/>X <text:s/>X <text:s/>X <text:s/>. <text:s/>X <text:s/>. <text:s/>X <text:s/>X <text:s/>X <text:s/>. <text:s/>. <text:s/>. <text:s/>X |</text:p>
      <text:p text:style-name="P1">--------------------------------------------------------------</text:p>
      <text:p text:style-name="P1">Best fitness of #4 th population: 0.0014757807382831671</text:p>
      <text:p text:style-name="P1">Total fitness of #4 th population: 0.09071284635429698</text:p>
      <text:p text:style-name="P1"># of visited cells in #4th population: 54</text:p>
      <text:p text:style-name="P1">--------------------------------------------------------------</text:p>
      <text:p text:style-name="P1">| X <text:s/>X <text:s/>X <text:s/>X <text:s/>X <text:s/>X <text:s/>X <text:s/>X <text:s/>X <text:s/>X <text:s/>X <text:s/>X <text:s/>. <text:s/>X <text:s/>. <text:s/>X <text:s/>X <text:s/>. <text:s/>. <text:s/>53|</text:p>
      <text:p text:style-name="P1">| X <text:s/>X <text:s/>. <text:s/>. <text:s/>. <text:s/>. <text:s/>. <text:s/>X <text:s/>. <text:s/>. <text:s/>X <text:s/>X <text:s/>. <text:s/>X <text:s/>. <text:s/>X <text:s/>X <text:s/>. <text:s/>52 X |</text:p>
      <text:p text:style-name="P1">| X <text:s/>X <text:s/>. <text:s/>. <text:s/>. <text:s/>. <text:s/>. <text:s/>X <text:s/>. <text:s/>. <text:s/>X <text:s/>X <text:s/>. <text:s/>. <text:s/>. <text:s/>. <text:s/>X <text:s/>. <text:s/>51 X |</text:p>
      <text:p text:style-name="P1">| X <text:s/>X <text:s/>. <text:s/>. <text:s/>X <text:s/>X <text:s/>X <text:s/>X <text:s/>. <text:s/>. <text:s/>X <text:s/>X <text:s/>. <text:s/>X <text:s/>X <text:s/>. <text:s/>X <text:s/>. <text:s/>50 X |</text:p>
      <text:p text:style-name="P1">| X <text:s/>X <text:s/>. <text:s/>. <text:s/>. <text:s/>. <text:s/>. <text:s/>. <text:s/>. <text:s/>. <text:s/>. <text:s/>. <text:s/>. <text:s/>X <text:s/>X <text:s/>. <text:s/>. <text:s/>. <text:s/>49 X |</text:p>
      <text:p text:style-name="P1">| X <text:s/>X <text:s/>. <text:s/>. <text:s/>. <text:s/>. <text:s/>. <text:s/>. <text:s/>. <text:s/>. <text:s/>X <text:s/>X <text:s/>X <text:s/>X <text:s/>X <text:s/>X <text:s/>. <text:s/>48 . <text:s/>X |</text:p>
      <text:p text:style-name="P1">| X <text:s/>X <text:s/>. <text:s/>. <text:s/>. <text:s/>. <text:s/>X <text:s/>X <text:s/>X <text:s/>. <text:s/>X <text:s/>X <text:s/>X <text:s/>X <text:s/>. <text:s/>. <text:s/>. <text:s/>47 45 X |</text:p>
      <text:p text:style-name="P1">| X <text:s/>X <text:s/>. <text:s/>. <text:s/>. <text:s/>. <text:s/>X <text:s/>X <text:s/>X <text:s/>. <text:s/>. <text:s/>35 . <text:s/>X <text:s/>. <text:s/>X <text:s/>X <text:s/>46 44 X |</text:p>
      <text:p text:style-name="P1">| X <text:s/>X <text:s/>. <text:s/>X <text:s/>. <text:s/>. <text:s/>X <text:s/>X <text:s/>X <text:s/>30 . <text:s/>34 36 . <text:s/>X <text:s/>. <text:s/>. <text:s/>. <text:s/>43 X |</text:p>
      <text:p text:style-name="P1">| X <text:s/>X <text:s/>. <text:s/>. <text:s/>. <text:s/>X <text:s/>X <text:s/>X <text:s/>29 . <text:s/>31 . <text:s/>. <text:s/>37 38 39 41 42 X <text:s/>X |</text:p>
      <text:p text:style-name="P1">| X <text:s/>. <text:s/>. <text:s/>. <text:s/>25 . <text:s/>X <text:s/>28 X <text:s/>. <text:s/>32 X <text:s/>X <text:s/>. <text:s/>X <text:s/>X <text:s/>40 . <text:s/>X <text:s/>X |</text:p>
      <text:p text:style-name="P1">| . <text:s/>. <text:s/>. <text:s/>24 . <text:s/>26 27 X <text:s/>X <text:s/>. <text:s/>. <text:s/>. <text:s/>X <text:s/>. <text:s/>X <text:s/>X <text:s/>. <text:s/>. <text:s/>X <text:s/>X |</text:p>
      <text:p text:style-name="P1">| . <text:s/>. <text:s/>21 23 . <text:s/>. <text:s/>X <text:s/>X <text:s/>X <text:s/>. <text:s/>. <text:s/>. <text:s/>X <text:s/>. <text:s/>X <text:s/>. <text:s/>X <text:s/>. <text:s/>. <text:s/>. |</text:p>
      <text:p text:style-name="P1"><text:soft-page-break/>| . <text:s/>. <text:s/>20 19 . <text:s/>. <text:s/>. <text:s/>. <text:s/>. <text:s/>. <text:s/>X <text:s/>. <text:s/>X <text:s/>. <text:s/>. <text:s/>. <text:s/>. <text:s/>. <text:s/>. <text:s/>X |</text:p>
      <text:p text:style-name="P1">| . <text:s/>. <text:s/>18 X <text:s/>X <text:s/>X <text:s/>X <text:s/>X <text:s/>X <text:s/>. <text:s/>. <text:s/>. <text:s/>X <text:s/>X <text:s/>X <text:s/>. <text:s/>. <text:s/>. <text:s/>X <text:s/>. |</text:p>
      <text:p text:style-name="P1">| . <text:s/>17 X <text:s/>X <text:s/>X <text:s/>X <text:s/>X <text:s/>X <text:s/>X <text:s/>. <text:s/>. <text:s/>. <text:s/>X <text:s/>X <text:s/>X <text:s/>. <text:s/>X <text:s/>. <text:s/>. <text:s/>. |</text:p>
      <text:p text:style-name="P1">| X <text:s/>16 . <text:s/>. <text:s/>. <text:s/>. <text:s/>. <text:s/>. <text:s/>X <text:s/>. <text:s/>. <text:s/>. <text:s/>X <text:s/>X <text:s/>X <text:s/>. <text:s/>. <text:s/>X <text:s/>. <text:s/>. |</text:p>
      <text:p text:style-name="P1">| X <text:s/>10 9 <text:s/>. <text:s/>. <text:s/>. <text:s/>. <text:s/>. <text:s/>. <text:s/>. <text:s/>. <text:s/>. <text:s/>. <text:s/>. <text:s/>. <text:s/>. <text:s/>. <text:s/>. <text:s/>. <text:s/>X |</text:p>
      <text:p text:style-name="P1">| X <text:s/>1 <text:s/>3 <text:s/>X <text:s/>X <text:s/>. <text:s/>X <text:s/>X <text:s/>X <text:s/>X <text:s/>. <text:s/>X <text:s/>. <text:s/>X <text:s/>X <text:s/>. <text:s/>. <text:s/>X <text:s/>. <text:s/>. |</text:p>
      <text:p text:style-name="P1">| 0 <text:s/>2 <text:s/>. <text:s/>. <text:s/>. <text:s/>. <text:s/>X <text:s/>X <text:s/>X <text:s/>X <text:s/>. <text:s/>X <text:s/>. <text:s/>X <text:s/>X <text:s/>X <text:s/>. <text:s/>. <text:s/>. <text:s/>X |</text:p>
      <text:p text:style-name="P1">--------------------------------------------------------------</text:p>
      <text:p text:style-name="P1">Best fitness of #5 th population: 0.0016549399295026222</text:p>
      <text:p text:style-name="P1">Total fitness of #5 th population: 0.12134025468952876</text:p>
      <text:p text:style-name="P1"># of visited cells in #5th population: 49</text:p>
      <text:p text:style-name="P1">--------------------------------------------------------------</text:p>
      <text:p text:style-name="P1">| X <text:s/>X <text:s/>X <text:s/>X <text:s/>X <text:s/>X <text:s/>X <text:s/>X <text:s/>X <text:s/>X <text:s/>X <text:s/>X <text:s/>. <text:s/>X <text:s/>. <text:s/>X <text:s/>X <text:s/>. <text:s/>. <text:s/>48|</text:p>
      <text:p text:style-name="P1">| X <text:s/>X <text:s/>. <text:s/>. <text:s/>. <text:s/>. <text:s/>. <text:s/>X <text:s/>. <text:s/>. <text:s/>X <text:s/>X <text:s/>. <text:s/>X <text:s/>. <text:s/>X <text:s/>X <text:s/>46 47 X |</text:p>
      <text:p text:style-name="P1">| X <text:s/>X <text:s/>. <text:s/>. <text:s/>. <text:s/>. <text:s/>. <text:s/>X <text:s/>. <text:s/>. <text:s/>X <text:s/>X <text:s/>. <text:s/>. <text:s/>. <text:s/>. <text:s/>X <text:s/>45 . <text:s/>X |</text:p>
      <text:p text:style-name="P1">| X <text:s/>X <text:s/>. <text:s/>. <text:s/>X <text:s/>X <text:s/>X <text:s/>X <text:s/>. <text:s/>. <text:s/>X <text:s/>X <text:s/>. <text:s/>X <text:s/>X <text:s/>. <text:s/>X <text:s/>41 44 X |</text:p>
      <text:p text:style-name="P1">| X <text:s/>X <text:s/>. <text:s/>. <text:s/>. <text:s/>. <text:s/>. <text:s/>. <text:s/>. <text:s/>. <text:s/>. <text:s/>. <text:s/>. <text:s/>X <text:s/>X <text:s/>. <text:s/>. <text:s/>38 42 X |</text:p>
      <text:p text:style-name="P1">| X <text:s/>X <text:s/>. <text:s/>. <text:s/>. <text:s/>. <text:s/>. <text:s/>. <text:s/>. <text:s/>. <text:s/>X <text:s/>X <text:s/>X <text:s/>X <text:s/>X <text:s/>X <text:s/>37 . <text:s/>. <text:s/>X |</text:p>
      <text:p text:style-name="P1">| X <text:s/>X <text:s/>. <text:s/>. <text:s/>. <text:s/>. <text:s/>X <text:s/>X <text:s/>X <text:s/>. <text:s/>X <text:s/>X <text:s/>X <text:s/>X <text:s/>35 36 . <text:s/>. <text:s/>. <text:s/>X |</text:p>
      <text:p text:style-name="P1">| X <text:s/>X <text:s/>. <text:s/>. <text:s/>. <text:s/>. <text:s/>X <text:s/>X <text:s/>X <text:s/>. <text:s/>. <text:s/>. <text:s/>30 X <text:s/>34 X <text:s/>X <text:s/>. <text:s/>. <text:s/>X |</text:p>
      <text:p text:style-name="P1">| X <text:s/>X <text:s/>. <text:s/>X <text:s/>. <text:s/>. <text:s/>X <text:s/>X <text:s/>X <text:s/>. <text:s/>. <text:s/>27 31 33 X <text:s/>. <text:s/>. <text:s/>. <text:s/>. <text:s/>X |</text:p>
      <text:p text:style-name="P1">| X <text:s/>X <text:s/>. <text:s/>. <text:s/>. <text:s/>X <text:s/>X <text:s/>X <text:s/>. <text:s/>. <text:s/>26 28 . <text:s/>. <text:s/>. <text:s/>. <text:s/>. <text:s/>. <text:s/>X <text:s/>X |</text:p>
      <text:p text:style-name="P1">| X <text:s/>. <text:s/>. <text:s/>. <text:s/>. <text:s/>. <text:s/>X <text:s/>. <text:s/>X <text:s/>. <text:s/>25 X <text:s/>X <text:s/>. <text:s/>X <text:s/>X <text:s/>. <text:s/>. <text:s/>X <text:s/>X |</text:p>
      <text:p text:style-name="P1">| . <text:s/>. <text:s/>. <text:s/>. <text:s/>. <text:s/>. <text:s/>. <text:s/>X <text:s/>X <text:s/>. <text:s/>24 . <text:s/>X <text:s/>. <text:s/>X <text:s/>X <text:s/>. <text:s/>. <text:s/>X <text:s/>X |</text:p>
      <text:p text:style-name="P1">| . <text:s/>. <text:s/>. <text:s/>. <text:s/>. <text:s/>. <text:s/>X <text:s/>X <text:s/>X <text:s/>23 . <text:s/>. <text:s/>X <text:s/>. <text:s/>X <text:s/>. <text:s/>X <text:s/>. <text:s/>. <text:s/>. |</text:p>
      <text:p text:style-name="P1">| . <text:s/>. <text:s/>. <text:s/>. <text:s/>. <text:s/>. <text:s/>. <text:s/>. <text:s/>21 22 X <text:s/>. <text:s/>X <text:s/>. <text:s/>. <text:s/>. <text:s/>. <text:s/>. <text:s/>. <text:s/>X |</text:p>
      <text:p text:style-name="P1">| . <text:s/>. <text:s/>. <text:s/>X <text:s/>X <text:s/>X <text:s/>X <text:s/>X <text:s/>X <text:s/>20 . <text:s/>. <text:s/>X <text:s/>X <text:s/>X <text:s/>. <text:s/>. <text:s/>. <text:s/>X <text:s/>. |</text:p>
      <text:p text:style-name="P1">| . <text:s/>. <text:s/>X <text:s/>X <text:s/>X <text:s/>X <text:s/>X <text:s/>X <text:s/>X <text:s/>19 18 17 X <text:s/>X <text:s/>X <text:s/>. <text:s/>X <text:s/>. <text:s/>. <text:s/>. |</text:p>
      <text:p text:style-name="P1">| X <text:s/>. <text:s/>. <text:s/>. <text:s/>8 <text:s/>9 <text:s/>. <text:s/>11 X <text:s/>15 16 . <text:s/>X <text:s/>X <text:s/>X <text:s/>. <text:s/>. <text:s/>X <text:s/>. <text:s/>. |</text:p>
      <text:p text:style-name="P1">| X <text:s/>. <text:s/>6 <text:s/>7 <text:s/>. <text:s/>. <text:s/>10 12 13 14 . <text:s/>. <text:s/>. <text:s/>. <text:s/>. <text:s/>. <text:s/>. <text:s/>. <text:s/>. <text:s/>X |</text:p>
      <text:p text:style-name="P1">| X <text:s/>1 <text:s/>5 <text:s/>X <text:s/>X <text:s/>. <text:s/>X <text:s/>X <text:s/>X <text:s/>X <text:s/>. <text:s/>X <text:s/>. <text:s/>X <text:s/>X <text:s/>. <text:s/>. <text:s/>X <text:s/>. <text:s/>. |</text:p>
      <text:p text:style-name="P1">| 0 <text:s/>2 <text:s/>. <text:s/>. <text:s/>. <text:s/>. <text:s/>X <text:s/>X <text:s/>X <text:s/>X <text:s/>. <text:s/>X <text:s/>. <text:s/>X <text:s/>X <text:s/>X <text:s/>. <text:s/>. <text:s/>. <text:s/>X |</text:p>
      <text:p text:style-name="P1">--------------------------------------------------------------</text:p>
      <text:p text:style-name="P1">Best fitness of #7 th population: 0.0027881027308378097</text:p>
      <text:p text:style-name="P1">Total fitness of #7 th population: 0.19520158325288822</text:p>
      <text:p text:style-name="P1"># of visited cells in #7th population: 41</text:p>
      <text:p text:style-name="P1">--------------------------------------------------------------</text:p>
      <text:p text:style-name="P1">| X <text:s/>X <text:s/>X <text:s/>X <text:s/>X <text:s/>X <text:s/>X <text:s/>X <text:s/>X <text:s/>X <text:s/>X <text:s/>X <text:s/>. <text:s/>X <text:s/>. <text:s/>X <text:s/>X <text:s/>. <text:s/>. <text:s/>40|</text:p>
      <text:p text:style-name="P1">| X <text:s/>X <text:s/>. <text:s/>. <text:s/>. <text:s/>. <text:s/>. <text:s/>X <text:s/>. <text:s/>. <text:s/>X <text:s/>X <text:s/>. <text:s/>X <text:s/>. <text:s/>X <text:s/>X <text:s/>. <text:s/>39 X |</text:p>
      <text:p text:style-name="P1">| X <text:s/>X <text:s/>. <text:s/>. <text:s/>. <text:s/>. <text:s/>. <text:s/>X <text:s/>. <text:s/>. <text:s/>X <text:s/>X <text:s/>. <text:s/>. <text:s/>. <text:s/>. <text:s/>X <text:s/>. <text:s/>38 X |</text:p>
      <text:p text:style-name="P1">| X <text:s/>X <text:s/>. <text:s/>. <text:s/>X <text:s/>X <text:s/>X <text:s/>X <text:s/>. <text:s/>. <text:s/>X <text:s/>X <text:s/>. <text:s/>X <text:s/>X <text:s/>. <text:s/>X <text:s/>. <text:s/>37 X |</text:p>
      <text:p text:style-name="P1">| X <text:s/>X <text:s/>. <text:s/>. <text:s/>. <text:s/>. <text:s/>. <text:s/>. <text:s/>. <text:s/>. <text:s/>. <text:s/>. <text:s/>. <text:s/>X <text:s/>X <text:s/>. <text:s/>. <text:s/>. <text:s/>36 X |</text:p>
      <text:p text:style-name="P1">| X <text:s/>X <text:s/>. <text:s/>. <text:s/>. <text:s/>. <text:s/>. <text:s/>. <text:s/>. <text:s/>. <text:s/>X <text:s/>X <text:s/>X <text:s/>X <text:s/>X <text:s/>X <text:s/>. <text:s/>35 . <text:s/>X |</text:p>
      <text:p text:style-name="P1">| X <text:s/>X <text:s/>. <text:s/>. <text:s/>. <text:s/>. <text:s/>X <text:s/>X <text:s/>X <text:s/>. <text:s/>X <text:s/>X <text:s/>X <text:s/>X <text:s/>. <text:s/>. <text:s/>. <text:s/>34 32 X |</text:p>
      <text:p text:style-name="P1">| X <text:s/>X <text:s/>. <text:s/>. <text:s/>. <text:s/>. <text:s/>X <text:s/>X <text:s/>X <text:s/>. <text:s/>. <text:s/>22 . <text:s/>X <text:s/>. <text:s/>X <text:s/>X <text:s/>33 31 X |</text:p>
      <text:p text:style-name="P1">| X <text:s/>X <text:s/>. <text:s/>X <text:s/>. <text:s/>. <text:s/>X <text:s/>X <text:s/>X <text:s/>17 . <text:s/>21 23 . <text:s/>X <text:s/>. <text:s/>. <text:s/>. <text:s/>30 X |</text:p>
      <text:p text:style-name="P1">| X <text:s/>X <text:s/>. <text:s/>. <text:s/>. <text:s/>X <text:s/>X <text:s/>X <text:s/>16 . <text:s/>18 . <text:s/>. <text:s/>24 25 26 28 29 X <text:s/>X |</text:p>
      <text:p text:style-name="P1">| X <text:s/>. <text:s/>. <text:s/>. <text:s/>12 . <text:s/>X <text:s/>15 X <text:s/>. <text:s/>19 X <text:s/>X <text:s/>. <text:s/>X <text:s/>X <text:s/>27 . <text:s/>X <text:s/>X |</text:p>
      <text:p text:style-name="P1">| . <text:s/>. <text:s/>. <text:s/>11 . <text:s/>13 14 X <text:s/>X <text:s/>. <text:s/>. <text:s/>. <text:s/>X <text:s/>. <text:s/>X <text:s/>X <text:s/>. <text:s/>. <text:s/>X <text:s/>X |</text:p>
      <text:p text:style-name="P1">| . <text:s/>. <text:s/>8 <text:s/>10 . <text:s/>. <text:s/>X <text:s/>X <text:s/>X <text:s/>. <text:s/>. <text:s/>. <text:s/>X <text:s/>. <text:s/>X <text:s/>. <text:s/>X <text:s/>. <text:s/>. <text:s/>. |</text:p>
      <text:p text:style-name="P1">| . <text:s/>. <text:s/>7 <text:s/>6 <text:s/>. <text:s/>. <text:s/>. <text:s/>. <text:s/>. <text:s/>. <text:s/>X <text:s/>. <text:s/>X <text:s/>. <text:s/>. <text:s/>. <text:s/>. <text:s/>. <text:s/>. <text:s/>X |</text:p>
      <text:p text:style-name="P1">| . <text:s/>. <text:s/>5 <text:s/>X <text:s/>X <text:s/>X <text:s/>X <text:s/>X <text:s/>X <text:s/>. <text:s/>. <text:s/>. <text:s/>X <text:s/>X <text:s/>X <text:s/>. <text:s/>. <text:s/>. <text:s/>X <text:s/>. |</text:p>
      <text:p text:style-name="P1">| . <text:s/>4 <text:s/>X <text:s/>X <text:s/>X <text:s/>X <text:s/>X <text:s/>X <text:s/>X <text:s/>. <text:s/>. <text:s/>. <text:s/>X <text:s/>X <text:s/>X <text:s/>. <text:s/>X <text:s/>. <text:s/>. <text:s/>. |</text:p>
      <text:p text:style-name="P1">| X <text:s/>3 <text:s/>. <text:s/>. <text:s/>. <text:s/>. <text:s/>. <text:s/>. <text:s/>X <text:s/>. <text:s/>. <text:s/>. <text:s/>X <text:s/>X <text:s/>X <text:s/>. <text:s/>. <text:s/>X <text:s/>. <text:s/>. |</text:p>
      <text:p text:style-name="P1">| X <text:s/>2 <text:s/>. <text:s/>. <text:s/>. <text:s/>. <text:s/>. <text:s/>. <text:s/>. <text:s/>. <text:s/>. <text:s/>. <text:s/>. <text:s/>. <text:s/>. <text:s/>. <text:s/>. <text:s/>. <text:s/>. <text:s/>X |</text:p>
      <text:p text:style-name="P1">| X <text:s/>1 <text:s/>. <text:s/>X <text:s/>X <text:s/>. <text:s/>X <text:s/>X <text:s/>X <text:s/>X <text:s/>. <text:s/>X <text:s/>. <text:s/>X <text:s/>X <text:s/>. <text:s/>. <text:s/>X <text:s/>. <text:s/>. |</text:p>
      <text:p text:style-name="P1">| 0 <text:s/>. <text:s/>. <text:s/>. <text:s/>. <text:s/>. <text:s/>X <text:s/>X <text:s/>X <text:s/>X <text:s/>. <text:s/>X <text:s/>. <text:s/>X <text:s/>X <text:s/>X <text:s/>. <text:s/>. <text:s/>. <text:s/>X |</text:p>
      <text:p text:style-name="P1">--------------------------------------------------------------</text:p>
      <text:p text:style-name="P1"><text:soft-page-break/>Best fitness of #9 th population: 0.0036063634944221656</text:p>
      <text:p text:style-name="P1">Total fitness of #9 th population: 0.3178701430113309</text:p>
      <text:p text:style-name="P1"># of visited cells in #9th population: 38</text:p>
      <text:p text:style-name="P1">--------------------------------------------------------------</text:p>
      <text:p text:style-name="P1">| X <text:s/>X <text:s/>X <text:s/>X <text:s/>X <text:s/>X <text:s/>X <text:s/>X <text:s/>X <text:s/>X <text:s/>X <text:s/>X <text:s/>. <text:s/>X <text:s/>. <text:s/>X <text:s/>X <text:s/>. <text:s/>. <text:s/>37|</text:p>
      <text:p text:style-name="P1">| X <text:s/>X <text:s/>. <text:s/>. <text:s/>. <text:s/>. <text:s/>. <text:s/>X <text:s/>. <text:s/>. <text:s/>X <text:s/>X <text:s/>. <text:s/>X <text:s/>. <text:s/>X <text:s/>X <text:s/>35 36 X |</text:p>
      <text:p text:style-name="P1">| X <text:s/>X <text:s/>. <text:s/>. <text:s/>. <text:s/>. <text:s/>. <text:s/>X <text:s/>. <text:s/>. <text:s/>X <text:s/>X <text:s/>. <text:s/>. <text:s/>. <text:s/>. <text:s/>X <text:s/>34 . <text:s/>X |</text:p>
      <text:p text:style-name="P1">| X <text:s/>X <text:s/>. <text:s/>. <text:s/>X <text:s/>X <text:s/>X <text:s/>X <text:s/>. <text:s/>. <text:s/>X <text:s/>X <text:s/>. <text:s/>X <text:s/>X <text:s/>. <text:s/>X <text:s/>. <text:s/>33 X |</text:p>
      <text:p text:style-name="P1">| X <text:s/>X <text:s/>. <text:s/>. <text:s/>. <text:s/>. <text:s/>. <text:s/>. <text:s/>. <text:s/>. <text:s/>. <text:s/>. <text:s/>. <text:s/>X <text:s/>X <text:s/>. <text:s/>. <text:s/>32 . <text:s/>X |</text:p>
      <text:p text:style-name="P1">| X <text:s/>X <text:s/>. <text:s/>. <text:s/>. <text:s/>. <text:s/>. <text:s/>. <text:s/>. <text:s/>. <text:s/>X <text:s/>X <text:s/>X <text:s/>X <text:s/>X <text:s/>X <text:s/>31 . <text:s/>. <text:s/>X |</text:p>
      <text:p text:style-name="P1">| X <text:s/>X <text:s/>. <text:s/>. <text:s/>. <text:s/>. <text:s/>X <text:s/>X <text:s/>X <text:s/>. <text:s/>X <text:s/>X <text:s/>X <text:s/>X <text:s/>29 30 . <text:s/>. <text:s/>. <text:s/>X |</text:p>
      <text:p text:style-name="P1">| X <text:s/>X <text:s/>. <text:s/>. <text:s/>. <text:s/>. <text:s/>X <text:s/>X <text:s/>X <text:s/>. <text:s/>. <text:s/>. <text:s/>24 X <text:s/>28 X <text:s/>X <text:s/>. <text:s/>. <text:s/>X |</text:p>
      <text:p text:style-name="P1">| X <text:s/>X <text:s/>. <text:s/>X <text:s/>. <text:s/>. <text:s/>X <text:s/>X <text:s/>X <text:s/>21 . <text:s/>23 25 27 X <text:s/>. <text:s/>. <text:s/>. <text:s/>. <text:s/>X |</text:p>
      <text:p text:style-name="P1">| X <text:s/>X <text:s/>14 . <text:s/>. <text:s/>X <text:s/>X <text:s/>X <text:s/>20 . <text:s/>22 . <text:s/>. <text:s/>. <text:s/>. <text:s/>. <text:s/>. <text:s/>. <text:s/>X <text:s/>X |</text:p>
      <text:p text:style-name="P1">| X <text:s/>. <text:s/>13 9 <text:s/>. <text:s/>. <text:s/>X <text:s/>19 X <text:s/>. <text:s/>. <text:s/>X <text:s/>X <text:s/>. <text:s/>X <text:s/>X <text:s/>. <text:s/>. <text:s/>X <text:s/>X |</text:p>
      <text:p text:style-name="P1">| . <text:s/>12 8 <text:s/>. <text:s/>16 . <text:s/>18 X <text:s/>X <text:s/>. <text:s/>. <text:s/>. <text:s/>X <text:s/>. <text:s/>X <text:s/>X <text:s/>. <text:s/>. <text:s/>X <text:s/>X |</text:p>
      <text:p text:style-name="P1">| . <text:s/>7 <text:s/>11 . <text:s/>. <text:s/>17 X <text:s/>X <text:s/>X <text:s/>. <text:s/>. <text:s/>. <text:s/>X <text:s/>. <text:s/>X <text:s/>. <text:s/>X <text:s/>. <text:s/>. <text:s/>. |</text:p>
      <text:p text:style-name="P1">| 6 <text:s/>. <text:s/>. <text:s/>. <text:s/>. <text:s/>. <text:s/>. <text:s/>. <text:s/>. <text:s/>. <text:s/>X <text:s/>. <text:s/>X <text:s/>. <text:s/>. <text:s/>. <text:s/>. <text:s/>. <text:s/>. <text:s/>X |</text:p>
      <text:p text:style-name="P1">| . <text:s/>5 <text:s/>. <text:s/>X <text:s/>X <text:s/>X <text:s/>X <text:s/>X <text:s/>X <text:s/>. <text:s/>. <text:s/>. <text:s/>X <text:s/>X <text:s/>X <text:s/>. <text:s/>. <text:s/>. <text:s/>X <text:s/>. |</text:p>
      <text:p text:style-name="P1">| . <text:s/>4 <text:s/>X <text:s/>X <text:s/>X <text:s/>X <text:s/>X <text:s/>X <text:s/>X <text:s/>. <text:s/>. <text:s/>. <text:s/>X <text:s/>X <text:s/>X <text:s/>. <text:s/>X <text:s/>. <text:s/>. <text:s/>. |</text:p>
      <text:p text:style-name="P1">| X <text:s/>3 <text:s/>. <text:s/>. <text:s/>. <text:s/>. <text:s/>. <text:s/>. <text:s/>X <text:s/>. <text:s/>. <text:s/>. <text:s/>X <text:s/>X <text:s/>X <text:s/>. <text:s/>. <text:s/>X <text:s/>. <text:s/>. |</text:p>
      <text:p text:style-name="P1">| X <text:s/>2 <text:s/>. <text:s/>. <text:s/>. <text:s/>. <text:s/>. <text:s/>. <text:s/>. <text:s/>. <text:s/>. <text:s/>. <text:s/>. <text:s/>. <text:s/>. <text:s/>. <text:s/>. <text:s/>. <text:s/>. <text:s/>X |</text:p>
      <text:p text:style-name="P1">| X <text:s/>1 <text:s/>. <text:s/>X <text:s/>X <text:s/>. <text:s/>X <text:s/>X <text:s/>X <text:s/>X <text:s/>. <text:s/>X <text:s/>. <text:s/>X <text:s/>X <text:s/>. <text:s/>. <text:s/>X <text:s/>. <text:s/>. |</text:p>
      <text:p text:style-name="P1">| 0 <text:s/>. <text:s/>. <text:s/>. <text:s/>. <text:s/>. <text:s/>X <text:s/>X <text:s/>X <text:s/>X <text:s/>. <text:s/>X <text:s/>. <text:s/>X <text:s/>X <text:s/>X <text:s/>. <text:s/>. <text:s/>. <text:s/>X |</text:p>
      <text:p text:style-name="P1">--------------------------------------------------------------</text:p>
      <text:p text:style-name="P1">Best fitness of #11 th population: 0.004487132512039003</text:p>
      <text:p text:style-name="P1">Total fitness of #11 th population: 0.5017555571348895</text:p>
      <text:p text:style-name="P1"># of visited cells in #11th population: 37</text:p>
      <text:p text:style-name="P1">--------------------------------------------------------------</text:p>
      <text:p text:style-name="P1">| X <text:s/>X <text:s/>X <text:s/>X <text:s/>X <text:s/>X <text:s/>X <text:s/>X <text:s/>X <text:s/>X <text:s/>X <text:s/>X <text:s/>. <text:s/>X <text:s/>. <text:s/>X <text:s/>X <text:s/>. <text:s/>. <text:s/>36|</text:p>
      <text:p text:style-name="P1">| X <text:s/>X <text:s/>. <text:s/>. <text:s/>. <text:s/>. <text:s/>. <text:s/>X <text:s/>. <text:s/>. <text:s/>X <text:s/>X <text:s/>. <text:s/>X <text:s/>. <text:s/>X <text:s/>X <text:s/>34 35 X |</text:p>
      <text:p text:style-name="P1">| X <text:s/>X <text:s/>. <text:s/>. <text:s/>. <text:s/>. <text:s/>. <text:s/>X <text:s/>. <text:s/>. <text:s/>X <text:s/>X <text:s/>. <text:s/>. <text:s/>. <text:s/>. <text:s/>X <text:s/>33 . <text:s/>X |</text:p>
      <text:p text:style-name="P1">| X <text:s/>X <text:s/>. <text:s/>. <text:s/>X <text:s/>X <text:s/>X <text:s/>X <text:s/>. <text:s/>. <text:s/>X <text:s/>X <text:s/>. <text:s/>X <text:s/>X <text:s/>. <text:s/>X <text:s/>. <text:s/>32 X |</text:p>
      <text:p text:style-name="P1">| X <text:s/>X <text:s/>. <text:s/>. <text:s/>. <text:s/>. <text:s/>. <text:s/>. <text:s/>. <text:s/>. <text:s/>. <text:s/>. <text:s/>. <text:s/>X <text:s/>X <text:s/>. <text:s/>. <text:s/>31 . <text:s/>X |</text:p>
      <text:p text:style-name="P1">| X <text:s/>X <text:s/>. <text:s/>. <text:s/>. <text:s/>. <text:s/>. <text:s/>. <text:s/>. <text:s/>. <text:s/>X <text:s/>X <text:s/>X <text:s/>X <text:s/>X <text:s/>X <text:s/>30 . <text:s/>. <text:s/>X |</text:p>
      <text:p text:style-name="P1">| X <text:s/>X <text:s/>. <text:s/>. <text:s/>. <text:s/>. <text:s/>X <text:s/>X <text:s/>X <text:s/>. <text:s/>X <text:s/>X <text:s/>X <text:s/>X <text:s/>28 29 . <text:s/>. <text:s/>. <text:s/>X |</text:p>
      <text:p text:style-name="P1">| X <text:s/>X <text:s/>. <text:s/>. <text:s/>. <text:s/>. <text:s/>X <text:s/>X <text:s/>X <text:s/>. <text:s/>. <text:s/>. <text:s/>23 X <text:s/>27 X <text:s/>X <text:s/>. <text:s/>. <text:s/>X |</text:p>
      <text:p text:style-name="P1">| X <text:s/>X <text:s/>. <text:s/>X <text:s/>. <text:s/>. <text:s/>X <text:s/>X <text:s/>X <text:s/>20 . <text:s/>22 24 26 X <text:s/>. <text:s/>. <text:s/>. <text:s/>. <text:s/>X |</text:p>
      <text:p text:style-name="P1">| X <text:s/>X <text:s/>. <text:s/>. <text:s/>. <text:s/>X <text:s/>X <text:s/>X <text:s/>19 . <text:s/>21 . <text:s/>. <text:s/>. <text:s/>. <text:s/>. <text:s/>. <text:s/>. <text:s/>X <text:s/>X |</text:p>
      <text:p text:style-name="P1">| X <text:s/>. <text:s/>. <text:s/>. <text:s/>15 . <text:s/>X <text:s/>18 X <text:s/>. <text:s/>. <text:s/>X <text:s/>X <text:s/>. <text:s/>X <text:s/>X <text:s/>. <text:s/>. <text:s/>X <text:s/>X |</text:p>
      <text:p text:style-name="P1">| . <text:s/>. <text:s/>. <text:s/>14 . <text:s/>16 17 X <text:s/>X <text:s/>. <text:s/>. <text:s/>. <text:s/>X <text:s/>. <text:s/>X <text:s/>X <text:s/>. <text:s/>. <text:s/>X <text:s/>X |</text:p>
      <text:p text:style-name="P1">| . <text:s/>. <text:s/>11 13 . <text:s/>. <text:s/>X <text:s/>X <text:s/>X <text:s/>. <text:s/>. <text:s/>. <text:s/>X <text:s/>. <text:s/>X <text:s/>. <text:s/>X <text:s/>. <text:s/>. <text:s/>. |</text:p>
      <text:p text:style-name="P1">| . <text:s/>. <text:s/>10 9 <text:s/>. <text:s/>. <text:s/>. <text:s/>. <text:s/>. <text:s/>. <text:s/>X <text:s/>. <text:s/>X <text:s/>. <text:s/>. <text:s/>. <text:s/>. <text:s/>. <text:s/>. <text:s/>X |</text:p>
      <text:p text:style-name="P1">| . <text:s/>. <text:s/>8 <text:s/>X <text:s/>X <text:s/>X <text:s/>X <text:s/>X <text:s/>X <text:s/>. <text:s/>. <text:s/>. <text:s/>X <text:s/>X <text:s/>X <text:s/>. <text:s/>. <text:s/>. <text:s/>X <text:s/>. |</text:p>
      <text:p text:style-name="P1">| 6 <text:s/>7 <text:s/>X <text:s/>X <text:s/>X <text:s/>X <text:s/>X <text:s/>X <text:s/>X <text:s/>. <text:s/>. <text:s/>. <text:s/>X <text:s/>X <text:s/>X <text:s/>. <text:s/>X <text:s/>. <text:s/>. <text:s/>. |</text:p>
      <text:p text:style-name="P1">| X <text:s/>5 <text:s/>. <text:s/>. <text:s/>. <text:s/>. <text:s/>. <text:s/>. <text:s/>X <text:s/>. <text:s/>. <text:s/>. <text:s/>X <text:s/>X <text:s/>X <text:s/>. <text:s/>. <text:s/>X <text:s/>. <text:s/>. |</text:p>
      <text:p text:style-name="P1">| X <text:s/>4 <text:s/>. <text:s/>. <text:s/>. <text:s/>. <text:s/>. <text:s/>. <text:s/>. <text:s/>. <text:s/>. <text:s/>. <text:s/>. <text:s/>. <text:s/>. <text:s/>. <text:s/>. <text:s/>. <text:s/>. <text:s/>X |</text:p>
      <text:p text:style-name="P1">| X <text:s/>3 <text:s/>. <text:s/>X <text:s/>X <text:s/>. <text:s/>X <text:s/>X <text:s/>X <text:s/>X <text:s/>. <text:s/>X <text:s/>. <text:s/>X <text:s/>X <text:s/>. <text:s/>. <text:s/>X <text:s/>. <text:s/>. |</text:p>
      <text:p text:style-name="P1">| 0 <text:s/>1 <text:s/>. <text:s/>. <text:s/>. <text:s/>. <text:s/>X <text:s/>X <text:s/>X <text:s/>X <text:s/>. <text:s/>X <text:s/>. <text:s/>X <text:s/>X <text:s/>X <text:s/>. <text:s/>. <text:s/>. <text:s/>X |</text:p>
      <text:p text:style-name="P1">--------------------------------------------------------------</text:p>
      <text:p text:style-name="P1">Best fitness of #12 th population: 0.0049737419968849915</text:p>
      <text:p text:style-name="P1">Total fitness of #12 th population: 0.569947296507887</text:p>
      <text:p text:style-name="P1"># of visited cells in #12th population: 35</text:p>
      <text:p text:style-name="P1">--------------------------------------------------------------</text:p>
      <text:p text:style-name="P1">| X <text:s/>X <text:s/>X <text:s/>X <text:s/>X <text:s/>X <text:s/>X <text:s/>X <text:s/>X <text:s/>X <text:s/>X <text:s/>X <text:s/>. <text:s/>X <text:s/>. <text:s/>X <text:s/>X <text:s/>. <text:s/>. <text:s/>34|</text:p>
      <text:p text:style-name="P1">| X <text:s/>X <text:s/>. <text:s/>. <text:s/>. <text:s/>. <text:s/>. <text:s/>X <text:s/>. <text:s/>. <text:s/>X <text:s/>X <text:s/>. <text:s/>X <text:s/>. <text:s/>X <text:s/>X <text:s/>32 33 X |</text:p>
      <text:p text:style-name="P1">| X <text:s/>X <text:s/>. <text:s/>. <text:s/>. <text:s/>. <text:s/>. <text:s/>X <text:s/>. <text:s/>. <text:s/>X <text:s/>X <text:s/>. <text:s/>. <text:s/>. <text:s/>. <text:s/>X <text:s/>31 . <text:s/>X |</text:p>
      <text:p text:style-name="P1">| X <text:s/>X <text:s/>. <text:s/>. <text:s/>X <text:s/>X <text:s/>X <text:s/>X <text:s/>. <text:s/>. <text:s/>X <text:s/>X <text:s/>. <text:s/>X <text:s/>X <text:s/>. <text:s/>X <text:s/>. <text:s/>30 X |</text:p>
      <text:p text:style-name="P1"><text:soft-page-break/>| X <text:s/>X <text:s/>. <text:s/>. <text:s/>. <text:s/>. <text:s/>. <text:s/>. <text:s/>. <text:s/>. <text:s/>. <text:s/>. <text:s/>. <text:s/>X <text:s/>X <text:s/>. <text:s/>. <text:s/>29 . <text:s/>X |</text:p>
      <text:p text:style-name="P1">| X <text:s/>X <text:s/>. <text:s/>. <text:s/>. <text:s/>. <text:s/>. <text:s/>. <text:s/>. <text:s/>. <text:s/>X <text:s/>X <text:s/>X <text:s/>X <text:s/>X <text:s/>X <text:s/>28 . <text:s/>. <text:s/>X |</text:p>
      <text:p text:style-name="P1">| X <text:s/>X <text:s/>. <text:s/>. <text:s/>. <text:s/>. <text:s/>X <text:s/>X <text:s/>X <text:s/>. <text:s/>X <text:s/>X <text:s/>X <text:s/>X <text:s/>26 27 . <text:s/>. <text:s/>. <text:s/>X |</text:p>
      <text:p text:style-name="P1">| X <text:s/>X <text:s/>. <text:s/>. <text:s/>. <text:s/>. <text:s/>X <text:s/>X <text:s/>X <text:s/>. <text:s/>. <text:s/>. <text:s/>21 X <text:s/>25 X <text:s/>X <text:s/>. <text:s/>. <text:s/>X |</text:p>
      <text:p text:style-name="P1">| X <text:s/>X <text:s/>. <text:s/>X <text:s/>. <text:s/>. <text:s/>X <text:s/>X <text:s/>X <text:s/>18 . <text:s/>20 22 24 X <text:s/>. <text:s/>. <text:s/>. <text:s/>. <text:s/>X |</text:p>
      <text:p text:style-name="P1">| X <text:s/>X <text:s/>. <text:s/>. <text:s/>. <text:s/>X <text:s/>X <text:s/>X <text:s/>17 . <text:s/>19 . <text:s/>. <text:s/>. <text:s/>. <text:s/>. <text:s/>. <text:s/>. <text:s/>X <text:s/>X |</text:p>
      <text:p text:style-name="P1">| X <text:s/>. <text:s/>. <text:s/>. <text:s/>13 . <text:s/>X <text:s/>16 X <text:s/>. <text:s/>. <text:s/>X <text:s/>X <text:s/>. <text:s/>X <text:s/>X <text:s/>. <text:s/>. <text:s/>X <text:s/>X |</text:p>
      <text:p text:style-name="P1">| . <text:s/>. <text:s/>. <text:s/>12 . <text:s/>14 15 X <text:s/>X <text:s/>. <text:s/>. <text:s/>. <text:s/>X <text:s/>. <text:s/>X <text:s/>X <text:s/>. <text:s/>. <text:s/>X <text:s/>X |</text:p>
      <text:p text:style-name="P1">| . <text:s/>. <text:s/>9 <text:s/>11 . <text:s/>. <text:s/>X <text:s/>X <text:s/>X <text:s/>. <text:s/>. <text:s/>. <text:s/>X <text:s/>. <text:s/>X <text:s/>. <text:s/>X <text:s/>. <text:s/>. <text:s/>. |</text:p>
      <text:p text:style-name="P1">| . <text:s/>. <text:s/>8 <text:s/>7 <text:s/>. <text:s/>. <text:s/>. <text:s/>. <text:s/>. <text:s/>. <text:s/>X <text:s/>. <text:s/>X <text:s/>. <text:s/>. <text:s/>. <text:s/>. <text:s/>. <text:s/>. <text:s/>X |</text:p>
      <text:p text:style-name="P1">| . <text:s/>. <text:s/>6 <text:s/>X <text:s/>X <text:s/>X <text:s/>X <text:s/>X <text:s/>X <text:s/>. <text:s/>. <text:s/>. <text:s/>X <text:s/>X <text:s/>X <text:s/>. <text:s/>. <text:s/>. <text:s/>X <text:s/>. |</text:p>
      <text:p text:style-name="P1">| 4 <text:s/>5 <text:s/>X <text:s/>X <text:s/>X <text:s/>X <text:s/>X <text:s/>X <text:s/>X <text:s/>. <text:s/>. <text:s/>. <text:s/>X <text:s/>X <text:s/>X <text:s/>. <text:s/>X <text:s/>. <text:s/>. <text:s/>. |</text:p>
      <text:p text:style-name="P1">| X <text:s/>3 <text:s/>. <text:s/>. <text:s/>. <text:s/>. <text:s/>. <text:s/>. <text:s/>X <text:s/>. <text:s/>. <text:s/>. <text:s/>X <text:s/>X <text:s/>X <text:s/>. <text:s/>. <text:s/>X <text:s/>. <text:s/>. |</text:p>
      <text:p text:style-name="P1">| X <text:s/>2 <text:s/>. <text:s/>. <text:s/>. <text:s/>. <text:s/>. <text:s/>. <text:s/>. <text:s/>. <text:s/>. <text:s/>. <text:s/>. <text:s/>. <text:s/>. <text:s/>. <text:s/>. <text:s/>. <text:s/>. <text:s/>X |</text:p>
      <text:p text:style-name="P1">| X <text:s/>1 <text:s/>. <text:s/>X <text:s/>X <text:s/>. <text:s/>X <text:s/>X <text:s/>X <text:s/>X <text:s/>. <text:s/>X <text:s/>. <text:s/>X <text:s/>X <text:s/>. <text:s/>. <text:s/>X <text:s/>. <text:s/>. |</text:p>
      <text:p text:style-name="P1">| 0 <text:s/>. <text:s/>. <text:s/>. <text:s/>. <text:s/>. <text:s/>X <text:s/>X <text:s/>X <text:s/>X <text:s/>. <text:s/>X <text:s/>. <text:s/>X <text:s/>X <text:s/>X <text:s/>. <text:s/>. <text:s/>. <text:s/>X |</text:p>
      <text:p text:style-name="P1">--------------------------------------------------------------</text:p>
      <text:p text:style-name="P1">Best fitness of #13 th population: 0.0052187303278556745</text:p>
      <text:p text:style-name="P1">Total fitness of #13 th population: 0.6396467779190333</text:p>
      <text:p text:style-name="P1"># of visited cells in #13th population: 34</text:p>
      <text:p text:style-name="P1">--------------------------------------------------------------</text:p>
      <text:p text:style-name="P1">| X <text:s/>X <text:s/>X <text:s/>X <text:s/>X <text:s/>X <text:s/>X <text:s/>X <text:s/>X <text:s/>X <text:s/>X <text:s/>X <text:s/>. <text:s/>X <text:s/>. <text:s/>X <text:s/>X <text:s/>. <text:s/>. <text:s/>33|</text:p>
      <text:p text:style-name="P1">| X <text:s/>X <text:s/>. <text:s/>. <text:s/>. <text:s/>. <text:s/>. <text:s/>X <text:s/>. <text:s/>. <text:s/>X <text:s/>X <text:s/>. <text:s/>X <text:s/>. <text:s/>X <text:s/>X <text:s/>31 32 X |</text:p>
      <text:p text:style-name="P1">| X <text:s/>X <text:s/>. <text:s/>. <text:s/>. <text:s/>. <text:s/>. <text:s/>X <text:s/>. <text:s/>. <text:s/>X <text:s/>X <text:s/>. <text:s/>. <text:s/>. <text:s/>. <text:s/>X <text:s/>30 . <text:s/>X |</text:p>
      <text:p text:style-name="P1">| X <text:s/>X <text:s/>. <text:s/>. <text:s/>X <text:s/>X <text:s/>X <text:s/>X <text:s/>. <text:s/>. <text:s/>X <text:s/>X <text:s/>. <text:s/>X <text:s/>X <text:s/>. <text:s/>X <text:s/>. <text:s/>29 X |</text:p>
      <text:p text:style-name="P1">| X <text:s/>X <text:s/>. <text:s/>. <text:s/>. <text:s/>. <text:s/>. <text:s/>. <text:s/>. <text:s/>. <text:s/>. <text:s/>. <text:s/>. <text:s/>X <text:s/>X <text:s/>. <text:s/>. <text:s/>28 . <text:s/>X |</text:p>
      <text:p text:style-name="P1">| X <text:s/>X <text:s/>. <text:s/>. <text:s/>. <text:s/>. <text:s/>. <text:s/>. <text:s/>. <text:s/>. <text:s/>X <text:s/>X <text:s/>X <text:s/>X <text:s/>X <text:s/>X <text:s/>27 . <text:s/>. <text:s/>X |</text:p>
      <text:p text:style-name="P1">| X <text:s/>X <text:s/>. <text:s/>. <text:s/>. <text:s/>. <text:s/>X <text:s/>X <text:s/>X <text:s/>. <text:s/>X <text:s/>X <text:s/>X <text:s/>X <text:s/>25 26 . <text:s/>. <text:s/>. <text:s/>X |</text:p>
      <text:p text:style-name="P1">| X <text:s/>X <text:s/>. <text:s/>. <text:s/>. <text:s/>. <text:s/>X <text:s/>X <text:s/>X <text:s/>. <text:s/>. <text:s/>. <text:s/>20 X <text:s/>24 X <text:s/>X <text:s/>. <text:s/>. <text:s/>X |</text:p>
      <text:p text:style-name="P1">| X <text:s/>X <text:s/>. <text:s/>X <text:s/>. <text:s/>. <text:s/>X <text:s/>X <text:s/>X <text:s/>17 . <text:s/>19 21 23 X <text:s/>. <text:s/>. <text:s/>. <text:s/>. <text:s/>X |</text:p>
      <text:p text:style-name="P1">| X <text:s/>X <text:s/>. <text:s/>. <text:s/>. <text:s/>X <text:s/>X <text:s/>X <text:s/>16 . <text:s/>18 . <text:s/>. <text:s/>. <text:s/>. <text:s/>. <text:s/>. <text:s/>. <text:s/>X <text:s/>X |</text:p>
      <text:p text:style-name="P1">| X <text:s/>. <text:s/>. <text:s/>. <text:s/>12 . <text:s/>X <text:s/>15 X <text:s/>. <text:s/>. <text:s/>X <text:s/>X <text:s/>. <text:s/>X <text:s/>X <text:s/>. <text:s/>. <text:s/>X <text:s/>X |</text:p>
      <text:p text:style-name="P1">| . <text:s/>. <text:s/>. <text:s/>11 . <text:s/>13 14 X <text:s/>X <text:s/>. <text:s/>. <text:s/>. <text:s/>X <text:s/>. <text:s/>X <text:s/>X <text:s/>. <text:s/>. <text:s/>X <text:s/>X |</text:p>
      <text:p text:style-name="P1">| . <text:s/>. <text:s/>8 <text:s/>10 . <text:s/>. <text:s/>X <text:s/>X <text:s/>X <text:s/>. <text:s/>. <text:s/>. <text:s/>X <text:s/>. <text:s/>X <text:s/>. <text:s/>X <text:s/>. <text:s/>. <text:s/>. |</text:p>
      <text:p text:style-name="P1">| . <text:s/>. <text:s/>7 <text:s/>6 <text:s/>. <text:s/>. <text:s/>. <text:s/>. <text:s/>. <text:s/>. <text:s/>X <text:s/>. <text:s/>X <text:s/>. <text:s/>. <text:s/>. <text:s/>. <text:s/>. <text:s/>. <text:s/>X |</text:p>
      <text:p text:style-name="P1">| . <text:s/>. <text:s/>5 <text:s/>X <text:s/>X <text:s/>X <text:s/>X <text:s/>X <text:s/>X <text:s/>. <text:s/>. <text:s/>. <text:s/>X <text:s/>X <text:s/>X <text:s/>. <text:s/>. <text:s/>. <text:s/>X <text:s/>. |</text:p>
      <text:p text:style-name="P1">| . <text:s/>4 <text:s/>X <text:s/>X <text:s/>X <text:s/>X <text:s/>X <text:s/>X <text:s/>X <text:s/>. <text:s/>. <text:s/>. <text:s/>X <text:s/>X <text:s/>X <text:s/>. <text:s/>X <text:s/>. <text:s/>. <text:s/>. |</text:p>
      <text:p text:style-name="P1">| X <text:s/>3 <text:s/>. <text:s/>. <text:s/>. <text:s/>. <text:s/>. <text:s/>. <text:s/>X <text:s/>. <text:s/>. <text:s/>. <text:s/>X <text:s/>X <text:s/>X <text:s/>. <text:s/>. <text:s/>X <text:s/>. <text:s/>. |</text:p>
      <text:p text:style-name="P1">| X <text:s/>2 <text:s/>. <text:s/>. <text:s/>. <text:s/>. <text:s/>. <text:s/>. <text:s/>. <text:s/>. <text:s/>. <text:s/>. <text:s/>. <text:s/>. <text:s/>. <text:s/>. <text:s/>. <text:s/>. <text:s/>. <text:s/>X |</text:p>
      <text:p text:style-name="P1">| X <text:s/>1 <text:s/>. <text:s/>X <text:s/>X <text:s/>. <text:s/>X <text:s/>X <text:s/>X <text:s/>X <text:s/>. <text:s/>X <text:s/>. <text:s/>X <text:s/>X <text:s/>. <text:s/>. <text:s/>X <text:s/>. <text:s/>. |</text:p>
      <text:p text:style-name="P1">| 0 <text:s/>. <text:s/>. <text:s/>. <text:s/>. <text:s/>. <text:s/>X <text:s/>X <text:s/>X <text:s/>X <text:s/>. <text:s/>X <text:s/>. <text:s/>X <text:s/>X <text:s/>X <text:s/>. <text:s/>. <text:s/>. <text:s/>X |</text:p>
      <text:p text:style-name="P1">--------------------------------------------------------------</text:p>
      <text:p text:style-name="P1">Best fitness of #14 th population: 0.005219127110836566</text:p>
      <text:p text:style-name="P1">Total fitness of #14 th population: 0.6992071963676153</text:p>
      <text:p text:style-name="P1"># of visited cells in #14th population: 35</text:p>
      <text:p text:style-name="P1">--------------------------------------------------------------</text:p>
      <text:p text:style-name="P1">| X <text:s/>X <text:s/>X <text:s/>X <text:s/>X <text:s/>X <text:s/>X <text:s/>X <text:s/>X <text:s/>X <text:s/>X <text:s/>X <text:s/>. <text:s/>X <text:s/>. <text:s/>X <text:s/>X <text:s/>. <text:s/>. <text:s/>34|</text:p>
      <text:p text:style-name="P1">| X <text:s/>X <text:s/>. <text:s/>. <text:s/>. <text:s/>. <text:s/>. <text:s/>X <text:s/>. <text:s/>. <text:s/>X <text:s/>X <text:s/>. <text:s/>X <text:s/>. <text:s/>X <text:s/>X <text:s/>. <text:s/>33 X |</text:p>
      <text:p text:style-name="P1">| X <text:s/>X <text:s/>. <text:s/>. <text:s/>. <text:s/>. <text:s/>. <text:s/>X <text:s/>. <text:s/>. <text:s/>X <text:s/>X <text:s/>. <text:s/>. <text:s/>. <text:s/>. <text:s/>X <text:s/>. <text:s/>32 X |</text:p>
      <text:p text:style-name="P1">| X <text:s/>X <text:s/>. <text:s/>. <text:s/>X <text:s/>X <text:s/>X <text:s/>X <text:s/>. <text:s/>. <text:s/>X <text:s/>X <text:s/>. <text:s/>X <text:s/>X <text:s/>. <text:s/>X <text:s/>31 . <text:s/>X |</text:p>
      <text:p text:style-name="P1">| X <text:s/>X <text:s/>. <text:s/>. <text:s/>. <text:s/>. <text:s/>. <text:s/>. <text:s/>. <text:s/>. <text:s/>. <text:s/>. <text:s/>. <text:s/>X <text:s/>X <text:s/>. <text:s/>. <text:s/>28 . <text:s/>X |</text:p>
      <text:p text:style-name="P1">| X <text:s/>X <text:s/>. <text:s/>. <text:s/>. <text:s/>. <text:s/>. <text:s/>. <text:s/>. <text:s/>. <text:s/>X <text:s/>X <text:s/>X <text:s/>X <text:s/>X <text:s/>X <text:s/>27 . <text:s/>. <text:s/>X |</text:p>
      <text:p text:style-name="P1">| X <text:s/>X <text:s/>. <text:s/>. <text:s/>. <text:s/>. <text:s/>X <text:s/>X <text:s/>X <text:s/>. <text:s/>X <text:s/>X <text:s/>X <text:s/>X <text:s/>25 26 . <text:s/>. <text:s/>. <text:s/>X |</text:p>
      <text:p text:style-name="P1">| X <text:s/>X <text:s/>. <text:s/>. <text:s/>. <text:s/>. <text:s/>X <text:s/>X <text:s/>X <text:s/>. <text:s/>. <text:s/>. <text:s/>20 X <text:s/>24 X <text:s/>X <text:s/>. <text:s/>. <text:s/>X |</text:p>
      <text:p text:style-name="P1">| X <text:s/>X <text:s/>. <text:s/>X <text:s/>. <text:s/>. <text:s/>X <text:s/>X <text:s/>X <text:s/>17 . <text:s/>19 21 23 X <text:s/>. <text:s/>. <text:s/>. <text:s/>. <text:s/>X |</text:p>
      <text:p text:style-name="P1">| X <text:s/>X <text:s/>. <text:s/>. <text:s/>. <text:s/>X <text:s/>X <text:s/>X <text:s/>16 . <text:s/>18 . <text:s/>. <text:s/>. <text:s/>. <text:s/>. <text:s/>. <text:s/>. <text:s/>X <text:s/>X |</text:p>
      <text:p text:style-name="P1">| X <text:s/>. <text:s/>. <text:s/>. <text:s/>12 . <text:s/>X <text:s/>15 X <text:s/>. <text:s/>. <text:s/>X <text:s/>X <text:s/>. <text:s/>X <text:s/>X <text:s/>. <text:s/>. <text:s/>X <text:s/>X |</text:p>
      <text:p text:style-name="P1">| . <text:s/>. <text:s/>. <text:s/>11 . <text:s/>13 14 X <text:s/>X <text:s/>. <text:s/>. <text:s/>. <text:s/>X <text:s/>. <text:s/>X <text:s/>X <text:s/>. <text:s/>. <text:s/>X <text:s/>X |</text:p>
      <text:p text:style-name="P1"><text:soft-page-break/>| . <text:s/>. <text:s/>8 <text:s/>10 . <text:s/>. <text:s/>X <text:s/>X <text:s/>X <text:s/>. <text:s/>. <text:s/>. <text:s/>X <text:s/>. <text:s/>X <text:s/>. <text:s/>X <text:s/>. <text:s/>. <text:s/>. |</text:p>
      <text:p text:style-name="P1">| . <text:s/>. <text:s/>7 <text:s/>6 <text:s/>. <text:s/>. <text:s/>. <text:s/>. <text:s/>. <text:s/>. <text:s/>X <text:s/>. <text:s/>X <text:s/>. <text:s/>. <text:s/>. <text:s/>. <text:s/>. <text:s/>. <text:s/>X |</text:p>
      <text:p text:style-name="P1">| . <text:s/>. <text:s/>5 <text:s/>X <text:s/>X <text:s/>X <text:s/>X <text:s/>X <text:s/>X <text:s/>. <text:s/>. <text:s/>. <text:s/>X <text:s/>X <text:s/>X <text:s/>. <text:s/>. <text:s/>. <text:s/>X <text:s/>. |</text:p>
      <text:p text:style-name="P1">| . <text:s/>4 <text:s/>X <text:s/>X <text:s/>X <text:s/>X <text:s/>X <text:s/>X <text:s/>X <text:s/>. <text:s/>. <text:s/>. <text:s/>X <text:s/>X <text:s/>X <text:s/>. <text:s/>X <text:s/>. <text:s/>. <text:s/>. |</text:p>
      <text:p text:style-name="P1">| X <text:s/>3 <text:s/>. <text:s/>. <text:s/>. <text:s/>. <text:s/>. <text:s/>. <text:s/>X <text:s/>. <text:s/>. <text:s/>. <text:s/>X <text:s/>X <text:s/>X <text:s/>. <text:s/>. <text:s/>X <text:s/>. <text:s/>. |</text:p>
      <text:p text:style-name="P1">| X <text:s/>2 <text:s/>. <text:s/>. <text:s/>. <text:s/>. <text:s/>. <text:s/>. <text:s/>. <text:s/>. <text:s/>. <text:s/>. <text:s/>. <text:s/>. <text:s/>. <text:s/>. <text:s/>. <text:s/>. <text:s/>. <text:s/>X |</text:p>
      <text:p text:style-name="P1">| X <text:s/>1 <text:s/>. <text:s/>X <text:s/>X <text:s/>. <text:s/>X <text:s/>X <text:s/>X <text:s/>X <text:s/>. <text:s/>X <text:s/>. <text:s/>X <text:s/>X <text:s/>. <text:s/>. <text:s/>X <text:s/>. <text:s/>. |</text:p>
      <text:p text:style-name="P1">| 0 <text:s/>. <text:s/>. <text:s/>. <text:s/>. <text:s/>. <text:s/>X <text:s/>X <text:s/>X <text:s/>X <text:s/>. <text:s/>X <text:s/>. <text:s/>X <text:s/>X <text:s/>X <text:s/>. <text:s/>. <text:s/>. <text:s/>X |</text:p>
      <text:p text:style-name="P1">--------------------------------------------------------------</text:p>
      <text:p text:style-name="P1">Best fitness of #17 th population: 0.005390442848568782</text:p>
      <text:p text:style-name="P1">Total fitness of #17 th population: 0.8782405676423662</text:p>
      <text:p text:style-name="P1"># of visited cells in #17th population: 33</text:p>
      <text:p text:style-name="P1">--------------------------------------------------------------</text:p>
      <text:p text:style-name="P1">| X <text:s/>X <text:s/>X <text:s/>X <text:s/>X <text:s/>X <text:s/>X <text:s/>X <text:s/>X <text:s/>X <text:s/>X <text:s/>X <text:s/>. <text:s/>X <text:s/>. <text:s/>X <text:s/>X <text:s/>. <text:s/>. <text:s/>32|</text:p>
      <text:p text:style-name="P1">| X <text:s/>X <text:s/>. <text:s/>. <text:s/>. <text:s/>. <text:s/>. <text:s/>X <text:s/>. <text:s/>. <text:s/>X <text:s/>X <text:s/>. <text:s/>X <text:s/>. <text:s/>X <text:s/>X <text:s/>. <text:s/>31 X |</text:p>
      <text:p text:style-name="P1">| X <text:s/>X <text:s/>. <text:s/>. <text:s/>. <text:s/>. <text:s/>. <text:s/>X <text:s/>. <text:s/>. <text:s/>X <text:s/>X <text:s/>. <text:s/>. <text:s/>. <text:s/>. <text:s/>X <text:s/>30 . <text:s/>X |</text:p>
      <text:p text:style-name="P1">| X <text:s/>X <text:s/>. <text:s/>. <text:s/>X <text:s/>X <text:s/>X <text:s/>X <text:s/>. <text:s/>. <text:s/>X <text:s/>X <text:s/>. <text:s/>X <text:s/>X <text:s/>. <text:s/>X <text:s/>. <text:s/>29 X |</text:p>
      <text:p text:style-name="P1">| X <text:s/>X <text:s/>. <text:s/>. <text:s/>. <text:s/>. <text:s/>. <text:s/>. <text:s/>. <text:s/>. <text:s/>. <text:s/>. <text:s/>. <text:s/>X <text:s/>X <text:s/>. <text:s/>. <text:s/>28 . <text:s/>X |</text:p>
      <text:p text:style-name="P1">| X <text:s/>X <text:s/>. <text:s/>. <text:s/>. <text:s/>. <text:s/>. <text:s/>. <text:s/>. <text:s/>. <text:s/>X <text:s/>X <text:s/>X <text:s/>X <text:s/>X <text:s/>X <text:s/>27 . <text:s/>. <text:s/>X |</text:p>
      <text:p text:style-name="P1">| X <text:s/>X <text:s/>. <text:s/>. <text:s/>. <text:s/>. <text:s/>X <text:s/>X <text:s/>X <text:s/>. <text:s/>X <text:s/>X <text:s/>X <text:s/>X <text:s/>25 26 . <text:s/>. <text:s/>. <text:s/>X |</text:p>
      <text:p text:style-name="P1">| X <text:s/>X <text:s/>. <text:s/>. <text:s/>. <text:s/>. <text:s/>X <text:s/>X <text:s/>X <text:s/>. <text:s/>. <text:s/>. <text:s/>20 X <text:s/>24 X <text:s/>X <text:s/>. <text:s/>. <text:s/>X |</text:p>
      <text:p text:style-name="P1">| X <text:s/>X <text:s/>. <text:s/>X <text:s/>. <text:s/>. <text:s/>X <text:s/>X <text:s/>X <text:s/>17 . <text:s/>19 21 23 X <text:s/>. <text:s/>. <text:s/>. <text:s/>. <text:s/>X |</text:p>
      <text:p text:style-name="P1">| X <text:s/>X <text:s/>. <text:s/>. <text:s/>. <text:s/>X <text:s/>X <text:s/>X <text:s/>16 . <text:s/>18 . <text:s/>. <text:s/>. <text:s/>. <text:s/>. <text:s/>. <text:s/>. <text:s/>X <text:s/>X |</text:p>
      <text:p text:style-name="P1">| X <text:s/>. <text:s/>. <text:s/>. <text:s/>12 . <text:s/>X <text:s/>15 X <text:s/>. <text:s/>. <text:s/>X <text:s/>X <text:s/>. <text:s/>X <text:s/>X <text:s/>. <text:s/>. <text:s/>X <text:s/>X |</text:p>
      <text:p text:style-name="P1">| . <text:s/>. <text:s/>. <text:s/>11 . <text:s/>13 14 X <text:s/>X <text:s/>. <text:s/>. <text:s/>. <text:s/>X <text:s/>. <text:s/>X <text:s/>X <text:s/>. <text:s/>. <text:s/>X <text:s/>X |</text:p>
      <text:p text:style-name="P1">| . <text:s/>. <text:s/>8 <text:s/>10 . <text:s/>. <text:s/>X <text:s/>X <text:s/>X <text:s/>. <text:s/>. <text:s/>. <text:s/>X <text:s/>. <text:s/>X <text:s/>. <text:s/>X <text:s/>. <text:s/>. <text:s/>. |</text:p>
      <text:p text:style-name="P1">| . <text:s/>. <text:s/>7 <text:s/>6 <text:s/>. <text:s/>. <text:s/>. <text:s/>. <text:s/>. <text:s/>. <text:s/>X <text:s/>. <text:s/>X <text:s/>. <text:s/>. <text:s/>. <text:s/>. <text:s/>. <text:s/>. <text:s/>X |</text:p>
      <text:p text:style-name="P1">| . <text:s/>. <text:s/>5 <text:s/>X <text:s/>X <text:s/>X <text:s/>X <text:s/>X <text:s/>X <text:s/>. <text:s/>. <text:s/>. <text:s/>X <text:s/>X <text:s/>X <text:s/>. <text:s/>. <text:s/>. <text:s/>X <text:s/>. |</text:p>
      <text:p text:style-name="P1">| . <text:s/>4 <text:s/>X <text:s/>X <text:s/>X <text:s/>X <text:s/>X <text:s/>X <text:s/>X <text:s/>. <text:s/>. <text:s/>. <text:s/>X <text:s/>X <text:s/>X <text:s/>. <text:s/>X <text:s/>. <text:s/>. <text:s/>. |</text:p>
      <text:p text:style-name="P1">| X <text:s/>3 <text:s/>. <text:s/>. <text:s/>. <text:s/>. <text:s/>. <text:s/>. <text:s/>X <text:s/>. <text:s/>. <text:s/>. <text:s/>X <text:s/>X <text:s/>X <text:s/>. <text:s/>. <text:s/>X <text:s/>. <text:s/>. |</text:p>
      <text:p text:style-name="P1">| X <text:s/>2 <text:s/>. <text:s/>. <text:s/>. <text:s/>. <text:s/>. <text:s/>. <text:s/>. <text:s/>. <text:s/>. <text:s/>. <text:s/>. <text:s/>. <text:s/>. <text:s/>. <text:s/>. <text:s/>. <text:s/>. <text:s/>X |</text:p>
      <text:p text:style-name="P1">| X <text:s/>1 <text:s/>. <text:s/>X <text:s/>X <text:s/>. <text:s/>X <text:s/>X <text:s/>X <text:s/>X <text:s/>. <text:s/>X <text:s/>. <text:s/>X <text:s/>X <text:s/>. <text:s/>. <text:s/>X <text:s/>. <text:s/>. |</text:p>
      <text:p text:style-name="P1">| 0 <text:s/>. <text:s/>. <text:s/>. <text:s/>. <text:s/>. <text:s/>X <text:s/>X <text:s/>X <text:s/>X <text:s/>. <text:s/>X <text:s/>. <text:s/>X <text:s/>X <text:s/>X <text:s/>. <text:s/>. <text:s/>. <text:s/>X |</text:p>
      <text:p text:style-name="P1">--------------------------------------------------------------</text:p>
      <text:p text:style-name="P1">Best fitness of #18 th population: 0.005741813573031885</text:p>
      <text:p text:style-name="P1">Total fitness of #18 th population: 0.9526337386026914</text:p>
      <text:p text:style-name="P1"># of visited cells in #18th population: 32</text:p>
      <text:p text:style-name="P1">--------------------------------------------------------------</text:p>
      <text:p text:style-name="P1">| X <text:s/>X <text:s/>X <text:s/>X <text:s/>X <text:s/>X <text:s/>X <text:s/>X <text:s/>X <text:s/>X <text:s/>X <text:s/>X <text:s/>. <text:s/>X <text:s/>. <text:s/>X <text:s/>X <text:s/>. <text:s/>. <text:s/>31|</text:p>
      <text:p text:style-name="P1">| X <text:s/>X <text:s/>. <text:s/>. <text:s/>. <text:s/>. <text:s/>. <text:s/>X <text:s/>. <text:s/>. <text:s/>X <text:s/>X <text:s/>. <text:s/>X <text:s/>. <text:s/>X <text:s/>X <text:s/>29 30 X |</text:p>
      <text:p text:style-name="P1">| X <text:s/>X <text:s/>. <text:s/>. <text:s/>. <text:s/>. <text:s/>. <text:s/>X <text:s/>. <text:s/>. <text:s/>X <text:s/>X <text:s/>. <text:s/>. <text:s/>. <text:s/>. <text:s/>X <text:s/>28 . <text:s/>X |</text:p>
      <text:p text:style-name="P1">| X <text:s/>X <text:s/>. <text:s/>. <text:s/>X <text:s/>X <text:s/>X <text:s/>X <text:s/>. <text:s/>. <text:s/>X <text:s/>X <text:s/>. <text:s/>X <text:s/>X <text:s/>. <text:s/>X <text:s/>. <text:s/>27 X |</text:p>
      <text:p text:style-name="P1">| X <text:s/>X <text:s/>. <text:s/>. <text:s/>. <text:s/>. <text:s/>. <text:s/>. <text:s/>. <text:s/>. <text:s/>. <text:s/>. <text:s/>. <text:s/>X <text:s/>X <text:s/>. <text:s/>. <text:s/>26 . <text:s/>X |</text:p>
      <text:p text:style-name="P1">| X <text:s/>X <text:s/>. <text:s/>. <text:s/>. <text:s/>. <text:s/>. <text:s/>. <text:s/>. <text:s/>. <text:s/>X <text:s/>X <text:s/>X <text:s/>X <text:s/>X <text:s/>X <text:s/>25 . <text:s/>. <text:s/>X |</text:p>
      <text:p text:style-name="P1">| X <text:s/>X <text:s/>. <text:s/>. <text:s/>. <text:s/>. <text:s/>X <text:s/>X <text:s/>X <text:s/>. <text:s/>X <text:s/>X <text:s/>X <text:s/>X <text:s/>23 24 . <text:s/>. <text:s/>. <text:s/>X |</text:p>
      <text:p text:style-name="P1">| X <text:s/>X <text:s/>. <text:s/>. <text:s/>. <text:s/>. <text:s/>X <text:s/>X <text:s/>X <text:s/>. <text:s/>. <text:s/>. <text:s/>20 X <text:s/>22 X <text:s/>X <text:s/>. <text:s/>. <text:s/>X |</text:p>
      <text:p text:style-name="P1">| X <text:s/>X <text:s/>. <text:s/>X <text:s/>. <text:s/>. <text:s/>X <text:s/>X <text:s/>X <text:s/>17 . <text:s/>19 . <text:s/>21 X <text:s/>. <text:s/>. <text:s/>. <text:s/>. <text:s/>X |</text:p>
      <text:p text:style-name="P1">| X <text:s/>X <text:s/>. <text:s/>. <text:s/>. <text:s/>X <text:s/>X <text:s/>X <text:s/>16 . <text:s/>18 . <text:s/>. <text:s/>. <text:s/>. <text:s/>. <text:s/>. <text:s/>. <text:s/>X <text:s/>X |</text:p>
      <text:p text:style-name="P1">| X <text:s/>. <text:s/>. <text:s/>. <text:s/>12 . <text:s/>X <text:s/>15 X <text:s/>. <text:s/>. <text:s/>X <text:s/>X <text:s/>. <text:s/>X <text:s/>X <text:s/>. <text:s/>. <text:s/>X <text:s/>X |</text:p>
      <text:p text:style-name="P1">| . <text:s/>. <text:s/>. <text:s/>11 . <text:s/>13 14 X <text:s/>X <text:s/>. <text:s/>. <text:s/>. <text:s/>X <text:s/>. <text:s/>X <text:s/>X <text:s/>. <text:s/>. <text:s/>X <text:s/>X |</text:p>
      <text:p text:style-name="P1">| . <text:s/>. <text:s/>8 <text:s/>10 . <text:s/>. <text:s/>X <text:s/>X <text:s/>X <text:s/>. <text:s/>. <text:s/>. <text:s/>X <text:s/>. <text:s/>X <text:s/>. <text:s/>X <text:s/>. <text:s/>. <text:s/>. |</text:p>
      <text:p text:style-name="P1">| . <text:s/>. <text:s/>7 <text:s/>6 <text:s/>. <text:s/>. <text:s/>. <text:s/>. <text:s/>. <text:s/>. <text:s/>X <text:s/>. <text:s/>X <text:s/>. <text:s/>. <text:s/>. <text:s/>. <text:s/>. <text:s/>. <text:s/>X |</text:p>
      <text:p text:style-name="P1">| . <text:s/>. <text:s/>5 <text:s/>X <text:s/>X <text:s/>X <text:s/>X <text:s/>X <text:s/>X <text:s/>. <text:s/>. <text:s/>. <text:s/>X <text:s/>X <text:s/>X <text:s/>. <text:s/>. <text:s/>. <text:s/>X <text:s/>. |</text:p>
      <text:p text:style-name="P1">| . <text:s/>4 <text:s/>X <text:s/>X <text:s/>X <text:s/>X <text:s/>X <text:s/>X <text:s/>X <text:s/>. <text:s/>. <text:s/>. <text:s/>X <text:s/>X <text:s/>X <text:s/>. <text:s/>X <text:s/>. <text:s/>. <text:s/>. |</text:p>
      <text:p text:style-name="P1">| X <text:s/>3 <text:s/>. <text:s/>. <text:s/>. <text:s/>. <text:s/>. <text:s/>. <text:s/>X <text:s/>. <text:s/>. <text:s/>. <text:s/>X <text:s/>X <text:s/>X <text:s/>. <text:s/>. <text:s/>X <text:s/>. <text:s/>. |</text:p>
      <text:p text:style-name="P1">| X <text:s/>2 <text:s/>. <text:s/>. <text:s/>. <text:s/>. <text:s/>. <text:s/>. <text:s/>. <text:s/>. <text:s/>. <text:s/>. <text:s/>. <text:s/>. <text:s/>. <text:s/>. <text:s/>. <text:s/>. <text:s/>. <text:s/>X |</text:p>
      <text:p text:style-name="P1">| X <text:s/>1 <text:s/>. <text:s/>X <text:s/>X <text:s/>. <text:s/>X <text:s/>X <text:s/>X <text:s/>X <text:s/>. <text:s/>X <text:s/>. <text:s/>X <text:s/>X <text:s/>. <text:s/>. <text:s/>X <text:s/>. <text:s/>. |</text:p>
      <text:p text:style-name="P1">| 0 <text:s/>. <text:s/>. <text:s/>. <text:s/>. <text:s/>. <text:s/>X <text:s/>X <text:s/>X <text:s/>X <text:s/>. <text:s/>X <text:s/>. <text:s/>X <text:s/>X <text:s/>X <text:s/>. <text:s/>. <text:s/>. <text:s/>X |</text:p>
      <text:p text:style-name="P1"><text:soft-page-break/>--------------------------------------------------------------</text:p>
      <text:p text:style-name="P1">Best fitness of #19 th population: 0.005742271483524396</text:p>
      <text:p text:style-name="P1">Total fitness of #19 th population: 0.9931125288730501</text:p>
      <text:p text:style-name="P1"># of visited cells in #19th population: 33</text:p>
      <text:p text:style-name="P1">--------------------------------------------------------------</text:p>
      <text:p text:style-name="P1">| X <text:s/>X <text:s/>X <text:s/>X <text:s/>X <text:s/>X <text:s/>X <text:s/>X <text:s/>X <text:s/>X <text:s/>X <text:s/>X <text:s/>. <text:s/>X <text:s/>. <text:s/>X <text:s/>X <text:s/>. <text:s/>. <text:s/>32|</text:p>
      <text:p text:style-name="P1">| X <text:s/>X <text:s/>. <text:s/>. <text:s/>. <text:s/>. <text:s/>. <text:s/>X <text:s/>. <text:s/>. <text:s/>X <text:s/>X <text:s/>. <text:s/>X <text:s/>. <text:s/>X <text:s/>X <text:s/>. <text:s/>31 X |</text:p>
      <text:p text:style-name="P1">| X <text:s/>X <text:s/>. <text:s/>. <text:s/>. <text:s/>. <text:s/>. <text:s/>X <text:s/>. <text:s/>. <text:s/>X <text:s/>X <text:s/>. <text:s/>. <text:s/>. <text:s/>. <text:s/>X <text:s/>. <text:s/>30 X |</text:p>
      <text:p text:style-name="P1">| X <text:s/>X <text:s/>. <text:s/>. <text:s/>X <text:s/>X <text:s/>X <text:s/>X <text:s/>. <text:s/>. <text:s/>X <text:s/>X <text:s/>. <text:s/>X <text:s/>X <text:s/>. <text:s/>X <text:s/>29 . <text:s/>X |</text:p>
      <text:p text:style-name="P1">| X <text:s/>X <text:s/>. <text:s/>. <text:s/>. <text:s/>. <text:s/>. <text:s/>. <text:s/>. <text:s/>. <text:s/>. <text:s/>. <text:s/>. <text:s/>X <text:s/>X <text:s/>. <text:s/>. <text:s/>26 . <text:s/>X |</text:p>
      <text:p text:style-name="P1">| X <text:s/>X <text:s/>. <text:s/>. <text:s/>. <text:s/>. <text:s/>. <text:s/>. <text:s/>. <text:s/>. <text:s/>X <text:s/>X <text:s/>X <text:s/>X <text:s/>X <text:s/>X <text:s/>25 . <text:s/>. <text:s/>X |</text:p>
      <text:p text:style-name="P1">| X <text:s/>X <text:s/>. <text:s/>. <text:s/>. <text:s/>. <text:s/>X <text:s/>X <text:s/>X <text:s/>. <text:s/>X <text:s/>X <text:s/>X <text:s/>X <text:s/>23 24 . <text:s/>. <text:s/>. <text:s/>X |</text:p>
      <text:p text:style-name="P1">| X <text:s/>X <text:s/>. <text:s/>. <text:s/>. <text:s/>. <text:s/>X <text:s/>X <text:s/>X <text:s/>. <text:s/>. <text:s/>. <text:s/>20 X <text:s/>22 X <text:s/>X <text:s/>. <text:s/>. <text:s/>X |</text:p>
      <text:p text:style-name="P1">| X <text:s/>X <text:s/>. <text:s/>X <text:s/>. <text:s/>. <text:s/>X <text:s/>X <text:s/>X <text:s/>17 . <text:s/>19 . <text:s/>21 X <text:s/>. <text:s/>. <text:s/>. <text:s/>. <text:s/>X |</text:p>
      <text:p text:style-name="P1">| X <text:s/>X <text:s/>. <text:s/>. <text:s/>. <text:s/>X <text:s/>X <text:s/>X <text:s/>16 . <text:s/>18 . <text:s/>. <text:s/>. <text:s/>. <text:s/>. <text:s/>. <text:s/>. <text:s/>X <text:s/>X |</text:p>
      <text:p text:style-name="P1">| X <text:s/>. <text:s/>. <text:s/>. <text:s/>12 . <text:s/>X <text:s/>15 X <text:s/>. <text:s/>. <text:s/>X <text:s/>X <text:s/>. <text:s/>X <text:s/>X <text:s/>. <text:s/>. <text:s/>X <text:s/>X |</text:p>
      <text:p text:style-name="P1">| . <text:s/>. <text:s/>. <text:s/>11 . <text:s/>13 14 X <text:s/>X <text:s/>. <text:s/>. <text:s/>. <text:s/>X <text:s/>. <text:s/>X <text:s/>X <text:s/>. <text:s/>. <text:s/>X <text:s/>X |</text:p>
      <text:p text:style-name="P1">| . <text:s/>. <text:s/>8 <text:s/>10 . <text:s/>. <text:s/>X <text:s/>X <text:s/>X <text:s/>. <text:s/>. <text:s/>. <text:s/>X <text:s/>. <text:s/>X <text:s/>. <text:s/>X <text:s/>. <text:s/>. <text:s/>. |</text:p>
      <text:p text:style-name="P1">| . <text:s/>. <text:s/>7 <text:s/>6 <text:s/>. <text:s/>. <text:s/>. <text:s/>. <text:s/>. <text:s/>. <text:s/>X <text:s/>. <text:s/>X <text:s/>. <text:s/>. <text:s/>. <text:s/>. <text:s/>. <text:s/>. <text:s/>X |</text:p>
      <text:p text:style-name="P1">| . <text:s/>. <text:s/>5 <text:s/>X <text:s/>X <text:s/>X <text:s/>X <text:s/>X <text:s/>X <text:s/>. <text:s/>. <text:s/>. <text:s/>X <text:s/>X <text:s/>X <text:s/>. <text:s/>. <text:s/>. <text:s/>X <text:s/>. |</text:p>
      <text:p text:style-name="P1">| . <text:s/>4 <text:s/>X <text:s/>X <text:s/>X <text:s/>X <text:s/>X <text:s/>X <text:s/>X <text:s/>. <text:s/>. <text:s/>. <text:s/>X <text:s/>X <text:s/>X <text:s/>. <text:s/>X <text:s/>. <text:s/>. <text:s/>. |</text:p>
      <text:p text:style-name="P1">| X <text:s/>3 <text:s/>. <text:s/>. <text:s/>. <text:s/>. <text:s/>. <text:s/>. <text:s/>X <text:s/>. <text:s/>. <text:s/>. <text:s/>X <text:s/>X <text:s/>X <text:s/>. <text:s/>. <text:s/>X <text:s/>. <text:s/>. |</text:p>
      <text:p text:style-name="P1">| X <text:s/>2 <text:s/>. <text:s/>. <text:s/>. <text:s/>. <text:s/>. <text:s/>. <text:s/>. <text:s/>. <text:s/>. <text:s/>. <text:s/>. <text:s/>. <text:s/>. <text:s/>. <text:s/>. <text:s/>. <text:s/>. <text:s/>X |</text:p>
      <text:p text:style-name="P1">| X <text:s/>1 <text:s/>. <text:s/>X <text:s/>X <text:s/>. <text:s/>X <text:s/>X <text:s/>X <text:s/>X <text:s/>. <text:s/>X <text:s/>. <text:s/>X <text:s/>X <text:s/>. <text:s/>. <text:s/>X <text:s/>. <text:s/>. |</text:p>
      <text:p text:style-name="P1">| 0 <text:s/>. <text:s/>. <text:s/>. <text:s/>. <text:s/>. <text:s/>X <text:s/>X <text:s/>X <text:s/>X <text:s/>. <text:s/>X <text:s/>. <text:s/>X <text:s/>X <text:s/>X <text:s/>. <text:s/>. <text:s/>. <text:s/>X |</text:p>
      <text:p text:style-name="P1">--------------------------------------------------------------</text:p>
      <text:p text:style-name="P1">Best fitness of #21 th population: 0.005940217377039975</text:p>
      <text:p text:style-name="P1">Total fitness of #21 th population: 1.094851048934514</text:p>
      <text:p text:style-name="P1"># of visited cells in #21th population: 31</text:p>
      <text:p text:style-name="P1">--------------------------------------------------------------</text:p>
      <text:p text:style-name="P1">| X <text:s/>X <text:s/>X <text:s/>X <text:s/>X <text:s/>X <text:s/>X <text:s/>X <text:s/>X <text:s/>X <text:s/>X <text:s/>X <text:s/>. <text:s/>X <text:s/>. <text:s/>X <text:s/>X <text:s/>. <text:s/>. <text:s/>30|</text:p>
      <text:p text:style-name="P1">| X <text:s/>X <text:s/>. <text:s/>. <text:s/>. <text:s/>. <text:s/>. <text:s/>X <text:s/>. <text:s/>. <text:s/>X <text:s/>X <text:s/>. <text:s/>X <text:s/>. <text:s/>X <text:s/>X <text:s/>. <text:s/>29 X |</text:p>
      <text:p text:style-name="P1">| X <text:s/>X <text:s/>. <text:s/>. <text:s/>. <text:s/>. <text:s/>. <text:s/>X <text:s/>. <text:s/>. <text:s/>X <text:s/>X <text:s/>. <text:s/>. <text:s/>. <text:s/>. <text:s/>X <text:s/>28 . <text:s/>X |</text:p>
      <text:p text:style-name="P1">| X <text:s/>X <text:s/>. <text:s/>. <text:s/>X <text:s/>X <text:s/>X <text:s/>X <text:s/>. <text:s/>. <text:s/>X <text:s/>X <text:s/>. <text:s/>X <text:s/>X <text:s/>. <text:s/>X <text:s/>. <text:s/>27 X |</text:p>
      <text:p text:style-name="P1">| X <text:s/>X <text:s/>. <text:s/>. <text:s/>. <text:s/>. <text:s/>. <text:s/>. <text:s/>. <text:s/>. <text:s/>. <text:s/>. <text:s/>. <text:s/>X <text:s/>X <text:s/>. <text:s/>. <text:s/>26 . <text:s/>X |</text:p>
      <text:p text:style-name="P1">| X <text:s/>X <text:s/>. <text:s/>. <text:s/>. <text:s/>. <text:s/>. <text:s/>. <text:s/>. <text:s/>. <text:s/>X <text:s/>X <text:s/>X <text:s/>X <text:s/>X <text:s/>X <text:s/>25 . <text:s/>. <text:s/>X |</text:p>
      <text:p text:style-name="P1">| X <text:s/>X <text:s/>. <text:s/>. <text:s/>. <text:s/>. <text:s/>X <text:s/>X <text:s/>X <text:s/>. <text:s/>X <text:s/>X <text:s/>X <text:s/>X <text:s/>23 24 . <text:s/>. <text:s/>. <text:s/>X |</text:p>
      <text:p text:style-name="P1">| X <text:s/>X <text:s/>. <text:s/>. <text:s/>. <text:s/>. <text:s/>X <text:s/>X <text:s/>X <text:s/>. <text:s/>. <text:s/>. <text:s/>20 X <text:s/>22 X <text:s/>X <text:s/>. <text:s/>. <text:s/>X |</text:p>
      <text:p text:style-name="P1">| X <text:s/>X <text:s/>. <text:s/>X <text:s/>. <text:s/>. <text:s/>X <text:s/>X <text:s/>X <text:s/>17 . <text:s/>19 . <text:s/>21 X <text:s/>. <text:s/>. <text:s/>. <text:s/>. <text:s/>X |</text:p>
      <text:p text:style-name="P1">| X <text:s/>X <text:s/>. <text:s/>. <text:s/>. <text:s/>X <text:s/>X <text:s/>X <text:s/>16 . <text:s/>18 . <text:s/>. <text:s/>. <text:s/>. <text:s/>. <text:s/>. <text:s/>. <text:s/>X <text:s/>X |</text:p>
      <text:p text:style-name="P1">| X <text:s/>. <text:s/>. <text:s/>. <text:s/>12 . <text:s/>X <text:s/>15 X <text:s/>. <text:s/>. <text:s/>X <text:s/>X <text:s/>. <text:s/>X <text:s/>X <text:s/>. <text:s/>. <text:s/>X <text:s/>X |</text:p>
      <text:p text:style-name="P1">| . <text:s/>. <text:s/>. <text:s/>11 . <text:s/>13 14 X <text:s/>X <text:s/>. <text:s/>. <text:s/>. <text:s/>X <text:s/>. <text:s/>X <text:s/>X <text:s/>. <text:s/>. <text:s/>X <text:s/>X |</text:p>
      <text:p text:style-name="P1">| . <text:s/>. <text:s/>8 <text:s/>10 . <text:s/>. <text:s/>X <text:s/>X <text:s/>X <text:s/>. <text:s/>. <text:s/>. <text:s/>X <text:s/>. <text:s/>X <text:s/>. <text:s/>X <text:s/>. <text:s/>. <text:s/>. |</text:p>
      <text:p text:style-name="P1">| . <text:s/>. <text:s/>7 <text:s/>6 <text:s/>. <text:s/>. <text:s/>. <text:s/>. <text:s/>. <text:s/>. <text:s/>X <text:s/>. <text:s/>X <text:s/>. <text:s/>. <text:s/>. <text:s/>. <text:s/>. <text:s/>. <text:s/>X |</text:p>
      <text:p text:style-name="P1">| . <text:s/>. <text:s/>5 <text:s/>X <text:s/>X <text:s/>X <text:s/>X <text:s/>X <text:s/>X <text:s/>. <text:s/>. <text:s/>. <text:s/>X <text:s/>X <text:s/>X <text:s/>. <text:s/>. <text:s/>. <text:s/>X <text:s/>. |</text:p>
      <text:p text:style-name="P1">| . <text:s/>4 <text:s/>X <text:s/>X <text:s/>X <text:s/>X <text:s/>X <text:s/>X <text:s/>X <text:s/>. <text:s/>. <text:s/>. <text:s/>X <text:s/>X <text:s/>X <text:s/>. <text:s/>X <text:s/>. <text:s/>. <text:s/>. |</text:p>
      <text:p text:style-name="P1">| X <text:s/>3 <text:s/>. <text:s/>. <text:s/>. <text:s/>. <text:s/>. <text:s/>. <text:s/>X <text:s/>. <text:s/>. <text:s/>. <text:s/>X <text:s/>X <text:s/>X <text:s/>. <text:s/>. <text:s/>X <text:s/>. <text:s/>. |</text:p>
      <text:p text:style-name="P1">| X <text:s/>2 <text:s/>. <text:s/>. <text:s/>. <text:s/>. <text:s/>. <text:s/>. <text:s/>. <text:s/>. <text:s/>. <text:s/>. <text:s/>. <text:s/>. <text:s/>. <text:s/>. <text:s/>. <text:s/>. <text:s/>. <text:s/>X |</text:p>
      <text:p text:style-name="P1">| X <text:s/>1 <text:s/>. <text:s/>X <text:s/>X <text:s/>. <text:s/>X <text:s/>X <text:s/>X <text:s/>X <text:s/>. <text:s/>X <text:s/>. <text:s/>X <text:s/>X <text:s/>. <text:s/>. <text:s/>X <text:s/>. <text:s/>. |</text:p>
      <text:p text:style-name="P1">| 0 <text:s/>. <text:s/>. <text:s/>. <text:s/>. <text:s/>. <text:s/>X <text:s/>X <text:s/>X <text:s/>X <text:s/>. <text:s/>X <text:s/>. <text:s/>X <text:s/>X <text:s/>X <text:s/>. <text:s/>. <text:s/>. <text:s/>X |</text:p>
      <text:p text:style-name="P1">--------------------------------------------------------------</text:p>
      <text:p text:style-name="P1">Best fitness of #23 th population: 0.006501784717875711</text:p>
      <text:p text:style-name="P1">Total fitness of #23 th population: 1.1643919540857672</text:p>
      <text:p text:style-name="P1"># of visited cells in #23th population: 32</text:p>
      <text:p text:style-name="P1">--------------------------------------------------------------</text:p>
      <text:p text:style-name="P1">| X <text:s/>X <text:s/>X <text:s/>X <text:s/>X <text:s/>X <text:s/>X <text:s/>X <text:s/>X <text:s/>X <text:s/>X <text:s/>X <text:s/>. <text:s/>X <text:s/>. <text:s/>X <text:s/>X <text:s/>. <text:s/>. <text:s/>31|</text:p>
      <text:p text:style-name="P1">| X <text:s/>X <text:s/>. <text:s/>. <text:s/>. <text:s/>. <text:s/>. <text:s/>X <text:s/>. <text:s/>. <text:s/>X <text:s/>X <text:s/>. <text:s/>X <text:s/>. <text:s/>X <text:s/>X <text:s/>. <text:s/>30 X |</text:p>
      <text:p text:style-name="P1">| X <text:s/>X <text:s/>. <text:s/>. <text:s/>. <text:s/>. <text:s/>. <text:s/>X <text:s/>. <text:s/>. <text:s/>X <text:s/>X <text:s/>. <text:s/>. <text:s/>. <text:s/>. <text:s/>X <text:s/>. <text:s/>29 X |</text:p>
      <text:p text:style-name="P1"><text:soft-page-break/>| X <text:s/>X <text:s/>. <text:s/>. <text:s/>X <text:s/>X <text:s/>X <text:s/>X <text:s/>. <text:s/>. <text:s/>X <text:s/>X <text:s/>. <text:s/>X <text:s/>X <text:s/>. <text:s/>X <text:s/>28 . <text:s/>X |</text:p>
      <text:p text:style-name="P1">| X <text:s/>X <text:s/>. <text:s/>. <text:s/>. <text:s/>. <text:s/>. <text:s/>. <text:s/>. <text:s/>. <text:s/>. <text:s/>. <text:s/>. <text:s/>X <text:s/>X <text:s/>. <text:s/>. <text:s/>25 . <text:s/>X |</text:p>
      <text:p text:style-name="P1">| X <text:s/>X <text:s/>. <text:s/>. <text:s/>. <text:s/>. <text:s/>. <text:s/>. <text:s/>. <text:s/>. <text:s/>X <text:s/>X <text:s/>X <text:s/>X <text:s/>X <text:s/>X <text:s/>24 . <text:s/>. <text:s/>X |</text:p>
      <text:p text:style-name="P1">| X <text:s/>X <text:s/>. <text:s/>. <text:s/>. <text:s/>. <text:s/>X <text:s/>X <text:s/>X <text:s/>. <text:s/>X <text:s/>X <text:s/>X <text:s/>X <text:s/>22 23 . <text:s/>. <text:s/>. <text:s/>X |</text:p>
      <text:p text:style-name="P1">| X <text:s/>X <text:s/>. <text:s/>. <text:s/>. <text:s/>. <text:s/>X <text:s/>X <text:s/>X <text:s/>. <text:s/>. <text:s/>. <text:s/>19 X <text:s/>21 X <text:s/>X <text:s/>. <text:s/>. <text:s/>X |</text:p>
      <text:p text:style-name="P1">| X <text:s/>X <text:s/>. <text:s/>X <text:s/>. <text:s/>. <text:s/>X <text:s/>X <text:s/>X <text:s/>16 . <text:s/>18 . <text:s/>20 X <text:s/>. <text:s/>. <text:s/>. <text:s/>. <text:s/>X |</text:p>
      <text:p text:style-name="P1">| X <text:s/>X <text:s/>. <text:s/>. <text:s/>. <text:s/>X <text:s/>X <text:s/>X <text:s/>15 . <text:s/>17 . <text:s/>. <text:s/>. <text:s/>. <text:s/>. <text:s/>. <text:s/>. <text:s/>X <text:s/>X |</text:p>
      <text:p text:style-name="P1">| X <text:s/>. <text:s/>. <text:s/>. <text:s/>11 . <text:s/>X <text:s/>14 X <text:s/>. <text:s/>. <text:s/>X <text:s/>X <text:s/>. <text:s/>X <text:s/>X <text:s/>. <text:s/>. <text:s/>X <text:s/>X |</text:p>
      <text:p text:style-name="P1">| . <text:s/>. <text:s/>. <text:s/>10 . <text:s/>12 13 X <text:s/>X <text:s/>. <text:s/>. <text:s/>. <text:s/>X <text:s/>. <text:s/>X <text:s/>X <text:s/>. <text:s/>. <text:s/>X <text:s/>X |</text:p>
      <text:p text:style-name="P1">| . <text:s/>. <text:s/>. <text:s/>9 <text:s/>7 <text:s/>. <text:s/>X <text:s/>X <text:s/>X <text:s/>. <text:s/>. <text:s/>. <text:s/>X <text:s/>. <text:s/>X <text:s/>. <text:s/>X <text:s/>. <text:s/>. <text:s/>. |</text:p>
      <text:p text:style-name="P1">| . <text:s/>. <text:s/>. <text:s/>6 <text:s/>. <text:s/>. <text:s/>. <text:s/>. <text:s/>. <text:s/>. <text:s/>X <text:s/>. <text:s/>X <text:s/>. <text:s/>. <text:s/>. <text:s/>. <text:s/>. <text:s/>. <text:s/>X |</text:p>
      <text:p text:style-name="P1">| . <text:s/>. <text:s/>5 <text:s/>X <text:s/>X <text:s/>X <text:s/>X <text:s/>X <text:s/>X <text:s/>. <text:s/>. <text:s/>. <text:s/>X <text:s/>X <text:s/>X <text:s/>. <text:s/>. <text:s/>. <text:s/>X <text:s/>. |</text:p>
      <text:p text:style-name="P1">| . <text:s/>4 <text:s/>X <text:s/>X <text:s/>X <text:s/>X <text:s/>X <text:s/>X <text:s/>X <text:s/>. <text:s/>. <text:s/>. <text:s/>X <text:s/>X <text:s/>X <text:s/>. <text:s/>X <text:s/>. <text:s/>. <text:s/>. |</text:p>
      <text:p text:style-name="P1">| X <text:s/>3 <text:s/>. <text:s/>. <text:s/>. <text:s/>. <text:s/>. <text:s/>. <text:s/>X <text:s/>. <text:s/>. <text:s/>. <text:s/>X <text:s/>X <text:s/>X <text:s/>. <text:s/>. <text:s/>X <text:s/>. <text:s/>. |</text:p>
      <text:p text:style-name="P1">| X <text:s/>2 <text:s/>. <text:s/>. <text:s/>. <text:s/>. <text:s/>. <text:s/>. <text:s/>. <text:s/>. <text:s/>. <text:s/>. <text:s/>. <text:s/>. <text:s/>. <text:s/>. <text:s/>. <text:s/>. <text:s/>. <text:s/>X |</text:p>
      <text:p text:style-name="P1">| X <text:s/>1 <text:s/>. <text:s/>X <text:s/>X <text:s/>. <text:s/>X <text:s/>X <text:s/>X <text:s/>X <text:s/>. <text:s/>X <text:s/>. <text:s/>X <text:s/>X <text:s/>. <text:s/>. <text:s/>X <text:s/>. <text:s/>. |</text:p>
      <text:p text:style-name="P1">| 0 <text:s/>. <text:s/>. <text:s/>. <text:s/>. <text:s/>. <text:s/>X <text:s/>X <text:s/>X <text:s/>X <text:s/>. <text:s/>X <text:s/>. <text:s/>X <text:s/>X <text:s/>X <text:s/>. <text:s/>. <text:s/>. <text:s/>X |</text:p>
      <text:p text:style-name="P1">--------------------------------------------------------------</text:p>
      <text:p text:style-name="P1">Best fitness of #30 th population: 0.006740667953551979</text:p>
      <text:p text:style-name="P1">Total fitness of #30 th population: 1.3410665596921556</text:p>
      <text:p text:style-name="P1"># of visited cells in #30th population: 30</text:p>
      <text:p text:style-name="P1">--------------------------------------------------------------</text:p>
      <text:p text:style-name="P1">| X <text:s/>X <text:s/>X <text:s/>X <text:s/>X <text:s/>X <text:s/>X <text:s/>X <text:s/>X <text:s/>X <text:s/>X <text:s/>X <text:s/>. <text:s/>X <text:s/>. <text:s/>X <text:s/>X <text:s/>. <text:s/>. <text:s/>29|</text:p>
      <text:p text:style-name="P1">| X <text:s/>X <text:s/>. <text:s/>. <text:s/>. <text:s/>. <text:s/>. <text:s/>X <text:s/>. <text:s/>. <text:s/>X <text:s/>X <text:s/>. <text:s/>X <text:s/>. <text:s/>X <text:s/>X <text:s/>. <text:s/>28 X |</text:p>
      <text:p text:style-name="P1">| X <text:s/>X <text:s/>. <text:s/>. <text:s/>. <text:s/>. <text:s/>. <text:s/>X <text:s/>. <text:s/>. <text:s/>X <text:s/>X <text:s/>. <text:s/>. <text:s/>. <text:s/>. <text:s/>X <text:s/>27 . <text:s/>X |</text:p>
      <text:p text:style-name="P1">| X <text:s/>X <text:s/>. <text:s/>. <text:s/>X <text:s/>X <text:s/>X <text:s/>X <text:s/>. <text:s/>. <text:s/>X <text:s/>X <text:s/>. <text:s/>X <text:s/>X <text:s/>. <text:s/>X <text:s/>. <text:s/>26 X |</text:p>
      <text:p text:style-name="P1">| X <text:s/>X <text:s/>. <text:s/>. <text:s/>. <text:s/>. <text:s/>. <text:s/>. <text:s/>. <text:s/>. <text:s/>. <text:s/>. <text:s/>. <text:s/>X <text:s/>X <text:s/>. <text:s/>. <text:s/>25 . <text:s/>X |</text:p>
      <text:p text:style-name="P1">| X <text:s/>X <text:s/>. <text:s/>. <text:s/>. <text:s/>. <text:s/>. <text:s/>. <text:s/>. <text:s/>. <text:s/>X <text:s/>X <text:s/>X <text:s/>X <text:s/>X <text:s/>X <text:s/>24 . <text:s/>. <text:s/>X |</text:p>
      <text:p text:style-name="P1">| X <text:s/>X <text:s/>. <text:s/>. <text:s/>. <text:s/>. <text:s/>X <text:s/>X <text:s/>X <text:s/>. <text:s/>X <text:s/>X <text:s/>X <text:s/>X <text:s/>22 23 . <text:s/>. <text:s/>. <text:s/>X |</text:p>
      <text:p text:style-name="P1">| X <text:s/>X <text:s/>. <text:s/>. <text:s/>. <text:s/>. <text:s/>X <text:s/>X <text:s/>X <text:s/>. <text:s/>. <text:s/>. <text:s/>19 X <text:s/>21 X <text:s/>X <text:s/>. <text:s/>. <text:s/>X |</text:p>
      <text:p text:style-name="P1">| X <text:s/>X <text:s/>. <text:s/>X <text:s/>. <text:s/>. <text:s/>X <text:s/>X <text:s/>X <text:s/>16 . <text:s/>18 . <text:s/>20 X <text:s/>. <text:s/>. <text:s/>. <text:s/>. <text:s/>X |</text:p>
      <text:p text:style-name="P1">| X <text:s/>X <text:s/>. <text:s/>. <text:s/>. <text:s/>X <text:s/>X <text:s/>X <text:s/>15 . <text:s/>17 . <text:s/>. <text:s/>. <text:s/>. <text:s/>. <text:s/>. <text:s/>. <text:s/>X <text:s/>X |</text:p>
      <text:p text:style-name="P1">| X <text:s/>. <text:s/>. <text:s/>. <text:s/>11 . <text:s/>X <text:s/>14 X <text:s/>. <text:s/>. <text:s/>X <text:s/>X <text:s/>. <text:s/>X <text:s/>X <text:s/>. <text:s/>. <text:s/>X <text:s/>X |</text:p>
      <text:p text:style-name="P1">| . <text:s/>. <text:s/>. <text:s/>10 . <text:s/>12 13 X <text:s/>X <text:s/>. <text:s/>. <text:s/>. <text:s/>X <text:s/>. <text:s/>X <text:s/>X <text:s/>. <text:s/>. <text:s/>X <text:s/>X |</text:p>
      <text:p text:style-name="P1">| . <text:s/>. <text:s/>. <text:s/>9 <text:s/>7 <text:s/>. <text:s/>X <text:s/>X <text:s/>X <text:s/>. <text:s/>. <text:s/>. <text:s/>X <text:s/>. <text:s/>X <text:s/>. <text:s/>X <text:s/>. <text:s/>. <text:s/>. |</text:p>
      <text:p text:style-name="P1">| . <text:s/>. <text:s/>. <text:s/>6 <text:s/>. <text:s/>. <text:s/>. <text:s/>. <text:s/>. <text:s/>. <text:s/>X <text:s/>. <text:s/>X <text:s/>. <text:s/>. <text:s/>. <text:s/>. <text:s/>. <text:s/>. <text:s/>X |</text:p>
      <text:p text:style-name="P1">| . <text:s/>. <text:s/>5 <text:s/>X <text:s/>X <text:s/>X <text:s/>X <text:s/>X <text:s/>X <text:s/>. <text:s/>. <text:s/>. <text:s/>X <text:s/>X <text:s/>X <text:s/>. <text:s/>. <text:s/>. <text:s/>X <text:s/>. |</text:p>
      <text:p text:style-name="P1">| . <text:s/>4 <text:s/>X <text:s/>X <text:s/>X <text:s/>X <text:s/>X <text:s/>X <text:s/>X <text:s/>. <text:s/>. <text:s/>. <text:s/>X <text:s/>X <text:s/>X <text:s/>. <text:s/>X <text:s/>. <text:s/>. <text:s/>. |</text:p>
      <text:p text:style-name="P1">| X <text:s/>3 <text:s/>. <text:s/>. <text:s/>. <text:s/>. <text:s/>. <text:s/>. <text:s/>X <text:s/>. <text:s/>. <text:s/>. <text:s/>X <text:s/>X <text:s/>X <text:s/>. <text:s/>. <text:s/>X <text:s/>. <text:s/>. |</text:p>
      <text:p text:style-name="P1">| X <text:s/>2 <text:s/>. <text:s/>. <text:s/>. <text:s/>. <text:s/>. <text:s/>. <text:s/>. <text:s/>. <text:s/>. <text:s/>. <text:s/>. <text:s/>. <text:s/>. <text:s/>. <text:s/>. <text:s/>. <text:s/>. <text:s/>X |</text:p>
      <text:p text:style-name="P1">| X <text:s/>1 <text:s/>. <text:s/>X <text:s/>X <text:s/>. <text:s/>X <text:s/>X <text:s/>X <text:s/>X <text:s/>. <text:s/>X <text:s/>. <text:s/>X <text:s/>X <text:s/>. <text:s/>. <text:s/>X <text:s/>. <text:s/>. |</text:p>
      <text:p text:style-name="P1">| 0 <text:s/>. <text:s/>. <text:s/>. <text:s/>. <text:s/>. <text:s/>X <text:s/>X <text:s/>X <text:s/>X <text:s/>. <text:s/>X <text:s/>. <text:s/>X <text:s/>X <text:s/>X <text:s/>. <text:s/>. <text:s/>. <text:s/>X |</text:p>
      <text:p text:style-name="P1">--------------------------------------------------------------</text:p>
      <text:p text:style-name="P1">Best fitness of #42 th population: 0.0069148860599343555</text:p>
      <text:p text:style-name="P1">Total fitness of #42 th population: 1.5019084365655764</text:p>
      <text:p text:style-name="P1"># of visited cells in #42th population: 32</text:p>
      <text:p text:style-name="P1">--------------------------------------------------------------</text:p>
      <text:p text:style-name="P1">| X <text:s/>X <text:s/>X <text:s/>X <text:s/>X <text:s/>X <text:s/>X <text:s/>X <text:s/>X <text:s/>X <text:s/>X <text:s/>X <text:s/>. <text:s/>X <text:s/>. <text:s/>X <text:s/>X <text:s/>. <text:s/>. <text:s/>31|</text:p>
      <text:p text:style-name="P1">| X <text:s/>X <text:s/>. <text:s/>. <text:s/>. <text:s/>. <text:s/>. <text:s/>X <text:s/>. <text:s/>. <text:s/>X <text:s/>X <text:s/>. <text:s/>X <text:s/>. <text:s/>X <text:s/>X <text:s/>29 28 X |</text:p>
      <text:p text:style-name="P1">| X <text:s/>X <text:s/>. <text:s/>. <text:s/>. <text:s/>. <text:s/>. <text:s/>X <text:s/>. <text:s/>. <text:s/>X <text:s/>X <text:s/>. <text:s/>. <text:s/>. <text:s/>. <text:s/>X <text:s/>. <text:s/>27 X |</text:p>
      <text:p text:style-name="P1">| X <text:s/>X <text:s/>. <text:s/>. <text:s/>X <text:s/>X <text:s/>X <text:s/>X <text:s/>. <text:s/>. <text:s/>X <text:s/>X <text:s/>. <text:s/>X <text:s/>X <text:s/>. <text:s/>X <text:s/>26 . <text:s/>X |</text:p>
      <text:p text:style-name="P1">| X <text:s/>X <text:s/>. <text:s/>. <text:s/>. <text:s/>. <text:s/>. <text:s/>. <text:s/>. <text:s/>. <text:s/>. <text:s/>. <text:s/>. <text:s/>X <text:s/>X <text:s/>. <text:s/>. <text:s/>25 . <text:s/>X |</text:p>
      <text:p text:style-name="P1">| X <text:s/>X <text:s/>. <text:s/>. <text:s/>. <text:s/>. <text:s/>. <text:s/>. <text:s/>. <text:s/>. <text:s/>X <text:s/>X <text:s/>X <text:s/>X <text:s/>X <text:s/>X <text:s/>24 . <text:s/>. <text:s/>X |</text:p>
      <text:p text:style-name="P1">| X <text:s/>X <text:s/>. <text:s/>. <text:s/>. <text:s/>. <text:s/>X <text:s/>X <text:s/>X <text:s/>. <text:s/>X <text:s/>X <text:s/>X <text:s/>X <text:s/>22 23 . <text:s/>. <text:s/>. <text:s/>X |</text:p>
      <text:p text:style-name="P1">| X <text:s/>X <text:s/>. <text:s/>. <text:s/>. <text:s/>. <text:s/>X <text:s/>X <text:s/>X <text:s/>. <text:s/>. <text:s/>. <text:s/>19 X <text:s/>21 X <text:s/>X <text:s/>. <text:s/>. <text:s/>X |</text:p>
      <text:p text:style-name="P1">| X <text:s/>X <text:s/>. <text:s/>X <text:s/>. <text:s/>. <text:s/>X <text:s/>X <text:s/>X <text:s/>16 . <text:s/>18 . <text:s/>20 X <text:s/>. <text:s/>. <text:s/>. <text:s/>. <text:s/>X |</text:p>
      <text:p text:style-name="P1">| X <text:s/>X <text:s/>. <text:s/>. <text:s/>. <text:s/>X <text:s/>X <text:s/>X <text:s/>15 . <text:s/>17 . <text:s/>. <text:s/>. <text:s/>. <text:s/>. <text:s/>. <text:s/>. <text:s/>X <text:s/>X |</text:p>
      <text:p text:style-name="P1">| X <text:s/>. <text:s/>. <text:s/>. <text:s/>11 . <text:s/>X <text:s/>14 X <text:s/>. <text:s/>. <text:s/>X <text:s/>X <text:s/>. <text:s/>X <text:s/>X <text:s/>. <text:s/>. <text:s/>X <text:s/>X |</text:p>
      <text:p text:style-name="P1"><text:soft-page-break/>| . <text:s/>. <text:s/>. <text:s/>10 . <text:s/>12 13 X <text:s/>X <text:s/>. <text:s/>. <text:s/>. <text:s/>X <text:s/>. <text:s/>X <text:s/>X <text:s/>. <text:s/>. <text:s/>X <text:s/>X |</text:p>
      <text:p text:style-name="P1">| . <text:s/>. <text:s/>. <text:s/>9 <text:s/>7 <text:s/>. <text:s/>X <text:s/>X <text:s/>X <text:s/>. <text:s/>. <text:s/>. <text:s/>X <text:s/>. <text:s/>X <text:s/>. <text:s/>X <text:s/>. <text:s/>. <text:s/>. |</text:p>
      <text:p text:style-name="P1">| . <text:s/>. <text:s/>. <text:s/>6 <text:s/>. <text:s/>. <text:s/>. <text:s/>. <text:s/>. <text:s/>. <text:s/>X <text:s/>. <text:s/>X <text:s/>. <text:s/>. <text:s/>. <text:s/>. <text:s/>. <text:s/>. <text:s/>X |</text:p>
      <text:p text:style-name="P1">| . <text:s/>. <text:s/>5 <text:s/>X <text:s/>X <text:s/>X <text:s/>X <text:s/>X <text:s/>X <text:s/>. <text:s/>. <text:s/>. <text:s/>X <text:s/>X <text:s/>X <text:s/>. <text:s/>. <text:s/>. <text:s/>X <text:s/>. |</text:p>
      <text:p text:style-name="P1">| . <text:s/>4 <text:s/>X <text:s/>X <text:s/>X <text:s/>X <text:s/>X <text:s/>X <text:s/>X <text:s/>. <text:s/>. <text:s/>. <text:s/>X <text:s/>X <text:s/>X <text:s/>. <text:s/>X <text:s/>. <text:s/>. <text:s/>. |</text:p>
      <text:p text:style-name="P1">| X <text:s/>3 <text:s/>. <text:s/>. <text:s/>. <text:s/>. <text:s/>. <text:s/>. <text:s/>X <text:s/>. <text:s/>. <text:s/>. <text:s/>X <text:s/>X <text:s/>X <text:s/>. <text:s/>. <text:s/>X <text:s/>. <text:s/>. |</text:p>
      <text:p text:style-name="P1">| X <text:s/>2 <text:s/>. <text:s/>. <text:s/>. <text:s/>. <text:s/>. <text:s/>. <text:s/>. <text:s/>. <text:s/>. <text:s/>. <text:s/>. <text:s/>. <text:s/>. <text:s/>. <text:s/>. <text:s/>. <text:s/>. <text:s/>X |</text:p>
      <text:p text:style-name="P1">| X <text:s/>1 <text:s/>. <text:s/>X <text:s/>X <text:s/>. <text:s/>X <text:s/>X <text:s/>X <text:s/>X <text:s/>. <text:s/>X <text:s/>. <text:s/>X <text:s/>X <text:s/>. <text:s/>. <text:s/>X <text:s/>. <text:s/>. |</text:p>
      <text:p text:style-name="P1">| 0 <text:s/>. <text:s/>. <text:s/>. <text:s/>. <text:s/>. <text:s/>X <text:s/>X <text:s/>X <text:s/>X <text:s/>. <text:s/>X <text:s/>. <text:s/>X <text:s/>X <text:s/>X <text:s/>. <text:s/>. <text:s/>. <text:s/>X |</text:p>
      <text:p text:style-name="P1">--------------------------------------------------------------</text:p>
      <text:p text:style-name="P1">Best fitness of #45 th population: 0.007344034972192375</text:p>
      <text:p text:style-name="P1">Total fitness of #45 th population: 1.5395388306837883</text:p>
      <text:p text:style-name="P1"># of visited cells in #45th population: 30</text:p>
      <text:p text:style-name="P1">--------------------------------------------------------------</text:p>
      <text:p text:style-name="P1">| X <text:s/>X <text:s/>X <text:s/>X <text:s/>X <text:s/>X <text:s/>X <text:s/>X <text:s/>X <text:s/>X <text:s/>X <text:s/>X <text:s/>. <text:s/>X <text:s/>. <text:s/>X <text:s/>X <text:s/>. <text:s/>. <text:s/>29|</text:p>
      <text:p text:style-name="P1">| X <text:s/>X <text:s/>. <text:s/>. <text:s/>. <text:s/>. <text:s/>. <text:s/>X <text:s/>. <text:s/>. <text:s/>X <text:s/>X <text:s/>. <text:s/>X <text:s/>. <text:s/>X <text:s/>X <text:s/>. <text:s/>28 X |</text:p>
      <text:p text:style-name="P1">| X <text:s/>X <text:s/>. <text:s/>. <text:s/>. <text:s/>. <text:s/>. <text:s/>X <text:s/>. <text:s/>. <text:s/>X <text:s/>X <text:s/>. <text:s/>. <text:s/>. <text:s/>. <text:s/>X <text:s/>. <text:s/>27 X |</text:p>
      <text:p text:style-name="P1">| X <text:s/>X <text:s/>. <text:s/>. <text:s/>X <text:s/>X <text:s/>X <text:s/>X <text:s/>. <text:s/>. <text:s/>X <text:s/>X <text:s/>. <text:s/>X <text:s/>X <text:s/>. <text:s/>X <text:s/>26 . <text:s/>X |</text:p>
      <text:p text:style-name="P1">| X <text:s/>X <text:s/>. <text:s/>. <text:s/>. <text:s/>. <text:s/>. <text:s/>. <text:s/>. <text:s/>. <text:s/>. <text:s/>. <text:s/>. <text:s/>X <text:s/>X <text:s/>. <text:s/>. <text:s/>25 . <text:s/>X |</text:p>
      <text:p text:style-name="P1">| X <text:s/>X <text:s/>. <text:s/>. <text:s/>. <text:s/>. <text:s/>. <text:s/>. <text:s/>. <text:s/>. <text:s/>X <text:s/>X <text:s/>X <text:s/>X <text:s/>X <text:s/>X <text:s/>24 . <text:s/>. <text:s/>X |</text:p>
      <text:p text:style-name="P1">| X <text:s/>X <text:s/>. <text:s/>. <text:s/>. <text:s/>. <text:s/>X <text:s/>X <text:s/>X <text:s/>. <text:s/>X <text:s/>X <text:s/>X <text:s/>X <text:s/>22 23 . <text:s/>. <text:s/>. <text:s/>X |</text:p>
      <text:p text:style-name="P1">| X <text:s/>X <text:s/>. <text:s/>. <text:s/>. <text:s/>. <text:s/>X <text:s/>X <text:s/>X <text:s/>. <text:s/>. <text:s/>. <text:s/>19 X <text:s/>21 X <text:s/>X <text:s/>. <text:s/>. <text:s/>X |</text:p>
      <text:p text:style-name="P1">| X <text:s/>X <text:s/>. <text:s/>X <text:s/>. <text:s/>. <text:s/>X <text:s/>X <text:s/>X <text:s/>16 . <text:s/>18 . <text:s/>20 X <text:s/>. <text:s/>. <text:s/>. <text:s/>. <text:s/>X |</text:p>
      <text:p text:style-name="P1">| X <text:s/>X <text:s/>. <text:s/>. <text:s/>. <text:s/>X <text:s/>X <text:s/>X <text:s/>15 . <text:s/>17 . <text:s/>. <text:s/>. <text:s/>. <text:s/>. <text:s/>. <text:s/>. <text:s/>X <text:s/>X |</text:p>
      <text:p text:style-name="P1">| X <text:s/>. <text:s/>. <text:s/>. <text:s/>11 . <text:s/>X <text:s/>14 X <text:s/>. <text:s/>. <text:s/>X <text:s/>X <text:s/>. <text:s/>X <text:s/>X <text:s/>. <text:s/>. <text:s/>X <text:s/>X |</text:p>
      <text:p text:style-name="P1">| . <text:s/>. <text:s/>. <text:s/>10 . <text:s/>12 13 X <text:s/>X <text:s/>. <text:s/>. <text:s/>. <text:s/>X <text:s/>. <text:s/>X <text:s/>X <text:s/>. <text:s/>. <text:s/>X <text:s/>X |</text:p>
      <text:p text:style-name="P1">| . <text:s/>. <text:s/>. <text:s/>9 <text:s/>7 <text:s/>. <text:s/>X <text:s/>X <text:s/>X <text:s/>. <text:s/>. <text:s/>. <text:s/>X <text:s/>. <text:s/>X <text:s/>. <text:s/>X <text:s/>. <text:s/>. <text:s/>. |</text:p>
      <text:p text:style-name="P1">| . <text:s/>. <text:s/>. <text:s/>6 <text:s/>. <text:s/>. <text:s/>. <text:s/>. <text:s/>. <text:s/>. <text:s/>X <text:s/>. <text:s/>X <text:s/>. <text:s/>. <text:s/>. <text:s/>. <text:s/>. <text:s/>. <text:s/>X |</text:p>
      <text:p text:style-name="P1">| . <text:s/>. <text:s/>5 <text:s/>X <text:s/>X <text:s/>X <text:s/>X <text:s/>X <text:s/>X <text:s/>. <text:s/>. <text:s/>. <text:s/>X <text:s/>X <text:s/>X <text:s/>. <text:s/>. <text:s/>. <text:s/>X <text:s/>. |</text:p>
      <text:p text:style-name="P1">| . <text:s/>4 <text:s/>X <text:s/>X <text:s/>X <text:s/>X <text:s/>X <text:s/>X <text:s/>X <text:s/>. <text:s/>. <text:s/>. <text:s/>X <text:s/>X <text:s/>X <text:s/>. <text:s/>X <text:s/>. <text:s/>. <text:s/>. |</text:p>
      <text:p text:style-name="P1">| X <text:s/>3 <text:s/>. <text:s/>. <text:s/>. <text:s/>. <text:s/>. <text:s/>. <text:s/>X <text:s/>. <text:s/>. <text:s/>. <text:s/>X <text:s/>X <text:s/>X <text:s/>. <text:s/>. <text:s/>X <text:s/>. <text:s/>. |</text:p>
      <text:p text:style-name="P1">| X <text:s/>2 <text:s/>. <text:s/>. <text:s/>. <text:s/>. <text:s/>. <text:s/>. <text:s/>. <text:s/>. <text:s/>. <text:s/>. <text:s/>. <text:s/>. <text:s/>. <text:s/>. <text:s/>. <text:s/>. <text:s/>. <text:s/>X |</text:p>
      <text:p text:style-name="P1">| X <text:s/>1 <text:s/>. <text:s/>X <text:s/>X <text:s/>. <text:s/>X <text:s/>X <text:s/>X <text:s/>X <text:s/>. <text:s/>X <text:s/>. <text:s/>X <text:s/>X <text:s/>. <text:s/>. <text:s/>X <text:s/>. <text:s/>. |</text:p>
      <text:p text:style-name="P1">| 0 <text:s/>. <text:s/>. <text:s/>. <text:s/>. <text:s/>. <text:s/>X <text:s/>X <text:s/>X <text:s/>X <text:s/>. <text:s/>X <text:s/>. <text:s/>X <text:s/>X <text:s/>X <text:s/>. <text:s/>. <text:s/>. <text:s/>X |</text:p>
      <text:p text:style-name="P1">--------------------------------------------------------------</text:p>
      <text:p text:style-name="P1">Best fitness of #77 th population: 0.009535577057066764</text:p>
      <text:p text:style-name="P1">Total fitness of #77 th population: 1.7128561230893027</text:p>
      <text:p text:style-name="P1"># of visited cells in #77th population: 28</text:p>
      <text:p text:style-name="P1">--------------------------------------------------------------</text:p>
      <text:p text:style-name="P1">| X <text:s/>X <text:s/>X <text:s/>X <text:s/>X <text:s/>X <text:s/>X <text:s/>X <text:s/>X <text:s/>X <text:s/>X <text:s/>X <text:s/>. <text:s/>X <text:s/>. <text:s/>X <text:s/>X <text:s/>. <text:s/>. <text:s/>27|</text:p>
      <text:p text:style-name="P1">| X <text:s/>X <text:s/>. <text:s/>. <text:s/>. <text:s/>. <text:s/>. <text:s/>X <text:s/>. <text:s/>. <text:s/>X <text:s/>X <text:s/>. <text:s/>X <text:s/>. <text:s/>X <text:s/>X <text:s/>. <text:s/>26 X |</text:p>
      <text:p text:style-name="P1">| X <text:s/>X <text:s/>. <text:s/>. <text:s/>. <text:s/>. <text:s/>. <text:s/>X <text:s/>. <text:s/>. <text:s/>X <text:s/>X <text:s/>. <text:s/>. <text:s/>. <text:s/>. <text:s/>X <text:s/>. <text:s/>25 X |</text:p>
      <text:p text:style-name="P1">| X <text:s/>X <text:s/>. <text:s/>. <text:s/>X <text:s/>X <text:s/>X <text:s/>X <text:s/>. <text:s/>. <text:s/>X <text:s/>X <text:s/>. <text:s/>X <text:s/>X <text:s/>. <text:s/>X <text:s/>24 . <text:s/>X |</text:p>
      <text:p text:style-name="P1">| X <text:s/>X <text:s/>. <text:s/>. <text:s/>. <text:s/>. <text:s/>. <text:s/>. <text:s/>. <text:s/>. <text:s/>. <text:s/>. <text:s/>. <text:s/>X <text:s/>X <text:s/>. <text:s/>. <text:s/>23 . <text:s/>X |</text:p>
      <text:p text:style-name="P1">| X <text:s/>X <text:s/>. <text:s/>. <text:s/>. <text:s/>. <text:s/>. <text:s/>. <text:s/>. <text:s/>. <text:s/>X <text:s/>X <text:s/>X <text:s/>X <text:s/>X <text:s/>X <text:s/>22 . <text:s/>. <text:s/>X |</text:p>
      <text:p text:style-name="P1">| X <text:s/>X <text:s/>. <text:s/>. <text:s/>. <text:s/>. <text:s/>X <text:s/>X <text:s/>X <text:s/>. <text:s/>X <text:s/>X <text:s/>X <text:s/>X <text:s/>20 21 . <text:s/>. <text:s/>. <text:s/>X |</text:p>
      <text:p text:style-name="P1">| X <text:s/>X <text:s/>. <text:s/>. <text:s/>. <text:s/>. <text:s/>X <text:s/>X <text:s/>X <text:s/>. <text:s/>. <text:s/>. <text:s/>17 X <text:s/>19 X <text:s/>X <text:s/>. <text:s/>. <text:s/>X |</text:p>
      <text:p text:style-name="P1">| X <text:s/>X <text:s/>. <text:s/>X <text:s/>. <text:s/>. <text:s/>X <text:s/>X <text:s/>X <text:s/>14 . <text:s/>16 . <text:s/>18 X <text:s/>. <text:s/>. <text:s/>. <text:s/>. <text:s/>X |</text:p>
      <text:p text:style-name="P1">| X <text:s/>X <text:s/>. <text:s/>. <text:s/>. <text:s/>X <text:s/>X <text:s/>X <text:s/>13 . <text:s/>15 . <text:s/>. <text:s/>. <text:s/>. <text:s/>. <text:s/>. <text:s/>. <text:s/>X <text:s/>X |</text:p>
      <text:p text:style-name="P1">| X <text:s/>. <text:s/>. <text:s/>. <text:s/>. <text:s/>. <text:s/>X <text:s/>12 X <text:s/>. <text:s/>. <text:s/>X <text:s/>X <text:s/>. <text:s/>X <text:s/>X <text:s/>. <text:s/>. <text:s/>X <text:s/>X |</text:p>
      <text:p text:style-name="P1">| . <text:s/>. <text:s/>. <text:s/>. <text:s/>. <text:s/>10 11 X <text:s/>X <text:s/>. <text:s/>. <text:s/>. <text:s/>X <text:s/>. <text:s/>X <text:s/>X <text:s/>. <text:s/>. <text:s/>X <text:s/>X |</text:p>
      <text:p text:style-name="P1">| . <text:s/>. <text:s/>. <text:s/>. <text:s/>7 <text:s/>. <text:s/>X <text:s/>X <text:s/>X <text:s/>. <text:s/>. <text:s/>. <text:s/>X <text:s/>. <text:s/>X <text:s/>. <text:s/>X <text:s/>. <text:s/>. <text:s/>. |</text:p>
      <text:p text:style-name="P1">| . <text:s/>. <text:s/>. <text:s/>6 <text:s/>. <text:s/>8 <text:s/>. <text:s/>. <text:s/>. <text:s/>. <text:s/>X <text:s/>. <text:s/>X <text:s/>. <text:s/>. <text:s/>. <text:s/>. <text:s/>. <text:s/>. <text:s/>X |</text:p>
      <text:p text:style-name="P1">| . <text:s/>. <text:s/>5 <text:s/>X <text:s/>X <text:s/>X <text:s/>X <text:s/>X <text:s/>X <text:s/>. <text:s/>. <text:s/>. <text:s/>X <text:s/>X <text:s/>X <text:s/>. <text:s/>. <text:s/>. <text:s/>X <text:s/>. |</text:p>
      <text:p text:style-name="P1">| . <text:s/>4 <text:s/>X <text:s/>X <text:s/>X <text:s/>X <text:s/>X <text:s/>X <text:s/>X <text:s/>. <text:s/>. <text:s/>. <text:s/>X <text:s/>X <text:s/>X <text:s/>. <text:s/>X <text:s/>. <text:s/>. <text:s/>. |</text:p>
      <text:p text:style-name="P1">| X <text:s/>3 <text:s/>. <text:s/>. <text:s/>. <text:s/>. <text:s/>. <text:s/>. <text:s/>X <text:s/>. <text:s/>. <text:s/>. <text:s/>X <text:s/>X <text:s/>X <text:s/>. <text:s/>. <text:s/>X <text:s/>. <text:s/>. |</text:p>
      <text:p text:style-name="P1">| X <text:s/>2 <text:s/>. <text:s/>. <text:s/>. <text:s/>. <text:s/>. <text:s/>. <text:s/>. <text:s/>. <text:s/>. <text:s/>. <text:s/>. <text:s/>. <text:s/>. <text:s/>. <text:s/>. <text:s/>. <text:s/>. <text:s/>X |</text:p>
      <text:p text:style-name="P1">| X <text:s/>1 <text:s/>. <text:s/>X <text:s/>X <text:s/>. <text:s/>X <text:s/>X <text:s/>X <text:s/>X <text:s/>. <text:s/>X <text:s/>. <text:s/>X <text:s/>X <text:s/>. <text:s/>. <text:s/>X <text:s/>. <text:s/>. |</text:p>
      <text:p text:style-name="P1"><text:soft-page-break/>| 0 <text:s/>. <text:s/>. <text:s/>. <text:s/>. <text:s/>. <text:s/>X <text:s/>X <text:s/>X <text:s/>X <text:s/>. <text:s/>X <text:s/>. <text:s/>X <text:s/>X <text:s/>X <text:s/>. <text:s/>. <text:s/>. <text:s/>X |</text:p>
      <text:p text:style-name="P1">--------------------------------------------------------------</text:p>
      <text:p text:style-name="P1">Best fitness of #163 th population: 0.010190359644269502</text:p>
      <text:p text:style-name="P1">Total fitness of #163 th population: 2.307845794478188</text:p>
      <text:p text:style-name="P1"># of visited cells in #163th population: 27</text:p>
      <text:p text:style-name="P1">--------------------------------------------------------------</text:p>
      <text:p text:style-name="P1">| X <text:s/>X <text:s/>X <text:s/>X <text:s/>X <text:s/>X <text:s/>X <text:s/>X <text:s/>X <text:s/>X <text:s/>X <text:s/>X <text:s/>. <text:s/>X <text:s/>. <text:s/>X <text:s/>X <text:s/>. <text:s/>. <text:s/>26|</text:p>
      <text:p text:style-name="P1">| X <text:s/>X <text:s/>. <text:s/>. <text:s/>. <text:s/>. <text:s/>. <text:s/>X <text:s/>. <text:s/>. <text:s/>X <text:s/>X <text:s/>. <text:s/>X <text:s/>. <text:s/>X <text:s/>X <text:s/>. <text:s/>25 X |</text:p>
      <text:p text:style-name="P1">| X <text:s/>X <text:s/>. <text:s/>. <text:s/>. <text:s/>. <text:s/>. <text:s/>X <text:s/>. <text:s/>. <text:s/>X <text:s/>X <text:s/>. <text:s/>. <text:s/>. <text:s/>. <text:s/>X <text:s/>. <text:s/>24 X |</text:p>
      <text:p text:style-name="P1">| X <text:s/>X <text:s/>. <text:s/>. <text:s/>X <text:s/>X <text:s/>X <text:s/>X <text:s/>. <text:s/>. <text:s/>X <text:s/>X <text:s/>. <text:s/>X <text:s/>X <text:s/>. <text:s/>X <text:s/>23 . <text:s/>X |</text:p>
      <text:p text:style-name="P1">| X <text:s/>X <text:s/>. <text:s/>. <text:s/>. <text:s/>. <text:s/>. <text:s/>. <text:s/>. <text:s/>. <text:s/>. <text:s/>. <text:s/>. <text:s/>X <text:s/>X <text:s/>. <text:s/>. <text:s/>22 . <text:s/>X |</text:p>
      <text:p text:style-name="P1">| X <text:s/>X <text:s/>. <text:s/>. <text:s/>. <text:s/>. <text:s/>. <text:s/>. <text:s/>. <text:s/>. <text:s/>X <text:s/>X <text:s/>X <text:s/>X <text:s/>X <text:s/>X <text:s/>21 . <text:s/>. <text:s/>X |</text:p>
      <text:p text:style-name="P1">| X <text:s/>X <text:s/>. <text:s/>. <text:s/>. <text:s/>. <text:s/>X <text:s/>X <text:s/>X <text:s/>. <text:s/>X <text:s/>X <text:s/>X <text:s/>X <text:s/>. <text:s/>20 . <text:s/>. <text:s/>. <text:s/>X |</text:p>
      <text:p text:style-name="P1">| X <text:s/>X <text:s/>. <text:s/>. <text:s/>. <text:s/>. <text:s/>X <text:s/>X <text:s/>X <text:s/>. <text:s/>. <text:s/>. <text:s/>17 X <text:s/>19 X <text:s/>X <text:s/>. <text:s/>. <text:s/>X |</text:p>
      <text:p text:style-name="P1">| X <text:s/>X <text:s/>. <text:s/>X <text:s/>. <text:s/>. <text:s/>X <text:s/>X <text:s/>X <text:s/>14 . <text:s/>16 . <text:s/>18 X <text:s/>. <text:s/>. <text:s/>. <text:s/>. <text:s/>X |</text:p>
      <text:p text:style-name="P1">| X <text:s/>X <text:s/>. <text:s/>. <text:s/>. <text:s/>X <text:s/>X <text:s/>X <text:s/>13 . <text:s/>15 . <text:s/>. <text:s/>. <text:s/>. <text:s/>. <text:s/>. <text:s/>. <text:s/>X <text:s/>X |</text:p>
      <text:p text:style-name="P1">| X <text:s/>. <text:s/>. <text:s/>. <text:s/>. <text:s/>. <text:s/>X <text:s/>12 X <text:s/>. <text:s/>. <text:s/>X <text:s/>X <text:s/>. <text:s/>X <text:s/>X <text:s/>. <text:s/>. <text:s/>X <text:s/>X |</text:p>
      <text:p text:style-name="P1">| . <text:s/>. <text:s/>. <text:s/>. <text:s/>. <text:s/>10 11 X <text:s/>X <text:s/>. <text:s/>. <text:s/>. <text:s/>X <text:s/>. <text:s/>X <text:s/>X <text:s/>. <text:s/>. <text:s/>X <text:s/>X |</text:p>
      <text:p text:style-name="P1">| . <text:s/>. <text:s/>. <text:s/>. <text:s/>7 <text:s/>. <text:s/>X <text:s/>X <text:s/>X <text:s/>. <text:s/>. <text:s/>. <text:s/>X <text:s/>. <text:s/>X <text:s/>. <text:s/>X <text:s/>. <text:s/>. <text:s/>. |</text:p>
      <text:p text:style-name="P1">| . <text:s/>. <text:s/>. <text:s/>6 <text:s/>. <text:s/>8 <text:s/>. <text:s/>. <text:s/>. <text:s/>. <text:s/>X <text:s/>. <text:s/>X <text:s/>. <text:s/>. <text:s/>. <text:s/>. <text:s/>. <text:s/>. <text:s/>X |</text:p>
      <text:p text:style-name="P1">| . <text:s/>. <text:s/>5 <text:s/>X <text:s/>X <text:s/>X <text:s/>X <text:s/>X <text:s/>X <text:s/>. <text:s/>. <text:s/>. <text:s/>X <text:s/>X <text:s/>X <text:s/>. <text:s/>. <text:s/>. <text:s/>X <text:s/>. |</text:p>
      <text:p text:style-name="P1">| . <text:s/>4 <text:s/>X <text:s/>X <text:s/>X <text:s/>X <text:s/>X <text:s/>X <text:s/>X <text:s/>. <text:s/>. <text:s/>. <text:s/>X <text:s/>X <text:s/>X <text:s/>. <text:s/>X <text:s/>. <text:s/>. <text:s/>. |</text:p>
      <text:p text:style-name="P1">| X <text:s/>3 <text:s/>. <text:s/>. <text:s/>. <text:s/>. <text:s/>. <text:s/>. <text:s/>X <text:s/>. <text:s/>. <text:s/>. <text:s/>X <text:s/>X <text:s/>X <text:s/>. <text:s/>. <text:s/>X <text:s/>. <text:s/>. |</text:p>
      <text:p text:style-name="P1">| X <text:s/>2 <text:s/>. <text:s/>. <text:s/>. <text:s/>. <text:s/>. <text:s/>. <text:s/>. <text:s/>. <text:s/>. <text:s/>. <text:s/>. <text:s/>. <text:s/>. <text:s/>. <text:s/>. <text:s/>. <text:s/>. <text:s/>X |</text:p>
      <text:p text:style-name="P1">| X <text:s/>1 <text:s/>. <text:s/>X <text:s/>X <text:s/>. <text:s/>X <text:s/>X <text:s/>X <text:s/>X <text:s/>. <text:s/>X <text:s/>. <text:s/>X <text:s/>X <text:s/>. <text:s/>. <text:s/>X <text:s/>. <text:s/>. |</text:p>
      <text:p text:style-name="P1">| 0 <text:s/>. <text:s/>. <text:s/>. <text:s/>. <text:s/>. <text:s/>X <text:s/>X <text:s/>X <text:s/>X <text:s/>. <text:s/>X <text:s/>. <text:s/>X <text:s/>X <text:s/>X <text:s/>. <text:s/>. <text:s/>. <text:s/>X |</text:p>
      <text:p text:style-name="P1">--------------------------------------------------------------</text:p>
      <text:p text:style-name="P1">Best fitness of #169 th population: 0.010310388774690704</text:p>
      <text:p text:style-name="P1">Total fitness of #169 th population: 2.263957808594297</text:p>
      <text:p text:style-name="P1"># of visited cells in #169th population: 28</text:p>
      <text:p text:style-name="P1">--------------------------------------------------------------</text:p>
      <text:p text:style-name="P1">| X <text:s/>X <text:s/>X <text:s/>X <text:s/>X <text:s/>X <text:s/>X <text:s/>X <text:s/>X <text:s/>X <text:s/>X <text:s/>X <text:s/>. <text:s/>X <text:s/>. <text:s/>X <text:s/>X <text:s/>. <text:s/>. <text:s/>27|</text:p>
      <text:p text:style-name="P1">| X <text:s/>X <text:s/>. <text:s/>. <text:s/>. <text:s/>. <text:s/>. <text:s/>X <text:s/>. <text:s/>. <text:s/>X <text:s/>X <text:s/>. <text:s/>X <text:s/>. <text:s/>X <text:s/>X <text:s/>. <text:s/>26 X |</text:p>
      <text:p text:style-name="P1">| X <text:s/>X <text:s/>. <text:s/>. <text:s/>. <text:s/>. <text:s/>. <text:s/>X <text:s/>. <text:s/>. <text:s/>X <text:s/>X <text:s/>. <text:s/>. <text:s/>. <text:s/>. <text:s/>X <text:s/>25 . <text:s/>X |</text:p>
      <text:p text:style-name="P1">| X <text:s/>X <text:s/>. <text:s/>. <text:s/>X <text:s/>X <text:s/>X <text:s/>X <text:s/>. <text:s/>. <text:s/>X <text:s/>X <text:s/>. <text:s/>X <text:s/>X <text:s/>. <text:s/>X <text:s/>24 . <text:s/>X |</text:p>
      <text:p text:style-name="P1">| X <text:s/>X <text:s/>. <text:s/>. <text:s/>. <text:s/>. <text:s/>. <text:s/>. <text:s/>. <text:s/>. <text:s/>. <text:s/>. <text:s/>. <text:s/>X <text:s/>X <text:s/>. <text:s/>. <text:s/>23 . <text:s/>X |</text:p>
      <text:p text:style-name="P1">| X <text:s/>X <text:s/>. <text:s/>. <text:s/>. <text:s/>. <text:s/>. <text:s/>. <text:s/>. <text:s/>. <text:s/>X <text:s/>X <text:s/>X <text:s/>X <text:s/>X <text:s/>X <text:s/>22 . <text:s/>. <text:s/>X |</text:p>
      <text:p text:style-name="P1">| X <text:s/>X <text:s/>. <text:s/>. <text:s/>. <text:s/>. <text:s/>X <text:s/>X <text:s/>X <text:s/>. <text:s/>X <text:s/>X <text:s/>X <text:s/>X <text:s/>20 21 . <text:s/>. <text:s/>. <text:s/>X |</text:p>
      <text:p text:style-name="P1">| X <text:s/>X <text:s/>. <text:s/>. <text:s/>. <text:s/>. <text:s/>X <text:s/>X <text:s/>X <text:s/>. <text:s/>. <text:s/>. <text:s/>17 X <text:s/>19 X <text:s/>X <text:s/>. <text:s/>. <text:s/>X |</text:p>
      <text:p text:style-name="P1">| X <text:s/>X <text:s/>. <text:s/>X <text:s/>. <text:s/>. <text:s/>X <text:s/>X <text:s/>X <text:s/>14 . <text:s/>16 . <text:s/>18 X <text:s/>. <text:s/>. <text:s/>. <text:s/>. <text:s/>X |</text:p>
      <text:p text:style-name="P1">| X <text:s/>X <text:s/>. <text:s/>. <text:s/>. <text:s/>X <text:s/>X <text:s/>X <text:s/>13 . <text:s/>15 . <text:s/>. <text:s/>. <text:s/>. <text:s/>. <text:s/>. <text:s/>. <text:s/>X <text:s/>X |</text:p>
      <text:p text:style-name="P1">| X <text:s/>. <text:s/>. <text:s/>. <text:s/>. <text:s/>. <text:s/>X <text:s/>12 X <text:s/>. <text:s/>. <text:s/>X <text:s/>X <text:s/>. <text:s/>X <text:s/>X <text:s/>. <text:s/>. <text:s/>X <text:s/>X |</text:p>
      <text:p text:style-name="P1">| . <text:s/>. <text:s/>. <text:s/>. <text:s/>. <text:s/>10 11 X <text:s/>X <text:s/>. <text:s/>. <text:s/>. <text:s/>X <text:s/>. <text:s/>X <text:s/>X <text:s/>. <text:s/>. <text:s/>X <text:s/>X |</text:p>
      <text:p text:style-name="P1">| . <text:s/>. <text:s/>. <text:s/>. <text:s/>7 <text:s/>. <text:s/>X <text:s/>X <text:s/>X <text:s/>. <text:s/>. <text:s/>. <text:s/>X <text:s/>. <text:s/>X <text:s/>. <text:s/>X <text:s/>. <text:s/>. <text:s/>. |</text:p>
      <text:p text:style-name="P1">| . <text:s/>. <text:s/>. <text:s/>6 <text:s/>. <text:s/>8 <text:s/>. <text:s/>. <text:s/>. <text:s/>. <text:s/>X <text:s/>. <text:s/>X <text:s/>. <text:s/>. <text:s/>. <text:s/>. <text:s/>. <text:s/>. <text:s/>X |</text:p>
      <text:p text:style-name="P1">| . <text:s/>. <text:s/>5 <text:s/>X <text:s/>X <text:s/>X <text:s/>X <text:s/>X <text:s/>X <text:s/>. <text:s/>. <text:s/>. <text:s/>X <text:s/>X <text:s/>X <text:s/>. <text:s/>. <text:s/>. <text:s/>X <text:s/>. |</text:p>
      <text:p text:style-name="P1">| . <text:s/>4 <text:s/>X <text:s/>X <text:s/>X <text:s/>X <text:s/>X <text:s/>X <text:s/>X <text:s/>. <text:s/>. <text:s/>. <text:s/>X <text:s/>X <text:s/>X <text:s/>. <text:s/>X <text:s/>. <text:s/>. <text:s/>. |</text:p>
      <text:p text:style-name="P1">| X <text:s/>3 <text:s/>. <text:s/>. <text:s/>. <text:s/>. <text:s/>. <text:s/>. <text:s/>X <text:s/>. <text:s/>. <text:s/>. <text:s/>X <text:s/>X <text:s/>X <text:s/>. <text:s/>. <text:s/>X <text:s/>. <text:s/>. |</text:p>
      <text:p text:style-name="P1">| X <text:s/>2 <text:s/>. <text:s/>. <text:s/>. <text:s/>. <text:s/>. <text:s/>. <text:s/>. <text:s/>. <text:s/>. <text:s/>. <text:s/>. <text:s/>. <text:s/>. <text:s/>. <text:s/>. <text:s/>. <text:s/>. <text:s/>X |</text:p>
      <text:p text:style-name="P1">| X <text:s/>1 <text:s/>. <text:s/>X <text:s/>X <text:s/>. <text:s/>X <text:s/>X <text:s/>X <text:s/>X <text:s/>. <text:s/>X <text:s/>. <text:s/>X <text:s/>X <text:s/>. <text:s/>. <text:s/>X <text:s/>. <text:s/>. |</text:p>
      <text:p text:style-name="P1">| 0 <text:s/>. <text:s/>. <text:s/>. <text:s/>. <text:s/>. <text:s/>X <text:s/>X <text:s/>X <text:s/>X <text:s/>. <text:s/>X <text:s/>. <text:s/>X <text:s/>X <text:s/>X <text:s/>. <text:s/>. <text:s/>. <text:s/>X |</text:p>
      <text:p text:style-name="P1">--------------------------------------------------------------</text:p>
      <text:p text:style-name="P1">Best fitness of #172 th population: 0.011048073695353454</text:p>
      <text:p text:style-name="P1">Total fitness of #172 th population: 2.3773683026438057</text:p>
      <text:p text:style-name="P1"># of visited cells in #172th population: 27</text:p>
      <text:p text:style-name="P1">--------------------------------------------------------------</text:p>
      <text:p text:style-name="P1">| X <text:s/>X <text:s/>X <text:s/>X <text:s/>X <text:s/>X <text:s/>X <text:s/>X <text:s/>X <text:s/>X <text:s/>X <text:s/>X <text:s/>. <text:s/>X <text:s/>. <text:s/>X <text:s/>X <text:s/>. <text:s/>. <text:s/>26|</text:p>
      <text:p text:style-name="P1">| X <text:s/>X <text:s/>. <text:s/>. <text:s/>. <text:s/>. <text:s/>. <text:s/>X <text:s/>. <text:s/>. <text:s/>X <text:s/>X <text:s/>. <text:s/>X <text:s/>. <text:s/>X <text:s/>X <text:s/>. <text:s/>25 X |</text:p>
      <text:p text:style-name="P1"><text:soft-page-break/>| X <text:s/>X <text:s/>. <text:s/>. <text:s/>. <text:s/>. <text:s/>. <text:s/>X <text:s/>. <text:s/>. <text:s/>X <text:s/>X <text:s/>. <text:s/>. <text:s/>. <text:s/>. <text:s/>X <text:s/>24 . <text:s/>X |</text:p>
      <text:p text:style-name="P1">| X <text:s/>X <text:s/>. <text:s/>. <text:s/>X <text:s/>X <text:s/>X <text:s/>X <text:s/>. <text:s/>. <text:s/>X <text:s/>X <text:s/>. <text:s/>X <text:s/>X <text:s/>. <text:s/>X <text:s/>23 . <text:s/>X |</text:p>
      <text:p text:style-name="P1">| X <text:s/>X <text:s/>. <text:s/>. <text:s/>. <text:s/>. <text:s/>. <text:s/>. <text:s/>. <text:s/>. <text:s/>. <text:s/>. <text:s/>. <text:s/>X <text:s/>X <text:s/>. <text:s/>. <text:s/>22 . <text:s/>X |</text:p>
      <text:p text:style-name="P1">| X <text:s/>X <text:s/>. <text:s/>. <text:s/>. <text:s/>. <text:s/>. <text:s/>. <text:s/>. <text:s/>. <text:s/>X <text:s/>X <text:s/>X <text:s/>X <text:s/>X <text:s/>X <text:s/>21 . <text:s/>. <text:s/>X |</text:p>
      <text:p text:style-name="P1">| X <text:s/>X <text:s/>. <text:s/>. <text:s/>. <text:s/>. <text:s/>X <text:s/>X <text:s/>X <text:s/>. <text:s/>X <text:s/>X <text:s/>X <text:s/>X <text:s/>. <text:s/>20 . <text:s/>. <text:s/>. <text:s/>X |</text:p>
      <text:p text:style-name="P1">| X <text:s/>X <text:s/>. <text:s/>. <text:s/>. <text:s/>. <text:s/>X <text:s/>X <text:s/>X <text:s/>. <text:s/>. <text:s/>. <text:s/>17 X <text:s/>19 X <text:s/>X <text:s/>. <text:s/>. <text:s/>X |</text:p>
      <text:p text:style-name="P1">| X <text:s/>X <text:s/>. <text:s/>X <text:s/>. <text:s/>. <text:s/>X <text:s/>X <text:s/>X <text:s/>14 . <text:s/>16 . <text:s/>18 X <text:s/>. <text:s/>. <text:s/>. <text:s/>. <text:s/>X |</text:p>
      <text:p text:style-name="P1">| X <text:s/>X <text:s/>. <text:s/>. <text:s/>. <text:s/>X <text:s/>X <text:s/>X <text:s/>13 . <text:s/>15 . <text:s/>. <text:s/>. <text:s/>. <text:s/>. <text:s/>. <text:s/>. <text:s/>X <text:s/>X |</text:p>
      <text:p text:style-name="P1">| X <text:s/>. <text:s/>. <text:s/>. <text:s/>. <text:s/>. <text:s/>X <text:s/>12 X <text:s/>. <text:s/>. <text:s/>X <text:s/>X <text:s/>. <text:s/>X <text:s/>X <text:s/>. <text:s/>. <text:s/>X <text:s/>X |</text:p>
      <text:p text:style-name="P1">| . <text:s/>. <text:s/>. <text:s/>. <text:s/>. <text:s/>10 11 X <text:s/>X <text:s/>. <text:s/>. <text:s/>. <text:s/>X <text:s/>. <text:s/>X <text:s/>X <text:s/>. <text:s/>. <text:s/>X <text:s/>X |</text:p>
      <text:p text:style-name="P1">| . <text:s/>. <text:s/>. <text:s/>. <text:s/>7 <text:s/>. <text:s/>X <text:s/>X <text:s/>X <text:s/>. <text:s/>. <text:s/>. <text:s/>X <text:s/>. <text:s/>X <text:s/>. <text:s/>X <text:s/>. <text:s/>. <text:s/>. |</text:p>
      <text:p text:style-name="P1">| . <text:s/>. <text:s/>. <text:s/>6 <text:s/>. <text:s/>8 <text:s/>. <text:s/>. <text:s/>. <text:s/>. <text:s/>X <text:s/>. <text:s/>X <text:s/>. <text:s/>. <text:s/>. <text:s/>. <text:s/>. <text:s/>. <text:s/>X |</text:p>
      <text:p text:style-name="P1">| . <text:s/>. <text:s/>5 <text:s/>X <text:s/>X <text:s/>X <text:s/>X <text:s/>X <text:s/>X <text:s/>. <text:s/>. <text:s/>. <text:s/>X <text:s/>X <text:s/>X <text:s/>. <text:s/>. <text:s/>. <text:s/>X <text:s/>. |</text:p>
      <text:p text:style-name="P1">| . <text:s/>4 <text:s/>X <text:s/>X <text:s/>X <text:s/>X <text:s/>X <text:s/>X <text:s/>X <text:s/>. <text:s/>. <text:s/>. <text:s/>X <text:s/>X <text:s/>X <text:s/>. <text:s/>X <text:s/>. <text:s/>. <text:s/>. |</text:p>
      <text:p text:style-name="P1">| X <text:s/>3 <text:s/>. <text:s/>. <text:s/>. <text:s/>. <text:s/>. <text:s/>. <text:s/>X <text:s/>. <text:s/>. <text:s/>. <text:s/>X <text:s/>X <text:s/>X <text:s/>. <text:s/>. <text:s/>X <text:s/>. <text:s/>. |</text:p>
      <text:p text:style-name="P1">| X <text:s/>2 <text:s/>. <text:s/>. <text:s/>. <text:s/>. <text:s/>. <text:s/>. <text:s/>. <text:s/>. <text:s/>. <text:s/>. <text:s/>. <text:s/>. <text:s/>. <text:s/>. <text:s/>. <text:s/>. <text:s/>. <text:s/>X |</text:p>
      <text:p text:style-name="P1">| X <text:s/>1 <text:s/>. <text:s/>X <text:s/>X <text:s/>. <text:s/>X <text:s/>X <text:s/>X <text:s/>X <text:s/>. <text:s/>X <text:s/>. <text:s/>X <text:s/>X <text:s/>. <text:s/>. <text:s/>X <text:s/>. <text:s/>. |</text:p>
      <text:p text:style-name="P1">| 0 <text:s/>. <text:s/>. <text:s/>. <text:s/>. <text:s/>. <text:s/>X <text:s/>X <text:s/>X <text:s/>X <text:s/>. <text:s/>X <text:s/>. <text:s/>X <text:s/>X <text:s/>X <text:s/>. <text:s/>. <text:s/>. <text:s/>X |</text:p>
      <text:p text:style-name="P1">--------------------------------------------------------------</text:p>
      <text:p text:style-name="P1">Best fitness of #968 th population: 0.012468888825102104</text:p>
      <text:p text:style-name="P1">Total fitness of #968 th population: 2.6873757897684163</text:p>
      <text:p text:style-name="P1"># of visited cells in #968th population: 25</text:p>
      <text:p text:style-name="P1">--------------------------------------------------------------</text:p>
      <text:p text:style-name="P1">| X <text:s/>X <text:s/>X <text:s/>X <text:s/>X <text:s/>X <text:s/>X <text:s/>X <text:s/>X <text:s/>X <text:s/>X <text:s/>X <text:s/>. <text:s/>X <text:s/>. <text:s/>X <text:s/>X <text:s/>. <text:s/>. <text:s/>24|</text:p>
      <text:p text:style-name="P1">| X <text:s/>X <text:s/>. <text:s/>. <text:s/>. <text:s/>. <text:s/>. <text:s/>X <text:s/>. <text:s/>. <text:s/>X <text:s/>X <text:s/>. <text:s/>X <text:s/>. <text:s/>X <text:s/>X <text:s/>. <text:s/>23 X |</text:p>
      <text:p text:style-name="P1">| X <text:s/>X <text:s/>. <text:s/>. <text:s/>. <text:s/>. <text:s/>. <text:s/>X <text:s/>. <text:s/>. <text:s/>X <text:s/>X <text:s/>. <text:s/>. <text:s/>. <text:s/>. <text:s/>X <text:s/>22 . <text:s/>X |</text:p>
      <text:p text:style-name="P1">| X <text:s/>X <text:s/>. <text:s/>. <text:s/>X <text:s/>X <text:s/>X <text:s/>X <text:s/>. <text:s/>. <text:s/>X <text:s/>X <text:s/>. <text:s/>X <text:s/>X <text:s/>. <text:s/>X <text:s/>21 . <text:s/>X |</text:p>
      <text:p text:style-name="P1">| X <text:s/>X <text:s/>. <text:s/>. <text:s/>. <text:s/>. <text:s/>. <text:s/>. <text:s/>. <text:s/>. <text:s/>. <text:s/>. <text:s/>. <text:s/>X <text:s/>X <text:s/>. <text:s/>. <text:s/>20 . <text:s/>X |</text:p>
      <text:p text:style-name="P1">| X <text:s/>X <text:s/>. <text:s/>. <text:s/>. <text:s/>. <text:s/>. <text:s/>. <text:s/>. <text:s/>. <text:s/>X <text:s/>X <text:s/>X <text:s/>X <text:s/>X <text:s/>X <text:s/>19 . <text:s/>. <text:s/>X |</text:p>
      <text:p text:style-name="P1">| X <text:s/>X <text:s/>. <text:s/>. <text:s/>. <text:s/>. <text:s/>X <text:s/>X <text:s/>X <text:s/>. <text:s/>X <text:s/>X <text:s/>X <text:s/>X <text:s/>. <text:s/>18 . <text:s/>. <text:s/>. <text:s/>X |</text:p>
      <text:p text:style-name="P1">| X <text:s/>X <text:s/>. <text:s/>. <text:s/>. <text:s/>. <text:s/>X <text:s/>X <text:s/>X <text:s/>. <text:s/>. <text:s/>. <text:s/>15 X <text:s/>17 X <text:s/>X <text:s/>. <text:s/>. <text:s/>X |</text:p>
      <text:p text:style-name="P1">| X <text:s/>X <text:s/>. <text:s/>X <text:s/>. <text:s/>. <text:s/>X <text:s/>X <text:s/>X <text:s/>12 . <text:s/>14 . <text:s/>16 X <text:s/>. <text:s/>. <text:s/>. <text:s/>. <text:s/>X |</text:p>
      <text:p text:style-name="P1">| X <text:s/>X <text:s/>. <text:s/>. <text:s/>. <text:s/>X <text:s/>X <text:s/>X <text:s/>11 . <text:s/>13 . <text:s/>. <text:s/>. <text:s/>. <text:s/>. <text:s/>. <text:s/>. <text:s/>X <text:s/>X |</text:p>
      <text:p text:style-name="P1">| X <text:s/>. <text:s/>. <text:s/>. <text:s/>. <text:s/>. <text:s/>X <text:s/>10 X <text:s/>. <text:s/>. <text:s/>X <text:s/>X <text:s/>. <text:s/>X <text:s/>X <text:s/>. <text:s/>. <text:s/>X <text:s/>X |</text:p>
      <text:p text:style-name="P1">| . <text:s/>. <text:s/>. <text:s/>. <text:s/>. <text:s/>. <text:s/>9 <text:s/>X <text:s/>X <text:s/>. <text:s/>. <text:s/>. <text:s/>X <text:s/>. <text:s/>X <text:s/>X <text:s/>. <text:s/>. <text:s/>X <text:s/>X |</text:p>
      <text:p text:style-name="P1">| . <text:s/>. <text:s/>. <text:s/>. <text:s/>7 <text:s/>8 <text:s/>X <text:s/>X <text:s/>X <text:s/>. <text:s/>. <text:s/>. <text:s/>X <text:s/>. <text:s/>X <text:s/>. <text:s/>X <text:s/>. <text:s/>. <text:s/>. |</text:p>
      <text:p text:style-name="P1">| . <text:s/>. <text:s/>. <text:s/>6 <text:s/>. <text:s/>. <text:s/>. <text:s/>. <text:s/>. <text:s/>. <text:s/>X <text:s/>. <text:s/>X <text:s/>. <text:s/>. <text:s/>. <text:s/>. <text:s/>. <text:s/>. <text:s/>X |</text:p>
      <text:p text:style-name="P1">| . <text:s/>. <text:s/>5 <text:s/>X <text:s/>X <text:s/>X <text:s/>X <text:s/>X <text:s/>X <text:s/>. <text:s/>. <text:s/>. <text:s/>X <text:s/>X <text:s/>X <text:s/>. <text:s/>. <text:s/>. <text:s/>X <text:s/>. |</text:p>
      <text:p text:style-name="P1">| . <text:s/>4 <text:s/>X <text:s/>X <text:s/>X <text:s/>X <text:s/>X <text:s/>X <text:s/>X <text:s/>. <text:s/>. <text:s/>. <text:s/>X <text:s/>X <text:s/>X <text:s/>. <text:s/>X <text:s/>. <text:s/>. <text:s/>. |</text:p>
      <text:p text:style-name="P1">| X <text:s/>3 <text:s/>. <text:s/>. <text:s/>. <text:s/>. <text:s/>. <text:s/>. <text:s/>X <text:s/>. <text:s/>. <text:s/>. <text:s/>X <text:s/>X <text:s/>X <text:s/>. <text:s/>. <text:s/>X <text:s/>. <text:s/>. |</text:p>
      <text:p text:style-name="P1">| X <text:s/>2 <text:s/>. <text:s/>. <text:s/>. <text:s/>. <text:s/>. <text:s/>. <text:s/>. <text:s/>. <text:s/>. <text:s/>. <text:s/>. <text:s/>. <text:s/>. <text:s/>. <text:s/>. <text:s/>. <text:s/>. <text:s/>X |</text:p>
      <text:p text:style-name="P1">| X <text:s/>1 <text:s/>. <text:s/>X <text:s/>X <text:s/>. <text:s/>X <text:s/>X <text:s/>X <text:s/>X <text:s/>. <text:s/>X <text:s/>. <text:s/>X <text:s/>X <text:s/>. <text:s/>. <text:s/>X <text:s/>. <text:s/>. |</text:p>
      <text:p text:style-name="P1">| 0 <text:s/>. <text:s/>. <text:s/>. <text:s/>. <text:s/>. <text:s/>X <text:s/>X <text:s/>X <text:s/>X <text:s/>. <text:s/>X <text:s/>. <text:s/>X <text:s/>X <text:s/>X <text:s/>. <text:s/>. <text:s/>. <text:s/>X |</text:p>
      <text:p text:style-name="P1">--------------------------------------------------------------</text:p>
      <text:p text:style-name="P1">Best fitness of #1454 th population: 0.013480355595203379</text:p>
      <text:p text:style-name="P1">Total fitness of #1454 th population: 3.0332953160845375</text:p>
      <text:p text:style-name="P1"># of visited cells in #1454th population: 26</text:p>
      <text:p text:style-name="P1">--------------------------------------------------------------</text:p>
      <text:p text:style-name="P1">| X <text:s/>X <text:s/>X <text:s/>X <text:s/>X <text:s/>X <text:s/>X <text:s/>X <text:s/>X <text:s/>X <text:s/>X <text:s/>X <text:s/>. <text:s/>X <text:s/>. <text:s/>X <text:s/>X <text:s/>. <text:s/>. <text:s/>25|</text:p>
      <text:p text:style-name="P1">| X <text:s/>X <text:s/>. <text:s/>. <text:s/>. <text:s/>. <text:s/>. <text:s/>X <text:s/>. <text:s/>. <text:s/>X <text:s/>X <text:s/>. <text:s/>X <text:s/>. <text:s/>X <text:s/>X <text:s/>. <text:s/>24 X |</text:p>
      <text:p text:style-name="P1">| X <text:s/>X <text:s/>. <text:s/>. <text:s/>. <text:s/>. <text:s/>. <text:s/>X <text:s/>. <text:s/>. <text:s/>X <text:s/>X <text:s/>. <text:s/>. <text:s/>. <text:s/>. <text:s/>X <text:s/>23 . <text:s/>X |</text:p>
      <text:p text:style-name="P1">| X <text:s/>X <text:s/>. <text:s/>. <text:s/>X <text:s/>X <text:s/>X <text:s/>X <text:s/>. <text:s/>. <text:s/>X <text:s/>X <text:s/>. <text:s/>X <text:s/>X <text:s/>. <text:s/>X <text:s/>22 . <text:s/>X |</text:p>
      <text:p text:style-name="P1">| X <text:s/>X <text:s/>. <text:s/>. <text:s/>. <text:s/>. <text:s/>. <text:s/>. <text:s/>. <text:s/>. <text:s/>. <text:s/>. <text:s/>. <text:s/>X <text:s/>X <text:s/>. <text:s/>. <text:s/>21 . <text:s/>X |</text:p>
      <text:p text:style-name="P1">| X <text:s/>X <text:s/>. <text:s/>. <text:s/>. <text:s/>. <text:s/>. <text:s/>. <text:s/>. <text:s/>. <text:s/>X <text:s/>X <text:s/>X <text:s/>X <text:s/>X <text:s/>X <text:s/>20 . <text:s/>. <text:s/>X |</text:p>
      <text:p text:style-name="P1">| X <text:s/>X <text:s/>. <text:s/>. <text:s/>. <text:s/>. <text:s/>X <text:s/>X <text:s/>X <text:s/>. <text:s/>X <text:s/>X <text:s/>X <text:s/>X <text:s/>. <text:s/>19 . <text:s/>. <text:s/>. <text:s/>X |</text:p>
      <text:p text:style-name="P1">| X <text:s/>X <text:s/>. <text:s/>. <text:s/>. <text:s/>. <text:s/>X <text:s/>X <text:s/>X <text:s/>. <text:s/>. <text:s/>. <text:s/>16 X <text:s/>18 X <text:s/>X <text:s/>. <text:s/>. <text:s/>X |</text:p>
      <text:p text:style-name="P1">| X <text:s/>X <text:s/>. <text:s/>X <text:s/>. <text:s/>. <text:s/>X <text:s/>X <text:s/>X <text:s/>13 . <text:s/>15 . <text:s/>17 X <text:s/>. <text:s/>. <text:s/>. <text:s/>. <text:s/>X |</text:p>
      <text:p text:style-name="P1">| X <text:s/>X <text:s/>. <text:s/>. <text:s/>. <text:s/>X <text:s/>X <text:s/>X <text:s/>12 . <text:s/>14 . <text:s/>. <text:s/>. <text:s/>. <text:s/>. <text:s/>. <text:s/>. <text:s/>X <text:s/>X |</text:p>
      <text:p text:style-name="P1"><text:soft-page-break/>| X <text:s/>. <text:s/>. <text:s/>. <text:s/>. <text:s/>9 <text:s/>X <text:s/>11 X <text:s/>. <text:s/>. <text:s/>X <text:s/>X <text:s/>. <text:s/>X <text:s/>X <text:s/>. <text:s/>. <text:s/>X <text:s/>X |</text:p>
      <text:p text:style-name="P1">| . <text:s/>. <text:s/>. <text:s/>. <text:s/>8 <text:s/>. <text:s/>10 X <text:s/>X <text:s/>. <text:s/>. <text:s/>. <text:s/>X <text:s/>. <text:s/>X <text:s/>X <text:s/>. <text:s/>. <text:s/>X <text:s/>X |</text:p>
      <text:p text:style-name="P1">| . <text:s/>. <text:s/>. <text:s/>. <text:s/>7 <text:s/>. <text:s/>X <text:s/>X <text:s/>X <text:s/>. <text:s/>. <text:s/>. <text:s/>X <text:s/>. <text:s/>X <text:s/>. <text:s/>X <text:s/>. <text:s/>. <text:s/>. |</text:p>
      <text:p text:style-name="P1">| . <text:s/>. <text:s/>. <text:s/>6 <text:s/>. <text:s/>. <text:s/>. <text:s/>. <text:s/>. <text:s/>. <text:s/>X <text:s/>. <text:s/>X <text:s/>. <text:s/>. <text:s/>. <text:s/>. <text:s/>. <text:s/>. <text:s/>X |</text:p>
      <text:p text:style-name="P1">| . <text:s/>. <text:s/>5 <text:s/>X <text:s/>X <text:s/>X <text:s/>X <text:s/>X <text:s/>X <text:s/>. <text:s/>. <text:s/>. <text:s/>X <text:s/>X <text:s/>X <text:s/>. <text:s/>. <text:s/>. <text:s/>X <text:s/>. |</text:p>
      <text:p text:style-name="P1">| . <text:s/>4 <text:s/>X <text:s/>X <text:s/>X <text:s/>X <text:s/>X <text:s/>X <text:s/>X <text:s/>. <text:s/>. <text:s/>. <text:s/>X <text:s/>X <text:s/>X <text:s/>. <text:s/>X <text:s/>. <text:s/>. <text:s/>. |</text:p>
      <text:p text:style-name="P1">| X <text:s/>3 <text:s/>. <text:s/>. <text:s/>. <text:s/>. <text:s/>. <text:s/>. <text:s/>X <text:s/>. <text:s/>. <text:s/>. <text:s/>X <text:s/>X <text:s/>X <text:s/>. <text:s/>. <text:s/>X <text:s/>. <text:s/>. |</text:p>
      <text:p text:style-name="P1">| X <text:s/>2 <text:s/>. <text:s/>. <text:s/>. <text:s/>. <text:s/>. <text:s/>. <text:s/>. <text:s/>. <text:s/>. <text:s/>. <text:s/>. <text:s/>. <text:s/>. <text:s/>. <text:s/>. <text:s/>. <text:s/>. <text:s/>X |</text:p>
      <text:p text:style-name="P1">| X <text:s/>1 <text:s/>. <text:s/>X <text:s/>X <text:s/>. <text:s/>X <text:s/>X <text:s/>X <text:s/>X <text:s/>. <text:s/>X <text:s/>. <text:s/>X <text:s/>X <text:s/>. <text:s/>. <text:s/>X <text:s/>. <text:s/>. |</text:p>
      <text:p text:style-name="P1">| 0 <text:s/>. <text:s/>. <text:s/>. <text:s/>. <text:s/>. <text:s/>X <text:s/>X <text:s/>X <text:s/>X <text:s/>. <text:s/>X <text:s/>. <text:s/>X <text:s/>X <text:s/>X <text:s/>. <text:s/>. <text:s/>. <text:s/>X |</text:p>
      <text:p text:style-name="P1">--------------------------------------------------------------</text:p>
      <text:p text:style-name="P1">Best fitness of #1524 th population: 0.014083839172489645</text:p>
      <text:p text:style-name="P1">Total fitness of #1524 th population: 3.282108005093578</text:p>
      <text:p text:style-name="P1"># of visited cells in #1524th population: 26</text:p>
      <text:p text:style-name="P1">--------------------------------------------------------------</text:p>
      <text:p text:style-name="P1">| X <text:s/>X <text:s/>X <text:s/>X <text:s/>X <text:s/>X <text:s/>X <text:s/>X <text:s/>X <text:s/>X <text:s/>X <text:s/>X <text:s/>. <text:s/>X <text:s/>. <text:s/>X <text:s/>X <text:s/>. <text:s/>. <text:s/>25|</text:p>
      <text:p text:style-name="P1">| X <text:s/>X <text:s/>. <text:s/>. <text:s/>. <text:s/>. <text:s/>. <text:s/>X <text:s/>. <text:s/>. <text:s/>X <text:s/>X <text:s/>. <text:s/>X <text:s/>. <text:s/>X <text:s/>X <text:s/>. <text:s/>24 X |</text:p>
      <text:p text:style-name="P1">| X <text:s/>X <text:s/>. <text:s/>. <text:s/>. <text:s/>. <text:s/>. <text:s/>X <text:s/>. <text:s/>. <text:s/>X <text:s/>X <text:s/>. <text:s/>. <text:s/>. <text:s/>. <text:s/>X <text:s/>23 . <text:s/>X |</text:p>
      <text:p text:style-name="P1">| X <text:s/>X <text:s/>. <text:s/>. <text:s/>X <text:s/>X <text:s/>X <text:s/>X <text:s/>. <text:s/>. <text:s/>X <text:s/>X <text:s/>. <text:s/>X <text:s/>X <text:s/>. <text:s/>X <text:s/>22 . <text:s/>X |</text:p>
      <text:p text:style-name="P1">| X <text:s/>X <text:s/>. <text:s/>. <text:s/>. <text:s/>. <text:s/>. <text:s/>. <text:s/>. <text:s/>. <text:s/>. <text:s/>. <text:s/>. <text:s/>X <text:s/>X <text:s/>. <text:s/>. <text:s/>21 . <text:s/>X |</text:p>
      <text:p text:style-name="P1">| X <text:s/>X <text:s/>. <text:s/>. <text:s/>. <text:s/>. <text:s/>. <text:s/>. <text:s/>. <text:s/>. <text:s/>X <text:s/>X <text:s/>X <text:s/>X <text:s/>X <text:s/>X <text:s/>20 . <text:s/>. <text:s/>X |</text:p>
      <text:p text:style-name="P1">| X <text:s/>X <text:s/>. <text:s/>. <text:s/>. <text:s/>. <text:s/>X <text:s/>X <text:s/>X <text:s/>. <text:s/>X <text:s/>X <text:s/>X <text:s/>X <text:s/>. <text:s/>19 . <text:s/>. <text:s/>. <text:s/>X |</text:p>
      <text:p text:style-name="P1">| X <text:s/>X <text:s/>. <text:s/>. <text:s/>. <text:s/>. <text:s/>X <text:s/>X <text:s/>X <text:s/>. <text:s/>. <text:s/>. <text:s/>. <text:s/>X <text:s/>18 X <text:s/>X <text:s/>. <text:s/>. <text:s/>X |</text:p>
      <text:p text:style-name="P1">| X <text:s/>X <text:s/>. <text:s/>X <text:s/>. <text:s/>. <text:s/>X <text:s/>X <text:s/>X <text:s/>13 . <text:s/>15 16 17 X <text:s/>. <text:s/>. <text:s/>. <text:s/>. <text:s/>X |</text:p>
      <text:p text:style-name="P1">| X <text:s/>X <text:s/>. <text:s/>. <text:s/>. <text:s/>X <text:s/>X <text:s/>X <text:s/>12 . <text:s/>14 . <text:s/>. <text:s/>. <text:s/>. <text:s/>. <text:s/>. <text:s/>. <text:s/>X <text:s/>X |</text:p>
      <text:p text:style-name="P1">| X <text:s/>. <text:s/>. <text:s/>. <text:s/>. <text:s/>9 <text:s/>X <text:s/>11 X <text:s/>. <text:s/>. <text:s/>X <text:s/>X <text:s/>. <text:s/>X <text:s/>X <text:s/>. <text:s/>. <text:s/>X <text:s/>X |</text:p>
      <text:p text:style-name="P1">| . <text:s/>. <text:s/>. <text:s/>. <text:s/>8 <text:s/>. <text:s/>10 X <text:s/>X <text:s/>. <text:s/>. <text:s/>. <text:s/>X <text:s/>. <text:s/>X <text:s/>X <text:s/>. <text:s/>. <text:s/>X <text:s/>X |</text:p>
      <text:p text:style-name="P1">| . <text:s/>. <text:s/>. <text:s/>. <text:s/>7 <text:s/>. <text:s/>X <text:s/>X <text:s/>X <text:s/>. <text:s/>. <text:s/>. <text:s/>X <text:s/>. <text:s/>X <text:s/>. <text:s/>X <text:s/>. <text:s/>. <text:s/>. |</text:p>
      <text:p text:style-name="P1">| . <text:s/>. <text:s/>. <text:s/>6 <text:s/>. <text:s/>. <text:s/>. <text:s/>. <text:s/>. <text:s/>. <text:s/>X <text:s/>. <text:s/>X <text:s/>. <text:s/>. <text:s/>. <text:s/>. <text:s/>. <text:s/>. <text:s/>X |</text:p>
      <text:p text:style-name="P1">| . <text:s/>. <text:s/>5 <text:s/>X <text:s/>X <text:s/>X <text:s/>X <text:s/>X <text:s/>X <text:s/>. <text:s/>. <text:s/>. <text:s/>X <text:s/>X <text:s/>X <text:s/>. <text:s/>. <text:s/>. <text:s/>X <text:s/>. |</text:p>
      <text:p text:style-name="P1">| . <text:s/>4 <text:s/>X <text:s/>X <text:s/>X <text:s/>X <text:s/>X <text:s/>X <text:s/>X <text:s/>. <text:s/>. <text:s/>. <text:s/>X <text:s/>X <text:s/>X <text:s/>. <text:s/>X <text:s/>. <text:s/>. <text:s/>. |</text:p>
      <text:p text:style-name="P1">| X <text:s/>3 <text:s/>. <text:s/>. <text:s/>. <text:s/>. <text:s/>. <text:s/>. <text:s/>X <text:s/>. <text:s/>. <text:s/>. <text:s/>X <text:s/>X <text:s/>X <text:s/>. <text:s/>. <text:s/>X <text:s/>. <text:s/>. |</text:p>
      <text:p text:style-name="P1">| X <text:s/>2 <text:s/>. <text:s/>. <text:s/>. <text:s/>. <text:s/>. <text:s/>. <text:s/>. <text:s/>. <text:s/>. <text:s/>. <text:s/>. <text:s/>. <text:s/>. <text:s/>. <text:s/>. <text:s/>. <text:s/>. <text:s/>X |</text:p>
      <text:p text:style-name="P1">| X <text:s/>1 <text:s/>. <text:s/>X <text:s/>X <text:s/>. <text:s/>X <text:s/>X <text:s/>X <text:s/>X <text:s/>. <text:s/>X <text:s/>. <text:s/>X <text:s/>X <text:s/>. <text:s/>. <text:s/>X <text:s/>. <text:s/>. |</text:p>
      <text:p text:style-name="P1">| 0 <text:s/>. <text:s/>. <text:s/>. <text:s/>. <text:s/>. <text:s/>X <text:s/>X <text:s/>X <text:s/>X <text:s/>. <text:s/>X <text:s/>. <text:s/>X <text:s/>X <text:s/>X <text:s/>. <text:s/>. <text:s/>. <text:s/>X |</text:p>
      <text:p text:style-name="P1">--------------------------------------------------------------</text:p>
      <text:p text:style-name="P1">--------------------------------------------------------------------------------------------------------------------------------------------------------------------------------------</text:p>
      <text:p text:style-name="P1">| <text:s/>1.00 <text:s text:c="3"/>1.00 <text:s text:c="3"/>1.00 <text:s text:c="3"/>1.00 <text:s text:c="3"/>1.00 <text:s text:c="3"/>1.00 <text:s text:c="3"/>1.00 <text:s text:c="3"/>1.00 <text:s text:c="3"/>1.00 <text:s text:c="3"/>1.00 <text:s text:c="3"/>1.00 <text:s text:c="3"/>1.00 <text:s text:c="3"/>0.89 <text:s text:c="3"/>1.00 <text:s text:c="3"/>0.81 <text:s text:c="3"/>1.00 <text:s text:c="3"/>1.00 <text:s text:c="3"/>0.56 <text:s text:c="3"/>0.76 <text:s text:c="2"/>[0.46] |</text:p>
      <text:p text:style-name="P1">| <text:s/>1.00 <text:s text:c="3"/>1.00 <text:s text:c="3"/>0.63 <text:s text:c="3"/>0.22 <text:s text:c="3"/>0.69 <text:s text:c="3"/>1.00 <text:s text:c="3"/>0.11 <text:s text:c="3"/>1.00 <text:s text:c="3"/>0.75 <text:s text:c="3"/>0.24 <text:s text:c="3"/>1.00 <text:s text:c="3"/>1.00 <text:s text:c="3"/>0.61 <text:s text:c="3"/>1.00 <text:s text:c="3"/>0.99 <text:s text:c="3"/>1.00 <text:s text:c="3"/>1.00 <text:s text:c="3"/>0.22 <text:s text:c="2"/>[0.13] <text:s text:c="2"/>1.00 <text:s/>|</text:p>
      <text:p text:style-name="P1">| <text:s/>1.00 <text:s text:c="3"/>1.00 <text:s text:c="3"/>0.15 <text:s text:c="3"/>0.29 <text:s text:c="3"/>0.36 <text:s text:c="3"/>0.22 <text:s text:c="3"/>0.30 <text:s text:c="3"/>1.00 <text:s text:c="3"/>0.29 <text:s text:c="3"/>0.44 <text:s text:c="3"/>1.00 <text:s text:c="3"/>1.00 <text:s text:c="3"/>0.97 <text:s text:c="3"/>0.02 <text:s text:c="3"/>0.02 <text:s text:c="3"/>0.21 <text:s text:c="3"/>1.00 <text:s text:c="2"/>[0.56] <text:s text:c="2"/>0.95 <text:s text:c="3"/>1.00 <text:s/>|</text:p>
      <text:p text:style-name="P1">| <text:s/>1.00 <text:s text:c="3"/>1.00 <text:s text:c="3"/>0.77 <text:s text:c="3"/>0.76 <text:s text:c="3"/>1.00 <text:s text:c="3"/>1.00 <text:s text:c="3"/>1.00 <text:s text:c="3"/>1.00 <text:s text:c="3"/>0.47 <text:s text:c="3"/>0.55 <text:s text:c="3"/>1.00 <text:s text:c="3"/>1.00 <text:s text:c="3"/>0.73 <text:s text:c="3"/>1.00 <text:s text:c="3"/>1.00 <text:s text:c="3"/>0.52 <text:s text:c="3"/>1.00 <text:s text:c="2"/>[0.09] <text:s text:c="2"/>0.99 <text:s text:c="3"/>1.00 <text:s/>|</text:p>
      <text:p text:style-name="P1">| <text:s/>1.00 <text:s text:c="3"/>1.00 <text:s text:c="3"/>0.98 <text:s text:c="3"/>0.28 <text:s text:c="3"/>0.74 <text:s text:c="3"/>0.18 <text:s text:c="3"/>1.00 <text:s text:c="3"/>0.73 <text:s text:c="3"/>0.65 <text:s text:c="3"/>0.02 <text:s text:c="3"/>0.22 <text:s text:c="3"/>0.64 <text:s text:c="3"/>0.51 <text:s text:c="3"/>1.00 <text:s text:c="3"/>1.00 <text:s text:c="3"/>0.65 <text:s text:c="3"/>0.78 <text:s text:c="2"/>[0.48] <text:s text:c="2"/>0.96 <text:s text:c="3"/>1.00 <text:s/>|</text:p>
      <text:p text:style-name="P1">| <text:s/>1.00 <text:s text:c="3"/>1.00 <text:s text:c="3"/>0.61 <text:s text:c="3"/>0.67 <text:s text:c="3"/>0.58 <text:s text:c="3"/>0.85 <text:s text:c="3"/>0.81 <text:s text:c="3"/>0.92 <text:s text:c="3"/>0.87 <text:s text:c="3"/>0.06 <text:s text:c="3"/>1.00 <text:s text:c="3"/>1.00 <text:s text:c="3"/>1.00 <text:s text:c="3"/>1.00 <text:s text:c="3"/>1.00 <text:s text:c="3"/>1.00 <text:s text:c="2"/>[0.26] <text:s text:c="2"/>0.94 <text:s text:c="3"/>0.40 <text:s text:c="3"/>1.00 <text:s/>|</text:p>
      <text:p text:style-name="P1">| <text:s/>1.00 <text:s text:c="3"/>1.00 <text:s text:c="3"/>0.14 <text:s text:c="3"/>0.28 <text:s text:c="3"/>0.74 <text:s text:c="3"/>0.94 <text:s text:c="3"/>1.00 <text:s text:c="3"/>1.00 <text:s text:c="3"/>1.00 <text:s text:c="3"/>0.93 <text:s text:c="3"/>1.00 <text:s text:c="3"/>1.00 <text:s text:c="3"/>1.00 <text:s text:c="3"/>1.00 <text:s text:c="3"/>0.33 <text:s text:c="2"/>[0.85] <text:s text:c="2"/>0.72 <text:s text:c="3"/>0.08 <text:s text:c="3"/>0.70 <text:s text:c="3"/>1.00 <text:s/>|</text:p>
      <text:p text:style-name="P1">| <text:s/>1.00 <text:s text:c="3"/>1.00 <text:s text:c="3"/>0.31 <text:s text:c="3"/>0.76 <text:s text:c="3"/>0.19 <text:s text:c="3"/>0.35 <text:s text:c="3"/>1.00 <text:s text:c="3"/>1.00 <text:s text:c="3"/>1.00 <text:s text:c="3"/>0.24 <text:s text:c="3"/>0.64 <text:s text:c="3"/>0.66 <text:s text:c="3"/>0.42 <text:s text:c="3"/>1.00 <text:s text:c="2"/>[0.39] <text:s text:c="2"/>1.00 <text:s text:c="3"/>1.00 <text:s text:c="3"/>0.22 <text:s text:c="3"/>0.74 <text:s text:c="3"/>1.00 <text:s/>|</text:p>
      <text:p text:style-name="P1">| <text:s/>1.00 <text:s text:c="3"/>1.00 <text:s text:c="3"/>0.12 <text:s text:c="3"/>1.00 <text:s text:c="3"/>0.29 <text:s text:c="3"/>0.66 <text:s text:c="3"/>1.00 <text:s text:c="3"/>1.00 <text:s text:c="3"/>1.00 <text:s text:c="2"/>[0.03] <text:s text:c="2"/>0.77 <text:s text:c="2"/>[0.06] <text:s/>[0.23] <text:s/>[0.79] <text:s text:c="2"/>1.00 <text:s text:c="3"/>0.10 <text:s text:c="3"/>0.54 <text:s text:c="3"/>0.72 <text:s text:c="3"/>0.79 <text:s text:c="3"/>1.00 <text:s/>|</text:p>
      <text:p text:style-name="P1">| <text:s/>1.00 <text:s text:c="3"/>1.00 <text:s text:c="3"/>0.58 <text:s text:c="3"/>0.68 <text:s text:c="3"/>0.23 <text:s text:c="3"/>1.00 <text:s text:c="3"/>1.00 <text:s text:c="3"/>1.00 <text:s text:c="2"/>[0.78] <text:s text:c="2"/>0.27 <text:s text:c="2"/><text:soft-page-break/>[0.24] <text:s text:c="2"/>0.77 <text:s text:c="3"/>0.32 <text:s text:c="3"/>0.37 <text:s text:c="3"/>0.31 <text:s text:c="3"/>0.46 <text:s text:c="3"/>0.34 <text:s text:c="3"/>0.55 <text:s text:c="3"/>1.00 <text:s text:c="3"/>1.00 <text:s/>|</text:p>
      <text:p text:style-name="P1">| <text:s/>1.00 <text:s text:c="3"/>0.58 <text:s text:c="3"/>0.42 <text:s text:c="3"/>0.70 <text:s text:c="3"/>0.84 <text:s text:c="2"/>[0.14] <text:s text:c="2"/>1.00 <text:s text:c="2"/>[0.00] <text:s text:c="2"/>1.00 <text:s text:c="3"/>0.51 <text:s text:c="3"/>0.89 <text:s text:c="3"/>1.00 <text:s text:c="3"/>1.00 <text:s text:c="3"/>0.38 <text:s text:c="3"/>1.00 <text:s text:c="3"/>1.00 <text:s text:c="3"/>0.63 <text:s text:c="3"/>0.85 <text:s text:c="3"/>1.00 <text:s text:c="3"/>1.00 <text:s/>|</text:p>
      <text:p text:style-name="P1">| <text:s/>0.41 <text:s text:c="3"/>0.84 <text:s text:c="3"/>0.31 <text:s text:c="3"/>0.42 <text:s text:c="2"/>[0.04] <text:s text:c="2"/>0.19 <text:s text:c="2"/>[0.60] <text:s text:c="2"/>1.00 <text:s text:c="3"/>1.00 <text:s text:c="3"/>0.75 <text:s text:c="3"/>0.03 <text:s text:c="3"/>0.96 <text:s text:c="3"/>1.00 <text:s text:c="3"/>0.63 <text:s text:c="3"/>1.00 <text:s text:c="3"/>1.00 <text:s text:c="3"/>0.83 <text:s text:c="3"/>0.48 <text:s text:c="3"/>1.00 <text:s text:c="3"/>1.00 <text:s/>|</text:p>
      <text:p text:style-name="P1">| <text:s/>0.10 <text:s text:c="3"/>0.91 <text:s text:c="3"/>0.46 <text:s text:c="3"/>0.66 <text:s text:c="2"/>[0.03] <text:s text:c="2"/>0.53 <text:s text:c="3"/>1.00 <text:s text:c="3"/>1.00 <text:s text:c="3"/>1.00 <text:s text:c="3"/>0.20 <text:s text:c="3"/>0.14 <text:s text:c="3"/>0.75 <text:s text:c="3"/>1.00 <text:s text:c="3"/>0.39 <text:s text:c="3"/>1.00 <text:s text:c="3"/>0.68 <text:s text:c="3"/>1.00 <text:s text:c="3"/>0.96 <text:s text:c="3"/>0.69 <text:s text:c="3"/>0.22 <text:s/>|</text:p>
      <text:p text:style-name="P1">| <text:s/>0.21 <text:s text:c="3"/>0.95 <text:s text:c="3"/>0.37 <text:s text:c="2"/>[0.42] <text:s text:c="2"/>0.27 <text:s text:c="3"/>0.87 <text:s text:c="3"/>0.58 <text:s text:c="3"/>0.44 <text:s text:c="3"/>0.73 <text:s text:c="3"/>0.42 <text:s text:c="3"/>1.00 <text:s text:c="3"/>0.14 <text:s text:c="3"/>1.00 <text:s text:c="3"/>0.49 <text:s text:c="3"/>0.61 <text:s text:c="3"/>0.91 <text:s text:c="3"/>0.36 <text:s text:c="3"/>0.71 <text:s text:c="3"/>0.87 <text:s text:c="3"/>1.00 <text:s/>|</text:p>
      <text:p text:style-name="P1">| <text:s/>0.14 <text:s text:c="3"/>0.58 <text:s text:c="2"/>[0.02] <text:s text:c="2"/>1.00 <text:s text:c="3"/>1.00 <text:s text:c="3"/>1.00 <text:s text:c="3"/>1.00 <text:s text:c="3"/>1.00 <text:s text:c="3"/>1.00 <text:s text:c="3"/>0.73 <text:s text:c="3"/>0.30 <text:s text:c="3"/>0.65 <text:s text:c="3"/>1.00 <text:s text:c="3"/>1.00 <text:s text:c="3"/>1.00 <text:s text:c="3"/>0.84 <text:s text:c="3"/>0.49 <text:s text:c="3"/>0.19 <text:s text:c="3"/>1.00 <text:s text:c="3"/>0.85 <text:s/>|</text:p>
      <text:p text:style-name="P1">| <text:s/>0.34 <text:s text:c="2"/>[0.53] <text:s text:c="2"/>1.00 <text:s text:c="3"/>1.00 <text:s text:c="3"/>1.00 <text:s text:c="3"/>1.00 <text:s text:c="3"/>1.00 <text:s text:c="3"/>1.00 <text:s text:c="3"/>1.00 <text:s text:c="3"/>0.58 <text:s text:c="3"/>0.92 <text:s text:c="3"/>0.70 <text:s text:c="3"/>1.00 <text:s text:c="3"/>1.00 <text:s text:c="3"/>1.00 <text:s text:c="3"/>0.21 <text:s text:c="3"/>1.00 <text:s text:c="3"/>0.11 <text:s text:c="3"/>0.77 <text:s text:c="3"/>0.48 <text:s/>|</text:p>
      <text:p text:style-name="P1">| <text:s/>1.00 <text:s text:c="2"/>[0.34] <text:s text:c="2"/>0.56 <text:s text:c="3"/>0.76 <text:s text:c="3"/>0.64 <text:s text:c="3"/>0.45 <text:s text:c="3"/>0.36 <text:s text:c="3"/>0.94 <text:s text:c="3"/>1.00 <text:s text:c="3"/>0.07 <text:s text:c="3"/>0.66 <text:s text:c="3"/>0.36 <text:s text:c="3"/>1.00 <text:s text:c="3"/>1.00 <text:s text:c="3"/>1.00 <text:s text:c="3"/>0.31 <text:s text:c="3"/>0.45 <text:s text:c="3"/>1.00 <text:s text:c="3"/>0.03 <text:s text:c="3"/>0.16 <text:s/>|</text:p>
      <text:p text:style-name="P1">| <text:s/>1.00 <text:s text:c="2"/>[0.23] <text:s text:c="2"/>0.62 <text:s text:c="3"/>0.30 <text:s text:c="3"/>0.41 <text:s text:c="3"/>0.72 <text:s text:c="3"/>0.59 <text:s text:c="3"/>0.88 <text:s text:c="3"/>0.60 <text:s text:c="3"/>0.85 <text:s text:c="3"/>0.94 <text:s text:c="3"/>0.84 <text:s text:c="3"/>0.79 <text:s text:c="3"/>0.96 <text:s text:c="3"/>0.27 <text:s text:c="3"/>0.63 <text:s text:c="3"/>0.05 <text:s text:c="3"/>0.10 <text:s text:c="3"/>0.31 <text:s text:c="3"/>1.00 <text:s/>|</text:p>
      <text:p text:style-name="P1">| <text:s/>1.00 <text:s text:c="2"/>[0.37] <text:s text:c="2"/>1.00 <text:s text:c="3"/>1.00 <text:s text:c="3"/>1.00 <text:s text:c="3"/>0.67 <text:s text:c="3"/>1.00 <text:s text:c="3"/>1.00 <text:s text:c="3"/>1.00 <text:s text:c="3"/>1.00 <text:s text:c="3"/>0.01 <text:s text:c="3"/>1.00 <text:s text:c="3"/>0.81 <text:s text:c="3"/>1.00 <text:s text:c="3"/>1.00 <text:s text:c="3"/>0.24 <text:s text:c="3"/>0.59 <text:s text:c="3"/>1.00 <text:s text:c="3"/>0.09 <text:s text:c="3"/>0.51 <text:s/>|</text:p>
      <text:p text:style-name="P1">| [0.35] <text:s text:c="2"/>0.40 <text:s text:c="3"/>0.20 <text:s text:c="3"/>0.10 <text:s text:c="3"/>0.36 <text:s text:c="3"/>0.89 <text:s text:c="3"/>1.00 <text:s text:c="3"/>1.00 <text:s text:c="3"/>1.00 <text:s text:c="3"/>1.00 <text:s text:c="3"/>0.95 <text:s text:c="3"/>1.00 <text:s text:c="3"/>0.56 <text:s text:c="3"/>1.00 <text:s text:c="3"/>1.00 <text:s text:c="3"/>1.00 <text:s text:c="3"/>0.19 <text:s text:c="3"/>0.16 <text:s text:c="3"/>0.85 <text:s text:c="3"/>1.00 <text:s/>|</text:p>
      <text:p text:style-name="P1">--------------------------------------------------------------------------------------------------------------------------------------------------------------------------------------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ugcem Oral</meta:initial-creator>
    <meta:creation-date>2011-01-27T04:00:22</meta:creation-date>
    <meta:document-statistic meta:table-count="0" meta:image-count="0" meta:object-count="0" meta:page-count="13" meta:paragraph-count="696" meta:word-count="12933" meta:character-count="44485"/>
    <dc:date>2011-01-27T04:02:04</dc:date>
    <dc:creator>Tugcem Oral</dc:creator>
    <meta:editing-duration>PT00H01M43S</meta:editing-duration>
    <meta:editing-cycles>1</meta:editing-cycles>
    <meta:generator>OpenOffice.org/3.2$Unix OpenOffice.org_project/320m19$Build-9505</meta:generator>
  </office:meta>
</office:document-meta>
</file>